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BFMC_MSTRG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211764705882353" calcext:value-type="float">
            <text:p>0,002117647058824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146493191" calcext:value-type="float">
            <text:p>0,14649319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117647058823529" calcext:value-type="float">
            <text:p>0,001176470588235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41898886" calcext:value-type="float">
            <text:p>0,04189888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529411764705882" calcext:value-type="float">
            <text:p>5,29E-04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41323142" calcext:value-type="float">
            <text:p>0,04132314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764705882352941" calcext:value-type="float">
            <text:p>7,65E-04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29094111" calcext:value-type="float">
            <text:p>0,02909411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76470588235294" calcext:value-type="float">
            <text:p>1,76E-04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26650331" calcext:value-type="float">
            <text:p>0,02665033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488235294117647" calcext:value-type="float">
            <text:p>0,004882352941176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038752" calcext:value-type="float">
            <text:p>0,21038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270588235294118" calcext:value-type="float">
            <text:p>0,002705882352941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83047868" calcext:value-type="float">
            <text:p>0,0830478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211764705882353" calcext:value-type="float">
            <text:p>0,002117647058824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610867" calcext:value-type="float">
            <text:p>0,066108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264705882352941" calcext:value-type="float">
            <text:p>0,002647058823529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1339622" calcext:value-type="float">
            <text:p>0,0713396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211764705882353" calcext:value-type="float">
            <text:p>0,002117647058824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56795829" calcext:value-type="float">
            <text:p>0,0567958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101176470588235" calcext:value-type="float">
            <text:p>0,010117647058824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326628736" calcext:value-type="float">
            <text:p>0,32662873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776470588235294" calcext:value-type="float">
            <text:p>0,007764705882353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174777226" calcext:value-type="float">
            <text:p>0,17477722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670588235294118" calcext:value-type="float">
            <text:p>0,006705882352941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150805454" calcext:value-type="float">
            <text:p>0,15080545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482352941176471" calcext:value-type="float">
            <text:p>0,004823529411765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112765168" calcext:value-type="float">
            <text:p>0,1127651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476470588235294" calcext:value-type="float">
            <text:p>0,004764705882353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110772596" calcext:value-type="float">
            <text:p>0,11077259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93529411764706" calcext:value-type="float">
            <text:p>0,029352941176471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682566595" calcext:value-type="float">
            <text:p>0,68256659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173529411764706" calcext:value-type="float">
            <text:p>0,017352941176471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349641572" calcext:value-type="float">
            <text:p>0,34964157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29411764705882" calcext:value-type="float">
            <text:p>0,012941176470588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257035214" calcext:value-type="float">
            <text:p>0,25703521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159411764705882" calcext:value-type="float">
            <text:p>0,015941176470588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30205277" calcext:value-type="float">
            <text:p>0,302052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21176470588235" calcext:value-type="float">
            <text:p>0,012117647058824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235981732" calcext:value-type="float">
            <text:p>0,23598173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215882352941176" calcext:value-type="float">
            <text:p>0,021588235294118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555182168" calcext:value-type="float">
            <text:p>0,5551821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237647058823529" calcext:value-type="float">
            <text:p>0,023764705882353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462729336" calcext:value-type="float">
            <text:p>0,46272933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06470588235294" calcext:value-type="float">
            <text:p>0,020647058823529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398384015" calcext:value-type="float">
            <text:p>0,39838401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44117647058824" calcext:value-type="float">
            <text:p>0,014411764705882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284815546" calcext:value-type="float">
            <text:p>0,28481554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121176470588235" calcext:value-type="float">
            <text:p>0,012117647058824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236862568" calcext:value-type="float">
            <text:p>0,2368625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716138456" calcext:value-type="float">
            <text:p>0,71613845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57647058823529" calcext:value-type="float">
            <text:p>0,025764705882353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498835909" calcext:value-type="float">
            <text:p>0,49883590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222352941176471" calcext:value-type="float">
            <text:p>0,022235294117647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42571538" calcext:value-type="float">
            <text:p>0,4257153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46470588235294" calcext:value-type="float">
            <text:p>0,024647058823529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452510378" calcext:value-type="float">
            <text:p>0,45251037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05882352941176" calcext:value-type="float">
            <text:p>0,020588235294118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381976619" calcext:value-type="float">
            <text:p>0,38197661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448235294117647" calcext:value-type="float">
            <text:p>0,044823529411765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989024511" calcext:value-type="float">
            <text:p>0,98902451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404117647058824" calcext:value-type="float">
            <text:p>0,040411764705882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754420895" calcext:value-type="float">
            <text:p>0,75442089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223529411764706" calcext:value-type="float">
            <text:p>0,022352941176471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426901154" calcext:value-type="float">
            <text:p>0,42690115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238235294117647" calcext:value-type="float">
            <text:p>0,023823529411765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444856175" calcext:value-type="float">
            <text:p>0,44485617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07647058823529" calcext:value-type="float">
            <text:p>0,020764705882353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390772399" calcext:value-type="float">
            <text:p>0,39077239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274117647058824" calcext:value-type="float">
            <text:p>0,027411764705882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692812533" calcext:value-type="float">
            <text:p>0,69281253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198235294117647" calcext:value-type="float">
            <text:p>0,019823529411765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394890743" calcext:value-type="float">
            <text:p>0,39489074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47647058823529" calcext:value-type="float">
            <text:p>0,014764705882353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292724112" calcext:value-type="float">
            <text:p>0,29272411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145882352941177" calcext:value-type="float">
            <text:p>0,014588235294118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290857424" calcext:value-type="float">
            <text:p>0,29085742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35882352941177" calcext:value-type="float">
            <text:p>0,013588235294118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269436112" calcext:value-type="float">
            <text:p>0,26943611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333411764705882" calcext:value-type="float">
            <text:p>0,33341176470588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884888842" calcext:value-type="float">
            <text:p>5,88488884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313882352941177" calcext:value-type="float">
            <text:p>0,313882352941177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397772089" calcext:value-type="float">
            <text:p>5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315411764705882" calcext:value-type="float">
            <text:p>0,31541176470588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419392619" calcext:value-type="float">
            <text:p>5,41939261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315058823529412" calcext:value-type="float">
            <text:p>0,31505882352941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397108394" calcext:value-type="float">
            <text:p>5,39710839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324" calcext:value-type="float">
            <text:p>0,324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550286669" calcext:value-type="float">
            <text:p>5,55028666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333411764705882" calcext:value-type="float">
            <text:p>0,33341176470588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2.00125301638446" calcext:value-type="float">
            <text:p>2,00125301638446</text:p>
          </table:table-cell>
          <table:table-cell office:value-type="float" office:value="5.884888842" calcext:value-type="float">
            <text:p>5,88488884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313882352941177" calcext:value-type="float">
            <text:p>0,313882352941177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2.00125301638446" calcext:value-type="float">
            <text:p>2,0012530163844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315411764705882" calcext:value-type="float">
            <text:p>0,31541176470588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2.00125301638446" calcext:value-type="float">
            <text:p>2,0012530163844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315058823529412" calcext:value-type="float">
            <text:p>0,31505882352941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2.00125301638446" calcext:value-type="float">
            <text:p>2,0012530163844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324" calcext:value-type="float">
            <text:p>0,324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2.00125301638446" calcext:value-type="float">
            <text:p>2,0012530163844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</table:table>
      <table:table table:name="BFMC_RS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default-cell-style-name="Default"/>
        <table:table-column table:style-name="co14" table:default-cell-style-name="ce1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BFMC_MSTRGMT.A2:.A6])" office:value-type="float" office:value="20" calcext:value-type="float">
            <text:p>20</text:p>
          </table:table-cell>
          <table:table-cell table:formula="of:=AVERAGE([BFMC_MSTRGMT.B2:.B6])" office:value-type="float" office:value="5" calcext:value-type="float">
            <text:p>5</text:p>
          </table:table-cell>
          <table:table-cell table:formula="of:=AVERAGE([BFMC_MSTRGMT.C2:.C6])" office:value-type="float" office:value="5106.08490566038" calcext:value-type="float">
            <text:p>5106,08490566038</text:p>
          </table:table-cell>
          <table:table-cell table:formula="of:=AVERAGE([BFMC_MSTRGMT.D2:.D6])" office:value-type="float" office:value="0.383458646616541" calcext:value-type="float">
            <text:p>0,383458646616541</text:p>
          </table:table-cell>
          <table:table-cell table:formula="of:=AVERAGE([BFMC_MSTRGMT.E2:.E6])" office:value-type="float" office:value="0" calcext:value-type="float">
            <text:p>0</text:p>
          </table:table-cell>
          <table:table-cell table:formula="of:=AVERAGE([BFMC_MSTRGMT.F2:.F6])" office:value-type="float" office:value="0" calcext:value-type="float">
            <text:p>0</text:p>
          </table:table-cell>
          <table:table-cell table:formula="of:=AVERAGE([BFMC_MSTRGMT.G2:.G6])" office:value-type="float" office:value="0.0000470588235294117" calcext:value-type="float">
            <text:p>4,71E-05</text:p>
          </table:table-cell>
          <table:table-cell table:style-name="ce1" table:formula="of:=AVERAGE([BFMC_MSTRGMT.H2:.H6])" office:value-type="float" office:value="0.000952941176470588" calcext:value-type="float">
            <text:p>9,53E-04</text:p>
          </table:table-cell>
          <table:table-cell table:style-name="Default" table:formula="of:=AVERAGE([BFMC_MSTRGMT.I2:.I6])" office:value-type="float" office:value="0.00161935065513627" calcext:value-type="float">
            <text:p>0,001619350655136</text:p>
          </table:table-cell>
          <table:table-cell table:formula="of:=AVERAGE([BFMC_MSTRGMT.J2:.J6])" office:value-type="float" office:value="0.0678892509189968" calcext:value-type="float">
            <text:p>0,067889250918997</text:p>
          </table:table-cell>
          <table:table-cell table:style-name="ce1" table:formula="of:=AVERAGE([BFMC_MSTRGMT.K2:.K6])" office:value-type="float" office:value="0.115562471761074" calcext:value-type="float">
            <text:p>1,16E-01</text:p>
          </table:table-cell>
          <table:table-cell table:formula="of:=AVERAGE([BFMC_MSTRGMT.L2:.L6])" office:value-type="float" office:value="0" calcext:value-type="float">
            <text:p>0</text:p>
          </table:table-cell>
          <table:table-cell table:formula="of:=AVERAGE([BFMC_MSTRGMT.M2:.M6])" office:value-type="float" office:value="0.183451722680071" calcext:value-type="float">
            <text:p>0,183451722680071</text:p>
          </table:table-cell>
          <table:table-cell table:formula="of:=AVERAGE([BFMC_MSTRGMT.N2:.N6])" office:value-type="float" office:value="0.0570919322" calcext:value-type="float">
            <text:p>0,0570919322</text:p>
          </table:table-cell>
        </table:table-row>
        <table:table-row table:style-name="ro1">
          <table:table-cell table:formula="of:=AVERAGE([BFMC_MSTRGMT.A7:.A11])" office:value-type="float" office:value="20" calcext:value-type="float">
            <text:p>20</text:p>
          </table:table-cell>
          <table:table-cell table:formula="of:=AVERAGE([BFMC_MSTRGMT.B7:.B11])" office:value-type="float" office:value="10" calcext:value-type="float">
            <text:p>10</text:p>
          </table:table-cell>
          <table:table-cell table:formula="of:=AVERAGE([BFMC_MSTRGMT.C7:.C11])" office:value-type="float" office:value="5106.08490566038" calcext:value-type="float">
            <text:p>5106,08490566038</text:p>
          </table:table-cell>
          <table:table-cell table:formula="of:=AVERAGE([BFMC_MSTRGMT.D7:.D11])" office:value-type="float" office:value="0.796992481203008" calcext:value-type="float">
            <text:p>0,796992481203008</text:p>
          </table:table-cell>
          <table:table-cell table:formula="of:=AVERAGE([BFMC_MSTRGMT.E7:.E11])" office:value-type="float" office:value="0" calcext:value-type="float">
            <text:p>0</text:p>
          </table:table-cell>
          <table:table-cell table:formula="of:=AVERAGE([BFMC_MSTRGMT.F7:.F11])" office:value-type="float" office:value="0" calcext:value-type="float">
            <text:p>0</text:p>
          </table:table-cell>
          <table:table-cell table:formula="of:=AVERAGE([BFMC_MSTRGMT.G7:.G11])" office:value-type="float" office:value="0.000105882352941177" calcext:value-type="float">
            <text:p>1,06E-04</text:p>
          </table:table-cell>
          <table:table-cell table:style-name="ce1" table:formula="of:=AVERAGE([BFMC_MSTRGMT.H7:.H11])" office:value-type="float" office:value="0.00289411764705882" calcext:value-type="float">
            <text:p>2,89E-03</text:p>
          </table:table-cell>
          <table:table-cell table:style-name="Default" table:formula="of:=AVERAGE([BFMC_MSTRGMT.I7:.I11])" office:value-type="float" office:value="0.00124599659329141" calcext:value-type="float">
            <text:p>0,001245996593291</text:p>
          </table:table-cell>
          <table:table-cell table:formula="of:=AVERAGE([BFMC_MSTRGMT.J7:.J11])" office:value-type="float" office:value="0.140729443635488" calcext:value-type="float">
            <text:p>0,140729443635488</text:p>
          </table:table-cell>
          <table:table-cell table:formula="of:=AVERAGE([BFMC_MSTRGMT.K7:.K11])" office:value-type="float" office:value="0.228953794228627" calcext:value-type="float">
            <text:p>0,228953794228627</text:p>
          </table:table-cell>
          <table:table-cell table:formula="of:=AVERAGE([BFMC_MSTRGMT.L7:.L11])" office:value-type="float" office:value="0" calcext:value-type="float">
            <text:p>0</text:p>
          </table:table-cell>
          <table:table-cell table:formula="of:=AVERAGE([BFMC_MSTRGMT.M7:.M11])" office:value-type="float" office:value="0.369683237864114" calcext:value-type="float">
            <text:p>0,369683237864114</text:p>
          </table:table-cell>
          <table:table-cell table:formula="of:=AVERAGE([BFMC_MSTRGMT.N7:.N11])" office:value-type="float" office:value="0.0975359018" calcext:value-type="float">
            <text:p>0,0975359018</text:p>
          </table:table-cell>
        </table:table-row>
        <table:table-row table:style-name="ro1">
          <table:table-cell table:formula="of:=AVERAGE([BFMC_MSTRGMT.A12:.A16])" office:value-type="float" office:value="20" calcext:value-type="float">
            <text:p>20</text:p>
          </table:table-cell>
          <table:table-cell table:formula="of:=AVERAGE([BFMC_MSTRGMT.B12:.B16])" office:value-type="float" office:value="15" calcext:value-type="float">
            <text:p>15</text:p>
          </table:table-cell>
          <table:table-cell table:formula="of:=AVERAGE([BFMC_MSTRGMT.C12:.C16])" office:value-type="float" office:value="5106.08490566038" calcext:value-type="float">
            <text:p>5106,08490566038</text:p>
          </table:table-cell>
          <table:table-cell table:formula="of:=AVERAGE([BFMC_MSTRGMT.D12:.D16])" office:value-type="float" office:value="1.21553884711779" calcext:value-type="float">
            <text:p>1,21553884711779</text:p>
          </table:table-cell>
          <table:table-cell table:formula="of:=AVERAGE([BFMC_MSTRGMT.E12:.E16])" office:value-type="float" office:value="0" calcext:value-type="float">
            <text:p>0</text:p>
          </table:table-cell>
          <table:table-cell table:formula="of:=AVERAGE([BFMC_MSTRGMT.F12:.F16])" office:value-type="float" office:value="0" calcext:value-type="float">
            <text:p>0</text:p>
          </table:table-cell>
          <table:table-cell table:formula="of:=AVERAGE([BFMC_MSTRGMT.G12:.G16])" office:value-type="float" office:value="0.0000823529411764705" calcext:value-type="float">
            <text:p>8,24E-05</text:p>
          </table:table-cell>
          <table:table-cell table:formula="of:=AVERAGE([BFMC_MSTRGMT.H12:.H16])" office:value-type="float" office:value="0.00683529411764706" calcext:value-type="float">
            <text:p>0,006835294117647</text:p>
          </table:table-cell>
          <table:table-cell table:formula="of:=AVERAGE([BFMC_MSTRGMT.I12:.I16])" office:value-type="float" office:value="0.000856091325995807" calcext:value-type="float">
            <text:p>8,56E-04</text:p>
          </table:table-cell>
          <table:table-cell table:formula="of:=AVERAGE([BFMC_MSTRGMT.J12:.J16])" office:value-type="float" office:value="0.21445042764764" calcext:value-type="float">
            <text:p>0,21445042764764</text:p>
          </table:table-cell>
          <table:table-cell table:formula="of:=AVERAGE([BFMC_MSTRGMT.K12:.K16])" office:value-type="float" office:value="0.332707426544535" calcext:value-type="float">
            <text:p>0,332707426544535</text:p>
          </table:table-cell>
          <table:table-cell table:formula="of:=AVERAGE([BFMC_MSTRGMT.L12:.L16])" office:value-type="float" office:value="0" calcext:value-type="float">
            <text:p>0</text:p>
          </table:table-cell>
          <table:table-cell table:formula="of:=AVERAGE([BFMC_MSTRGMT.M12:.M16])" office:value-type="float" office:value="0.547157854192176" calcext:value-type="float">
            <text:p>0,547157854192176</text:p>
          </table:table-cell>
          <table:table-cell table:formula="of:=AVERAGE([BFMC_MSTRGMT.N12:.N16])" office:value-type="float" office:value="0.175149836" calcext:value-type="float">
            <text:p>0,175149836</text:p>
          </table:table-cell>
        </table:table-row>
        <table:table-row table:style-name="ro1">
          <table:table-cell table:formula="of:=AVERAGE([BFMC_MSTRGMT.A17:.A21])" office:value-type="float" office:value="20" calcext:value-type="float">
            <text:p>20</text:p>
          </table:table-cell>
          <table:table-cell table:formula="of:=AVERAGE([BFMC_MSTRGMT.B17:.B21])" office:value-type="float" office:value="20" calcext:value-type="float">
            <text:p>20</text:p>
          </table:table-cell>
          <table:table-cell table:formula="of:=AVERAGE([BFMC_MSTRGMT.C17:.C21])" office:value-type="float" office:value="5106.08490566038" calcext:value-type="float">
            <text:p>5106,08490566038</text:p>
          </table:table-cell>
          <table:table-cell table:formula="of:=AVERAGE([BFMC_MSTRGMT.D17:.D21])" office:value-type="float" office:value="1.63408521303258" calcext:value-type="float">
            <text:p>1,63408521303258</text:p>
          </table:table-cell>
          <table:table-cell table:formula="of:=AVERAGE([BFMC_MSTRGMT.E17:.E21])" office:value-type="float" office:value="0" calcext:value-type="float">
            <text:p>0</text:p>
          </table:table-cell>
          <table:table-cell table:formula="of:=AVERAGE([BFMC_MSTRGMT.F17:.F21])" office:value-type="float" office:value="0" calcext:value-type="float">
            <text:p>0</text:p>
          </table:table-cell>
          <table:table-cell table:formula="of:=AVERAGE([BFMC_MSTRGMT.G17:.G21])" office:value-type="float" office:value="0.0000470588235294116" calcext:value-type="float">
            <text:p>4,71E-05</text:p>
          </table:table-cell>
          <table:table-cell table:formula="of:=AVERAGE([BFMC_MSTRGMT.H17:.H21])" office:value-type="float" office:value="0.0175411764705882" calcext:value-type="float">
            <text:p>0,017541176470588</text:p>
          </table:table-cell>
          <table:table-cell table:formula="of:=AVERAGE([BFMC_MSTRGMT.I17:.I21])" office:value-type="float" office:value="0.00046618605870021" calcext:value-type="float">
            <text:p>4,66E-04</text:p>
          </table:table-cell>
          <table:table-cell table:formula="of:=AVERAGE([BFMC_MSTRGMT.J17:.J21])" office:value-type="float" office:value="0.288171411659793" calcext:value-type="float">
            <text:p>0,288171411659793</text:p>
          </table:table-cell>
          <table:table-cell table:formula="of:=AVERAGE([BFMC_MSTRGMT.K17:.K21])" office:value-type="float" office:value="0.436461058860444" calcext:value-type="float">
            <text:p>0,436461058860444</text:p>
          </table:table-cell>
          <table:table-cell table:formula="of:=AVERAGE([BFMC_MSTRGMT.L17:.L21])" office:value-type="float" office:value="0" calcext:value-type="float">
            <text:p>0</text:p>
          </table:table-cell>
          <table:table-cell table:formula="of:=AVERAGE([BFMC_MSTRGMT.M17:.M21])" office:value-type="float" office:value="0.724632470520237" calcext:value-type="float">
            <text:p>0,724632470520237</text:p>
          </table:table-cell>
          <table:table-cell table:formula="of:=AVERAGE([BFMC_MSTRGMT.N17:.N21])" office:value-type="float" office:value="0.3654555766" calcext:value-type="float">
            <text:p>0,3654555766</text:p>
          </table:table-cell>
        </table:table-row>
        <table:table-row table:style-name="ro1">
          <table:table-cell table:formula="of:=AVERAGE([BFMC_MSTRGMT.A22:.A26])" office:value-type="float" office:value="20" calcext:value-type="float">
            <text:p>20</text:p>
          </table:table-cell>
          <table:table-cell table:formula="of:=AVERAGE([BFMC_MSTRGMT.B22:.B26])" office:value-type="float" office:value="25" calcext:value-type="float">
            <text:p>25</text:p>
          </table:table-cell>
          <table:table-cell table:formula="of:=AVERAGE([BFMC_MSTRGMT.C22:.C26])" office:value-type="float" office:value="5109.08867924528" calcext:value-type="float">
            <text:p>5109,08867924528</text:p>
          </table:table-cell>
          <table:table-cell table:formula="of:=AVERAGE([BFMC_MSTRGMT.D22:.D26])" office:value-type="float" office:value="1.67919799498747" calcext:value-type="float">
            <text:p>1,67919799498747</text:p>
          </table:table-cell>
          <table:table-cell table:formula="of:=AVERAGE([BFMC_MSTRGMT.E22:.E26])" office:value-type="float" office:value="0" calcext:value-type="float">
            <text:p>0</text:p>
          </table:table-cell>
          <table:table-cell table:formula="of:=AVERAGE([BFMC_MSTRGMT.F22:.F26])" office:value-type="float" office:value="0" calcext:value-type="float">
            <text:p>0</text:p>
          </table:table-cell>
          <table:table-cell table:formula="of:=AVERAGE([BFMC_MSTRGMT.G22:.G26])" office:value-type="float" office:value="0.0000470588235294117" calcext:value-type="float">
            <text:p>4,71E-05</text:p>
          </table:table-cell>
          <table:table-cell table:formula="of:=AVERAGE([BFMC_MSTRGMT.H22:.H26])" office:value-type="float" office:value="0.0185058823529412" calcext:value-type="float">
            <text:p>0,018505882352941</text:p>
          </table:table-cell>
          <table:table-cell table:formula="of:=AVERAGE([BFMC_MSTRGMT.I22:.I26])" office:value-type="float" office:value="0.000614558752620545" calcext:value-type="float">
            <text:p>6,15E-04</text:p>
          </table:table-cell>
          <table:table-cell table:formula="of:=AVERAGE([BFMC_MSTRGMT.J22:.J26])" office:value-type="float" office:value="0.296150953224378" calcext:value-type="float">
            <text:p>0,296150953224378</text:p>
          </table:table-cell>
          <table:table-cell table:formula="of:=AVERAGE([BFMC_MSTRGMT.K22:.K26])" office:value-type="float" office:value="0.561661220773162" calcext:value-type="float">
            <text:p>0,561661220773162</text:p>
          </table:table-cell>
          <table:table-cell table:formula="of:=AVERAGE([BFMC_MSTRGMT.L22:.L26])" office:value-type="float" office:value="0" calcext:value-type="float">
            <text:p>0</text:p>
          </table:table-cell>
          <table:table-cell table:formula="of:=AVERAGE([BFMC_MSTRGMT.M22:.M26])" office:value-type="float" office:value="0.85781217399754" calcext:value-type="float">
            <text:p>0,85781217399754</text:p>
          </table:table-cell>
          <table:table-cell table:formula="of:=AVERAGE([BFMC_MSTRGMT.N22:.N26])" office:value-type="float" office:value="0.3875947266" calcext:value-type="float">
            <text:p>0,3875947266</text:p>
          </table:table-cell>
        </table:table-row>
        <table:table-row table:style-name="ro1">
          <table:table-cell table:formula="of:=AVERAGE([BFMC_MSTRGMT.A7:.A11])" office:value-type="float" office:value="20" calcext:value-type="float">
            <text:p>20</text:p>
          </table:table-cell>
          <table:table-cell table:formula="of:=AVERAGE([BFMC_MSTRGMT.B27:.B31])" office:value-type="float" office:value="30" calcext:value-type="float">
            <text:p>30</text:p>
          </table:table-cell>
          <table:table-cell table:formula="of:=AVERAGE([BFMC_MSTRGMT.C27:.C31])" office:value-type="float" office:value="5048.11521857339" calcext:value-type="float">
            <text:p>5048,11521857339</text:p>
          </table:table-cell>
          <table:table-cell table:formula="of:=AVERAGE([BFMC_MSTRGMT.D27:.D31])" office:value-type="float" office:value="1.76441102756892" calcext:value-type="float">
            <text:p>1,76441102756892</text:p>
          </table:table-cell>
          <table:table-cell table:formula="of:=AVERAGE([BFMC_MSTRGMT.E27:.E31])" office:value-type="float" office:value="0" calcext:value-type="float">
            <text:p>0</text:p>
          </table:table-cell>
          <table:table-cell table:formula="of:=AVERAGE([BFMC_MSTRGMT.F27:.F31])" office:value-type="float" office:value="0" calcext:value-type="float">
            <text:p>0</text:p>
          </table:table-cell>
          <table:table-cell table:formula="of:=AVERAGE([BFMC_MSTRGMT.G27:.G31])" office:value-type="float" office:value="0.0000235294117647059" calcext:value-type="float">
            <text:p>2,35E-05</text:p>
          </table:table-cell>
          <table:table-cell table:formula="of:=AVERAGE([BFMC_MSTRGMT.H27:.H31])" office:value-type="float" office:value="0.0248470588235294" calcext:value-type="float">
            <text:p>0,024847058823529</text:p>
          </table:table-cell>
          <table:table-cell table:formula="of:=AVERAGE([BFMC_MSTRGMT.I27:.I31])" office:value-type="float" office:value="0.000651893605870021" calcext:value-type="float">
            <text:p>6,52E-04</text:p>
          </table:table-cell>
          <table:table-cell table:formula="of:=AVERAGE([BFMC_MSTRGMT.J27:.J31])" office:value-type="float" office:value="0.311180593003116" calcext:value-type="float">
            <text:p>0,311180593003116</text:p>
          </table:table-cell>
          <table:table-cell table:formula="of:=AVERAGE([BFMC_MSTRGMT.K27:.K31])" office:value-type="float" office:value="0.629437700882744" calcext:value-type="float">
            <text:p>0,629437700882744</text:p>
          </table:table-cell>
          <table:table-cell table:formula="of:=AVERAGE([BFMC_MSTRGMT.L27:.L31])" office:value-type="float" office:value="0" calcext:value-type="float">
            <text:p>0</text:p>
          </table:table-cell>
          <table:table-cell table:formula="of:=AVERAGE([BFMC_MSTRGMT.M27:.M31])" office:value-type="float" office:value="0.94061829388586" calcext:value-type="float">
            <text:p>0,94061829388586</text:p>
          </table:table-cell>
          <table:table-cell table:formula="of:=AVERAGE([BFMC_MSTRGMT.N27:.N31])" office:value-type="float" office:value="0.4950353484" calcext:value-type="float">
            <text:p>0,4950353484</text:p>
          </table:table-cell>
        </table:table-row>
        <table:table-row table:style-name="ro1">
          <table:table-cell table:formula="of:=AVERAGE([BFMC_MSTRGMT.A32:.A36])" office:value-type="float" office:value="20" calcext:value-type="float">
            <text:p>20</text:p>
          </table:table-cell>
          <table:table-cell table:formula="of:=AVERAGE([BFMC_MSTRGMT.B32:.B36])" office:value-type="float" office:value="35" calcext:value-type="float">
            <text:p>35</text:p>
          </table:table-cell>
          <table:table-cell table:formula="of:=AVERAGE([BFMC_MSTRGMT.C32:.C36])" office:value-type="float" office:value="5109.08867924528" calcext:value-type="float">
            <text:p>5109,08867924528</text:p>
          </table:table-cell>
          <table:table-cell table:formula="of:=AVERAGE([BFMC_MSTRGMT.D32:.D36])" office:value-type="float" office:value="1.84962406015038" calcext:value-type="float">
            <text:p>1,84962406015038</text:p>
          </table:table-cell>
          <table:table-cell table:formula="of:=AVERAGE([BFMC_MSTRGMT.E32:.E36])" office:value-type="float" office:value="0" calcext:value-type="float">
            <text:p>0</text:p>
          </table:table-cell>
          <table:table-cell table:formula="of:=AVERAGE([BFMC_MSTRGMT.F32:.F36])" office:value-type="float" office:value="0" calcext:value-type="float">
            <text:p>0</text:p>
          </table:table-cell>
          <table:table-cell table:formula="of:=AVERAGE([BFMC_MSTRGMT.G32:.G36])" office:value-type="float" office:value="0.0000705882352941175" calcext:value-type="float">
            <text:p>7,06E-05</text:p>
          </table:table-cell>
          <table:table-cell table:formula="of:=AVERAGE([BFMC_MSTRGMT.H32:.H36])" office:value-type="float" office:value="0.0304352941176471" calcext:value-type="float">
            <text:p>0,030435294117647</text:p>
          </table:table-cell>
          <table:table-cell table:formula="of:=AVERAGE([BFMC_MSTRGMT.I32:.I36])" office:value-type="float" office:value="0.000826434329140461" calcext:value-type="float">
            <text:p>8,26E-04</text:p>
          </table:table-cell>
          <table:table-cell table:formula="of:=AVERAGE([BFMC_MSTRGMT.J32:.J36])" office:value-type="float" office:value="0.326234422176739" calcext:value-type="float">
            <text:p>0,326234422176739</text:p>
          </table:table-cell>
          <table:table-cell table:formula="of:=AVERAGE([BFMC_MSTRGMT.K32:.K36])" office:value-type="float" office:value="0.769168485404979" calcext:value-type="float">
            <text:p>0,769168485404979</text:p>
          </table:table-cell>
          <table:table-cell table:formula="of:=AVERAGE([BFMC_MSTRGMT.L32:.L36])" office:value-type="float" office:value="0" calcext:value-type="float">
            <text:p>0</text:p>
          </table:table-cell>
          <table:table-cell table:formula="of:=AVERAGE([BFMC_MSTRGMT.M32:.M36])" office:value-type="float" office:value="1.09540290758172" calcext:value-type="float">
            <text:p>1,09540290758172</text:p>
          </table:table-cell>
          <table:table-cell table:formula="of:=AVERAGE([BFMC_MSTRGMT.N32:.N36])" office:value-type="float" office:value="0.6011950268" calcext:value-type="float">
            <text:p>0,6011950268</text:p>
          </table:table-cell>
        </table:table-row>
        <table:table-row table:style-name="ro1">
          <table:table-cell table:formula="of:=AVERAGE([BFMC_MSTRGMT.A37:.A41])" office:value-type="float" office:value="20" calcext:value-type="float">
            <text:p>20</text:p>
          </table:table-cell>
          <table:table-cell table:formula="of:=AVERAGE([BFMC_MSTRGMT.B37:.B41])" office:value-type="float" office:value="40" calcext:value-type="float">
            <text:p>40</text:p>
          </table:table-cell>
          <table:table-cell table:formula="of:=AVERAGE([BFMC_MSTRGMT.C37:.C41])" office:value-type="float" office:value="5109.08867924528" calcext:value-type="float">
            <text:p>5109,08867924528</text:p>
          </table:table-cell>
          <table:table-cell table:formula="of:=AVERAGE([BFMC_MSTRGMT.D37:.D41])" office:value-type="float" office:value="1.93483709273183" calcext:value-type="float">
            <text:p>1,93483709273183</text:p>
          </table:table-cell>
          <table:table-cell table:formula="of:=AVERAGE([BFMC_MSTRGMT.E37:.E41])" office:value-type="float" office:value="0" calcext:value-type="float">
            <text:p>0</text:p>
          </table:table-cell>
          <table:table-cell table:formula="of:=AVERAGE([BFMC_MSTRGMT.F37:.F41])" office:value-type="float" office:value="0" calcext:value-type="float">
            <text:p>0</text:p>
          </table:table-cell>
          <table:table-cell table:formula="of:=AVERAGE([BFMC_MSTRGMT.G37:.G41])" office:value-type="float" office:value="0.0000705882352941177" calcext:value-type="float">
            <text:p>7,06E-05</text:p>
          </table:table-cell>
          <table:table-cell table:formula="of:=AVERAGE([BFMC_MSTRGMT.H37:.H41])" office:value-type="float" office:value="0.0180352941176471" calcext:value-type="float">
            <text:p>0,018035294117647</text:p>
          </table:table-cell>
          <table:table-cell table:formula="of:=AVERAGE([BFMC_MSTRGMT.I37:.I41])" office:value-type="float" office:value="0.000932372117400419" calcext:value-type="float">
            <text:p>9,32E-04</text:p>
          </table:table-cell>
          <table:table-cell table:formula="of:=AVERAGE([BFMC_MSTRGMT.J37:.J41])" office:value-type="float" office:value="0.341276156652919" calcext:value-type="float">
            <text:p>0,341276156652919</text:p>
          </table:table-cell>
          <table:table-cell table:formula="of:=AVERAGE([BFMC_MSTRGMT.K37:.K41])" office:value-type="float" office:value="0.872922117720887" calcext:value-type="float">
            <text:p>0,872922117720887</text:p>
          </table:table-cell>
          <table:table-cell table:formula="of:=AVERAGE([BFMC_MSTRGMT.L37:.L41])" office:value-type="float" office:value="0" calcext:value-type="float">
            <text:p>0</text:p>
          </table:table-cell>
          <table:table-cell table:formula="of:=AVERAGE([BFMC_MSTRGMT.M37:.M41])" office:value-type="float" office:value="1.21419827437381" calcext:value-type="float">
            <text:p>1,21419827437381</text:p>
          </table:table-cell>
          <table:table-cell table:formula="of:=AVERAGE([BFMC_MSTRGMT.N37:.N41])" office:value-type="float" office:value="0.3881441848" calcext:value-type="float">
            <text:p>0,3881441848</text:p>
          </table:table-cell>
        </table:table-row>
        <table:table-row table:style-name="ro1">
          <table:table-cell table:formula="of:=AVERAGE([BFMC_MSTRGMT.A42:.A46])" office:value-type="float" office:value="20" calcext:value-type="float">
            <text:p>20</text:p>
          </table:table-cell>
          <table:table-cell table:formula="of:=AVERAGE([BFMC_MSTRGMT.B42:.B46])" office:value-type="float" office:value="45" calcext:value-type="float">
            <text:p>45</text:p>
          </table:table-cell>
          <table:table-cell table:formula="of:=AVERAGE([BFMC_MSTRGMT.C42:.C46])" office:value-type="float" office:value="5048.34729404509" calcext:value-type="float">
            <text:p>5048,34729404509</text:p>
          </table:table-cell>
          <table:table-cell table:formula="of:=AVERAGE([BFMC_MSTRGMT.D42:.D46])" office:value-type="float" office:value="1.97994987468672" calcext:value-type="float">
            <text:p>1,97994987468672</text:p>
          </table:table-cell>
          <table:table-cell table:formula="of:=AVERAGE([BFMC_MSTRGMT.E42:.E46])" office:value-type="float" office:value="0" calcext:value-type="float">
            <text:p>0</text:p>
          </table:table-cell>
          <table:table-cell table:formula="of:=AVERAGE([BFMC_MSTRGMT.F42:.F46])" office:value-type="float" office:value="0" calcext:value-type="float">
            <text:p>0</text:p>
          </table:table-cell>
          <table:table-cell table:formula="of:=AVERAGE([BFMC_MSTRGMT.G42:.G46])" office:value-type="float" office:value="0.000682352941176471" calcext:value-type="float">
            <text:p>6,82E-04</text:p>
          </table:table-cell>
          <table:table-cell table:formula="of:=AVERAGE([BFMC_MSTRGMT.H42:.H46])" office:value-type="float" office:value="0.320352941176471" calcext:value-type="float">
            <text:p>0,320352941176471</text:p>
          </table:table-cell>
          <table:table-cell table:formula="of:=AVERAGE([BFMC_MSTRGMT.I42:.I46])" office:value-type="float" office:value="0.000977840408805032" calcext:value-type="float">
            <text:p>9,78E-04</text:p>
          </table:table-cell>
          <table:table-cell table:formula="of:=AVERAGE([BFMC_MSTRGMT.J42:.J46])" office:value-type="float" office:value="0.349237556171341" calcext:value-type="float">
            <text:p>0,349237556171341</text:p>
          </table:table-cell>
          <table:table-cell table:formula="of:=AVERAGE([BFMC_MSTRGMT.K42:.K46])" office:value-type="float" office:value="0.944156551324115" calcext:value-type="float">
            <text:p>0,944156551324115</text:p>
          </table:table-cell>
          <table:table-cell table:formula="of:=AVERAGE([BFMC_MSTRGMT.L42:.L46])" office:value-type="float" office:value="0" calcext:value-type="float">
            <text:p>0</text:p>
          </table:table-cell>
          <table:table-cell table:formula="of:=AVERAGE([BFMC_MSTRGMT.M42:.M46])" office:value-type="float" office:value="1.29339410749546" calcext:value-type="float">
            <text:p>1,29339410749546</text:p>
          </table:table-cell>
          <table:table-cell table:formula="of:=AVERAGE([BFMC_MSTRGMT.N42:.N46])" office:value-type="float" office:value="5.5298897226" calcext:value-type="float">
            <text:p>5,5298897226</text:p>
          </table:table-cell>
        </table:table-row>
        <table:table-row table:style-name="ro1">
          <table:table-cell table:formula="of:=AVERAGE([BFMC_MSTRGMT.A47:.A51])" office:value-type="float" office:value="20" calcext:value-type="float">
            <text:p>20</text:p>
          </table:table-cell>
          <table:table-cell table:formula="of:=AVERAGE([BFMC_MSTRGMT.B47:.B51])" office:value-type="float" office:value="50" calcext:value-type="float">
            <text:p>50</text:p>
          </table:table-cell>
          <table:table-cell table:formula="of:=AVERAGE([BFMC_MSTRGMT.C47:.C51])" office:value-type="float" office:value="5048.34729404509" calcext:value-type="float">
            <text:p>5048,34729404509</text:p>
          </table:table-cell>
          <table:table-cell table:formula="of:=AVERAGE([BFMC_MSTRGMT.D47:.D51])" office:value-type="float" office:value="1.97994987468672" calcext:value-type="float">
            <text:p>1,97994987468672</text:p>
          </table:table-cell>
          <table:table-cell table:formula="of:=AVERAGE([BFMC_MSTRGMT.E47:.E51])" office:value-type="float" office:value="0" calcext:value-type="float">
            <text:p>0</text:p>
          </table:table-cell>
          <table:table-cell table:formula="of:=AVERAGE([BFMC_MSTRGMT.F47:.F51])" office:value-type="float" office:value="0" calcext:value-type="float">
            <text:p>0</text:p>
          </table:table-cell>
          <table:table-cell table:formula="of:=AVERAGE([BFMC_MSTRGMT.G47:.G51])" office:value-type="float" office:value="0.000682352941176471" calcext:value-type="float">
            <text:p>6,82E-04</text:p>
          </table:table-cell>
          <table:table-cell table:formula="of:=AVERAGE([BFMC_MSTRGMT.H47:.H51])" office:value-type="float" office:value="0.320352941176471" calcext:value-type="float">
            <text:p>0,320352941176471</text:p>
          </table:table-cell>
          <table:table-cell table:formula="of:=AVERAGE([BFMC_MSTRGMT.I47:.I51])" office:value-type="float" office:value="0.000977840408805032" calcext:value-type="float">
            <text:p>9,78E-04</text:p>
          </table:table-cell>
          <table:table-cell table:formula="of:=AVERAGE([BFMC_MSTRGMT.J47:.J51])" office:value-type="float" office:value="0.349237556171341" calcext:value-type="float">
            <text:p>0,349237556171341</text:p>
          </table:table-cell>
          <table:table-cell table:formula="of:=AVERAGE([BFMC_MSTRGMT.K47:.K51])" office:value-type="float" office:value="0.944156551324115" calcext:value-type="float">
            <text:p>0,944156551324115</text:p>
          </table:table-cell>
          <table:table-cell table:formula="of:=AVERAGE([BFMC_MSTRGMT.L47:.L51])" office:value-type="float" office:value="0" calcext:value-type="float">
            <text:p>0</text:p>
          </table:table-cell>
          <table:table-cell table:formula="of:=AVERAGE([BFMC_MSTRGMT.M47:.M51])" office:value-type="float" office:value="2.00125301638446" calcext:value-type="float">
            <text:p>2,00125301638446</text:p>
          </table:table-cell>
          <table:table-cell table:formula="of:=AVERAGE([BFMC_MSTRGMT.N47:.N51])" office:value-type="float" office:value="673.4951954396" calcext:value-type="float">
            <text:p>673,4951954396</text:p>
          </table:table-cell>
        </table:table-row>
      </table:table>
      <table:table table:name="Greedy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139870044" calcext:value-type="float">
            <text:p>0,139870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035070074" calcext:value-type="float">
            <text:p>0,035070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028968556" calcext:value-type="float">
            <text:p>0,028968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024760983" calcext:value-type="float">
            <text:p>0,0247609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025683819" calcext:value-type="float">
            <text:p>0,0256838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151359449" calcext:value-type="float">
            <text:p>0,151359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041858651" calcext:value-type="float">
            <text:p>0,041858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036783482" calcext:value-type="float">
            <text:p>0,036783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030566106" calcext:value-type="float">
            <text:p>0,030566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022455523" calcext:value-type="float">
            <text:p>0,0224555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201653319" calcext:value-type="float">
            <text:p>0,201653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062581963" calcext:value-type="float">
            <text:p>0,0625819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042175286" calcext:value-type="float">
            <text:p>0,042175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040641558" calcext:value-type="float">
            <text:p>0,040641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038434516" calcext:value-type="float">
            <text:p>0,03843451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705882352941177" calcext:value-type="float">
            <text:p>7,06E-04</text:p>
          </table:table-cell>
          <table:table-cell table:style-name="Default" office:value-type="float" office:value="0.00152941176470588" calcext:value-type="float">
            <text:p>0,001529411764706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212743407" calcext:value-type="float">
            <text:p>0,21274340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088470559" calcext:value-type="float">
            <text:p>0,08847055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058445636" calcext:value-type="float">
            <text:p>0,05844563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042130565" calcext:value-type="float">
            <text:p>0,04213056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041785614" calcext:value-type="float">
            <text:p>0,0417856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234626548" calcext:value-type="float">
            <text:p>0,234626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076336002" calcext:value-type="float">
            <text:p>0,076336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06721189" calcext:value-type="float">
            <text:p>0,06721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060415892" calcext:value-type="float">
            <text:p>0,060415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050529364" calcext:value-type="float">
            <text:p>0,050529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64705882352941" calcext:value-type="float">
            <text:p>0,001647058823529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255981548" calcext:value-type="float">
            <text:p>0,255981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078081513" calcext:value-type="float">
            <text:p>0,0780815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063060659" calcext:value-type="float">
            <text:p>0,0630606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057988955" calcext:value-type="float">
            <text:p>0,0579889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054177409" calcext:value-type="float">
            <text:p>0,054177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office:value-type="float" office:value="0.000647058823529412" calcext:value-type="float">
            <text:p>6,47E-04</text:p>
          </table:table-cell>
          <table:table-cell table:style-name="Default" office:value-type="float" office:value="0.00170588235294118" calcext:value-type="float">
            <text:p>0,001705882352941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265697973" calcext:value-type="float">
            <text:p>0,265697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09213847" calcext:value-type="float">
            <text:p>0,092138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075627808" calcext:value-type="float">
            <text:p>0,075627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066337882" calcext:value-type="float">
            <text:p>0,066337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058190373" calcext:value-type="float">
            <text:p>0,058190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office:value-type="float" office:value="0.000647058823529412" calcext:value-type="float">
            <text:p>6,47E-04</text:p>
          </table:table-cell>
          <table:table-cell table:style-name="Default" office:value-type="float" office:value="0.00194117647058824" calcext:value-type="float">
            <text:p>0,001941176470588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281712593" calcext:value-type="float">
            <text:p>0,281712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099126867" calcext:value-type="float">
            <text:p>0,099126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0902482" calcext:value-type="float">
            <text:p>0,0902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089269544" calcext:value-type="float">
            <text:p>0,0892695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088751833" calcext:value-type="float">
            <text:p>0,088751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588235294117647" calcext:value-type="float">
            <text:p>5,88E-04</text:p>
          </table:table-cell>
          <table:table-cell table:style-name="Default" office:value-type="float" office:value="0.00170588235294118" calcext:value-type="float">
            <text:p>0,001705882352941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285191719" calcext:value-type="float">
            <text:p>0,2851917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111064375" calcext:value-type="float">
            <text:p>0,111064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095676747" calcext:value-type="float">
            <text:p>0,0956767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068138264" calcext:value-type="float">
            <text:p>0,068138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079597774" calcext:value-type="float">
            <text:p>0,0795977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0.781190740740741" calcext:value-type="float">
            <text:p>0,781190740740741</text:p>
          </table:table-cell>
          <table:table-cell office:value-type="float" office:value="70" calcext:value-type="float">
            <text:p>70</text:p>
          </table:table-cell>
          <table:table-cell office:value-type="float" office:value="0.0169860838758983" calcext:value-type="float">
            <text:p>0,016986083875898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table:style-name="Default" office:value-type="float" office:value="0.00233333333333333" calcext:value-type="float">
            <text:p>0,002333333333333</text:p>
          </table:table-cell>
          <table:table-cell office:value-type="float" office:value="0.00152641806603774" calcext:value-type="float">
            <text:p>0,001526418066038</text:p>
          </table:table-cell>
          <table:table-cell office:value-type="float" office:value="0.137993035097635" calcext:value-type="float">
            <text:p>0,137993035097635</text:p>
          </table:table-cell>
          <table:table-cell office:value-type="float" office:value="1.17712616564427" calcext:value-type="float">
            <text:p>1,17712616564427</text:p>
          </table:table-cell>
          <table:table-cell office:value-type="float" office:value="6.11499019532338" calcext:value-type="float">
            <text:p>6,11499019532338</text:p>
          </table:table-cell>
          <table:table-cell office:value-type="float" office:value="4.43010939606529" calcext:value-type="float">
            <text:p>4,43010939606529</text:p>
          </table:table-cell>
          <table:table-cell office:value-type="float" office:value="0.253193763" calcext:value-type="float">
            <text:p>0,2531937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0.781190740740741" calcext:value-type="float">
            <text:p>0,781190740740741</text:p>
          </table:table-cell>
          <table:table-cell office:value-type="float" office:value="70" calcext:value-type="float">
            <text:p>70</text:p>
          </table:table-cell>
          <table:table-cell office:value-type="float" office:value="0.0169860838758983" calcext:value-type="float">
            <text:p>0,016986083875898</text:p>
          </table:table-cell>
          <table:table-cell office:value-type="float" office:value="0.000555555555555556" calcext:value-type="float">
            <text:p>5,56E-04</text:p>
          </table:table-cell>
          <table:table-cell table:style-name="Default" office:value-type="float" office:value="0.00133333333333333" calcext:value-type="float">
            <text:p>0,001333333333333</text:p>
          </table:table-cell>
          <table:table-cell office:value-type="float" office:value="0.00152641806603774" calcext:value-type="float">
            <text:p>0,001526418066038</text:p>
          </table:table-cell>
          <table:table-cell office:value-type="float" office:value="0.137993035097635" calcext:value-type="float">
            <text:p>0,137993035097635</text:p>
          </table:table-cell>
          <table:table-cell office:value-type="float" office:value="1.17712616564427" calcext:value-type="float">
            <text:p>1,17712616564427</text:p>
          </table:table-cell>
          <table:table-cell office:value-type="float" office:value="6.11499019532338" calcext:value-type="float">
            <text:p>6,11499019532338</text:p>
          </table:table-cell>
          <table:table-cell office:value-type="float" office:value="4.43010939606529" calcext:value-type="float">
            <text:p>4,43010939606529</text:p>
          </table:table-cell>
          <table:table-cell office:value-type="float" office:value="0.07449007" calcext:value-type="float">
            <text:p>0,07449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0.781190740740741" calcext:value-type="float">
            <text:p>0,781190740740741</text:p>
          </table:table-cell>
          <table:table-cell office:value-type="float" office:value="70" calcext:value-type="float">
            <text:p>70</text:p>
          </table:table-cell>
          <table:table-cell office:value-type="float" office:value="0.0169860838758983" calcext:value-type="float">
            <text:p>0,016986083875898</text:p>
          </table:table-cell>
          <table:table-cell office:value-type="float" office:value="0.000555555555555556" calcext:value-type="float">
            <text:p>5,56E-04</text:p>
          </table:table-cell>
          <table:table-cell table:style-name="Default" office:value-type="float" office:value="0.00133333333333333" calcext:value-type="float">
            <text:p>0,001333333333333</text:p>
          </table:table-cell>
          <table:table-cell office:value-type="float" office:value="0.00152641806603774" calcext:value-type="float">
            <text:p>0,001526418066038</text:p>
          </table:table-cell>
          <table:table-cell office:value-type="float" office:value="0.137993035097635" calcext:value-type="float">
            <text:p>0,137993035097635</text:p>
          </table:table-cell>
          <table:table-cell office:value-type="float" office:value="1.17712616564427" calcext:value-type="float">
            <text:p>1,17712616564427</text:p>
          </table:table-cell>
          <table:table-cell office:value-type="float" office:value="6.11499019532338" calcext:value-type="float">
            <text:p>6,11499019532338</text:p>
          </table:table-cell>
          <table:table-cell office:value-type="float" office:value="4.43010939606529" calcext:value-type="float">
            <text:p>4,43010939606529</text:p>
          </table:table-cell>
          <table:table-cell office:value-type="float" office:value="0.064726244" calcext:value-type="float">
            <text:p>0,064726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0.781190740740741" calcext:value-type="float">
            <text:p>0,781190740740741</text:p>
          </table:table-cell>
          <table:table-cell office:value-type="float" office:value="70" calcext:value-type="float">
            <text:p>70</text:p>
          </table:table-cell>
          <table:table-cell office:value-type="float" office:value="0.0169860838758983" calcext:value-type="float">
            <text:p>0,016986083875898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52641806603774" calcext:value-type="float">
            <text:p>0,001526418066038</text:p>
          </table:table-cell>
          <table:table-cell office:value-type="float" office:value="0.137993035097635" calcext:value-type="float">
            <text:p>0,137993035097635</text:p>
          </table:table-cell>
          <table:table-cell office:value-type="float" office:value="1.17712616564427" calcext:value-type="float">
            <text:p>1,17712616564427</text:p>
          </table:table-cell>
          <table:table-cell office:value-type="float" office:value="6.11499019532338" calcext:value-type="float">
            <text:p>6,11499019532338</text:p>
          </table:table-cell>
          <table:table-cell office:value-type="float" office:value="4.43010939606529" calcext:value-type="float">
            <text:p>4,43010939606529</text:p>
          </table:table-cell>
          <table:table-cell office:value-type="float" office:value="0.057929313" calcext:value-type="float">
            <text:p>0,0579293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0.781190740740741" calcext:value-type="float">
            <text:p>0,781190740740741</text:p>
          </table:table-cell>
          <table:table-cell office:value-type="float" office:value="70" calcext:value-type="float">
            <text:p>70</text:p>
          </table:table-cell>
          <table:table-cell office:value-type="float" office:value="0.0169860838758983" calcext:value-type="float">
            <text:p>0,016986083875898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152641806603774" calcext:value-type="float">
            <text:p>0,001526418066038</text:p>
          </table:table-cell>
          <table:table-cell office:value-type="float" office:value="0.137993035097635" calcext:value-type="float">
            <text:p>0,137993035097635</text:p>
          </table:table-cell>
          <table:table-cell office:value-type="float" office:value="1.17712616564427" calcext:value-type="float">
            <text:p>1,17712616564427</text:p>
          </table:table-cell>
          <table:table-cell office:value-type="float" office:value="6.11499019532338" calcext:value-type="float">
            <text:p>6,11499019532338</text:p>
          </table:table-cell>
          <table:table-cell office:value-type="float" office:value="4.43010939606529" calcext:value-type="float">
            <text:p>4,43010939606529</text:p>
          </table:table-cell>
          <table:table-cell office:value-type="float" office:value="0.056236007" calcext:value-type="float">
            <text:p>0,056236007</text:p>
          </table:table-cell>
        </table:table-row>
      </table:table>
      <table:table table:name="Greedy_MSTRGMT_AV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Greedy_MSTRGMT.A2:.A6])" office:value-type="float" office:value="20" calcext:value-type="float">
            <text:p>20</text:p>
          </table:table-cell>
          <table:table-cell table:formula="of:=AVERAGE([Greedy_MSTRGMT.B2:.B6])" office:value-type="float" office:value="5" calcext:value-type="float">
            <text:p>5</text:p>
          </table:table-cell>
          <table:table-cell table:formula="of:=AVERAGE([Greedy_MSTRGMT.C2:.C6])" office:value-type="float" office:value="5112.11132075472" calcext:value-type="float">
            <text:p>5112,11132075472</text:p>
          </table:table-cell>
          <table:table-cell table:formula="of:=AVERAGE([Greedy_MSTRGMT.D2:.D6])" office:value-type="float" office:value="0.295238095238095" calcext:value-type="float">
            <text:p>0,295238095238095</text:p>
          </table:table-cell>
          <table:table-cell table:formula="of:=AVERAGE([Greedy_MSTRGMT.E2:.E6])" office:value-type="float" office:value="0" calcext:value-type="float">
            <text:p>0</text:p>
          </table:table-cell>
          <table:table-cell table:formula="of:=AVERAGE([Greedy_MSTRGMT.F2:.F6])" office:value-type="float" office:value="0" calcext:value-type="float">
            <text:p>0</text:p>
          </table:table-cell>
          <table:table-cell table:formula="of:=AVERAGE([Greedy_MSTRGMT.G2:.G6])" office:value-type="float" office:value="0" calcext:value-type="float">
            <text:p>0,00E+00</text:p>
          </table:table-cell>
          <table:table-cell table:formula="of:=AVERAGE([Greedy_MSTRGMT.H2:.H6])" office:value-type="float" office:value="0.000364705882352941" calcext:value-type="float">
            <text:p>3,65E-04</text:p>
          </table:table-cell>
          <table:table-cell table:formula="of:=AVERAGE([Greedy_MSTRGMT.I2:.I6])" office:value-type="float" office:value="0.00185964023584906" calcext:value-type="float">
            <text:p>0,001859640235849</text:p>
          </table:table-cell>
          <table:table-cell table:formula="of:=AVERAGE([Greedy_MSTRGMT.J2:.J6])" office:value-type="float" office:value="0.0523783307640564" calcext:value-type="float">
            <text:p>0,052378330764056</text:p>
          </table:table-cell>
          <table:table-cell table:style-name="ce1" table:formula="of:=AVERAGE([Greedy_MSTRGMT.K2:.K6])" office:value-type="float" office:value="0.158123003000358" calcext:value-type="float">
            <text:p>1,58E-01</text:p>
          </table:table-cell>
          <table:table-cell table:formula="of:=AVERAGE([Greedy_MSTRGMT.L2:.L6])" office:value-type="float" office:value="0" calcext:value-type="float">
            <text:p>0</text:p>
          </table:table-cell>
          <table:table-cell table:formula="of:=AVERAGE([Greedy_MSTRGMT.M2:.M6])" office:value-type="float" office:value="0.210501333764414" calcext:value-type="float">
            <text:p>0,210501333764414</text:p>
          </table:table-cell>
          <table:table-cell table:formula="of:=AVERAGE([Greedy_MSTRGMT.N2:.N6])" office:value-type="float" office:value="0.0508706952" calcext:value-type="float">
            <text:p>0,05087069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7:.B11])" office:value-type="float" office:value="10" calcext:value-type="float">
            <text:p>10</text:p>
          </table:table-cell>
          <table:table-cell table:formula="of:=AVERAGE([Greedy_MSTRGMT.C7:.C11])" office:value-type="float" office:value="5115.11509433962" calcext:value-type="float">
            <text:p>5115,11509433962</text:p>
          </table:table-cell>
          <table:table-cell table:formula="of:=AVERAGE([Greedy_MSTRGMT.D7:.D11])" office:value-type="float" office:value="0.396992481203007" calcext:value-type="float">
            <text:p>0,396992481203007</text:p>
          </table:table-cell>
          <table:table-cell table:formula="of:=AVERAGE([Greedy_MSTRGMT.E7:.E11])" office:value-type="float" office:value="0" calcext:value-type="float">
            <text:p>0</text:p>
          </table:table-cell>
          <table:table-cell table:formula="of:=AVERAGE([Greedy_MSTRGMT.F7:.F11])" office:value-type="float" office:value="0" calcext:value-type="float">
            <text:p>0</text:p>
          </table:table-cell>
          <table:table-cell table:style-name="Default" table:formula="of:=AVERAGE([Greedy_MSTRGMT.G7:.G11])" office:value-type="float" office:value="0.0000117647058823529" calcext:value-type="float">
            <text:p>1,17647058823529E-05</text:p>
          </table:table-cell>
          <table:table-cell table:formula="of:=AVERAGE([Greedy_MSTRGMT.H7:.H11])" office:value-type="float" office:value="0.000482352941176471" calcext:value-type="float">
            <text:p>4,82E-04</text:p>
          </table:table-cell>
          <table:table-cell table:style-name="ce1" table:formula="of:=AVERAGE([Greedy_MSTRGMT.I7:.I11])" office:value-type="float" office:value="0.00184100825995807" calcext:value-type="float">
            <text:p>1,84E-03</text:p>
          </table:table-cell>
          <table:table-cell table:formula="of:=AVERAGE([Greedy_MSTRGMT.J7:.J11])" office:value-type="float" office:value="0.0703143441923208" calcext:value-type="float">
            <text:p>0,070314344192321</text:p>
          </table:table-cell>
          <table:table-cell table:formula="of:=AVERAGE([Greedy_MSTRGMT.K7:.K11])" office:value-type="float" office:value="0.228953794228627" calcext:value-type="float">
            <text:p>0,228953794228627</text:p>
          </table:table-cell>
          <table:table-cell table:formula="of:=AVERAGE([Greedy_MSTRGMT.L7:.L11])" office:value-type="float" office:value="0" calcext:value-type="float">
            <text:p>0</text:p>
          </table:table-cell>
          <table:table-cell table:formula="of:=AVERAGE([Greedy_MSTRGMT.M7:.M11])" office:value-type="float" office:value="0.299268138420948" calcext:value-type="float">
            <text:p>0,299268138420948</text:p>
          </table:table-cell>
          <table:table-cell table:formula="of:=AVERAGE([Greedy_MSTRGMT.N7:.N11])" office:value-type="float" office:value="0.0566046422" calcext:value-type="float">
            <text:p>0,0566046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12:.B16])" office:value-type="float" office:value="15" calcext:value-type="float">
            <text:p>15</text:p>
          </table:table-cell>
          <table:table-cell table:formula="of:=AVERAGE([Greedy_MSTRGMT.C12:.C16])" office:value-type="float" office:value="5143.18113207547" calcext:value-type="float">
            <text:p>5143,18113207547</text:p>
          </table:table-cell>
          <table:table-cell table:formula="of:=AVERAGE([Greedy_MSTRGMT.D12:.D16])" office:value-type="float" office:value="0.620125313283208" calcext:value-type="float">
            <text:p>0,620125313283208</text:p>
          </table:table-cell>
          <table:table-cell table:formula="of:=AVERAGE([Greedy_MSTRGMT.E12:.E16])" office:value-type="float" office:value="17" calcext:value-type="float">
            <text:p>17</text:p>
          </table:table-cell>
          <table:table-cell table:formula="of:=AVERAGE([Greedy_MSTRGMT.F12:.F16])" office:value-type="float" office:value="0.00385354913208473" calcext:value-type="float">
            <text:p>0,003853549132085</text:p>
          </table:table-cell>
          <table:table-cell table:formula="of:=AVERAGE([Greedy_MSTRGMT.G12:.G16])" office:value-type="float" office:value="0.0000941176470588233" calcext:value-type="float">
            <text:p>9,41E-05</text:p>
          </table:table-cell>
          <table:table-cell table:formula="of:=AVERAGE([Greedy_MSTRGMT.H12:.H16])" office:value-type="float" office:value="0.000588235294117647" calcext:value-type="float">
            <text:p>5,88E-04</text:p>
          </table:table-cell>
          <table:table-cell table:formula="of:=AVERAGE([Greedy_MSTRGMT.I12:.I16])" office:value-type="float" office:value="0.00207515222222222" calcext:value-type="float">
            <text:p>0,002075152222222</text:p>
          </table:table-cell>
          <table:table-cell table:formula="of:=AVERAGE([Greedy_MSTRGMT.J12:.J16])" office:value-type="float" office:value="0.109693942068607" calcext:value-type="float">
            <text:p>0,109693942068607</text:p>
          </table:table-cell>
          <table:table-cell table:formula="of:=AVERAGE([Greedy_MSTRGMT.K12:.K16])" office:value-type="float" office:value="0.644567560105639" calcext:value-type="float">
            <text:p>0,644567560105639</text:p>
          </table:table-cell>
          <table:table-cell table:formula="of:=AVERAGE([Greedy_MSTRGMT.L12:.L16])" office:value-type="float" office:value="1.3872776875505" calcext:value-type="float">
            <text:p>1,3872776875505</text:p>
          </table:table-cell>
          <table:table-cell table:formula="of:=AVERAGE([Greedy_MSTRGMT.M12:.M16])" office:value-type="float" office:value="2.14153918972475" calcext:value-type="float">
            <text:p>2,14153918972475</text:p>
          </table:table-cell>
          <table:table-cell table:formula="of:=AVERAGE([Greedy_MSTRGMT.N12:.N16])" office:value-type="float" office:value="0.0770973284" calcext:value-type="float">
            <text:p>0,07709732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17:.B21])" office:value-type="float" office:value="20" calcext:value-type="float">
            <text:p>20</text:p>
          </table:table-cell>
          <table:table-cell table:formula="of:=AVERAGE([Greedy_MSTRGMT.C17:.C21])" office:value-type="float" office:value="5146.08490566038" calcext:value-type="float">
            <text:p>5146,08490566038</text:p>
          </table:table-cell>
          <table:table-cell table:formula="of:=AVERAGE([Greedy_MSTRGMT.D17:.D21])" office:value-type="float" office:value="0.845206766917294" calcext:value-type="float">
            <text:p>0,845206766917294</text:p>
          </table:table-cell>
          <table:table-cell table:formula="of:=AVERAGE([Greedy_MSTRGMT.E17:.E21])" office:value-type="float" office:value="35" calcext:value-type="float">
            <text:p>35</text:p>
          </table:table-cell>
          <table:table-cell table:formula="of:=AVERAGE([Greedy_MSTRGMT.F17:.F21])" office:value-type="float" office:value="0.00811411064723457" calcext:value-type="float">
            <text:p>0,008114110647235</text:p>
          </table:table-cell>
          <table:table-cell table:formula="of:=AVERAGE([Greedy_MSTRGMT.G17:.G21])" office:value-type="float" office:value="0.000270588235294118" calcext:value-type="float">
            <text:p>2,71E-04</text:p>
          </table:table-cell>
          <table:table-cell table:formula="of:=AVERAGE([Greedy_MSTRGMT.H17:.H21])" office:value-type="float" office:value="0.000776470588235294" calcext:value-type="float">
            <text:p>7,76E-04</text:p>
          </table:table-cell>
          <table:table-cell table:formula="of:=AVERAGE([Greedy_MSTRGMT.I17:.I21])" office:value-type="float" office:value="0.00207383869496855" calcext:value-type="float">
            <text:p>0,002073838694969</text:p>
          </table:table-cell>
          <table:table-cell table:formula="of:=AVERAGE([Greedy_MSTRGMT.J17:.J21])" office:value-type="float" office:value="0.149375570769442" calcext:value-type="float">
            <text:p>0,149375570769442</text:p>
          </table:table-cell>
          <table:table-cell table:formula="of:=AVERAGE([Greedy_MSTRGMT.K17:.K21])" office:value-type="float" office:value="0.862542488807328" calcext:value-type="float">
            <text:p>0,862542488807328</text:p>
          </table:table-cell>
          <table:table-cell table:formula="of:=AVERAGE([Greedy_MSTRGMT.L17:.L21])" office:value-type="float" office:value="2.92107983300444" calcext:value-type="float">
            <text:p>2,92107983300444</text:p>
          </table:table-cell>
          <table:table-cell table:formula="of:=AVERAGE([Greedy_MSTRGMT.M17:.M21])" office:value-type="float" office:value="3.93299789258121" calcext:value-type="float">
            <text:p>3,93299789258121</text:p>
          </table:table-cell>
          <table:table-cell table:formula="of:=AVERAGE([Greedy_MSTRGMT.N17:.N21])" office:value-type="float" office:value="0.0887151562" calcext:value-type="float">
            <text:p>0,08871515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22:.B26])" office:value-type="float" office:value="25" calcext:value-type="float">
            <text:p>25</text:p>
          </table:table-cell>
          <table:table-cell table:formula="of:=AVERAGE([Greedy_MSTRGMT.C22:.C26])" office:value-type="float" office:value="5143.18113207547" calcext:value-type="float">
            <text:p>5143,18113207547</text:p>
          </table:table-cell>
          <table:table-cell table:formula="of:=AVERAGE([Greedy_MSTRGMT.D22:.D26])" office:value-type="float" office:value="0.991328320802005" calcext:value-type="float">
            <text:p>0,991328320802005</text:p>
          </table:table-cell>
          <table:table-cell table:formula="of:=AVERAGE([Greedy_MSTRGMT.E22:.E26])" office:value-type="float" office:value="35" calcext:value-type="float">
            <text:p>35</text:p>
          </table:table-cell>
          <table:table-cell table:formula="of:=AVERAGE([Greedy_MSTRGMT.F22:.F26])" office:value-type="float" office:value="0.00601573779508366" calcext:value-type="float">
            <text:p>0,006015737795084</text:p>
          </table:table-cell>
          <table:table-cell table:formula="of:=AVERAGE([Greedy_MSTRGMT.G22:.G26])" office:value-type="float" office:value="0.000164705882352941" calcext:value-type="float">
            <text:p>1,65E-04</text:p>
          </table:table-cell>
          <table:table-cell table:formula="of:=AVERAGE([Greedy_MSTRGMT.H22:.H26])" office:value-type="float" office:value="0.000717647058823529" calcext:value-type="float">
            <text:p>7,18E-04</text:p>
          </table:table-cell>
          <table:table-cell table:formula="of:=AVERAGE([Greedy_MSTRGMT.I22:.I26])" office:value-type="float" office:value="0.002205971860587" calcext:value-type="float">
            <text:p>0,002205971860587</text:p>
          </table:table-cell>
          <table:table-cell table:formula="of:=AVERAGE([Greedy_MSTRGMT.J22:.J26])" office:value-type="float" office:value="0.175160095796415" calcext:value-type="float">
            <text:p>0,175160095796415</text:p>
          </table:table-cell>
          <table:table-cell table:formula="of:=AVERAGE([Greedy_MSTRGMT.K22:.K26])" office:value-type="float" office:value="1.09915273844499" calcext:value-type="float">
            <text:p>1,09915273844499</text:p>
          </table:table-cell>
          <table:table-cell table:formula="of:=AVERAGE([Greedy_MSTRGMT.L22:.L26])" office:value-type="float" office:value="2.16566560623012" calcext:value-type="float">
            <text:p>2,16566560623012</text:p>
          </table:table-cell>
          <table:table-cell table:formula="of:=AVERAGE([Greedy_MSTRGMT.M22:.M26])" office:value-type="float" office:value="3.43997844047152" calcext:value-type="float">
            <text:p>3,43997844047152</text:p>
          </table:table-cell>
          <table:table-cell table:formula="of:=AVERAGE([Greedy_MSTRGMT.N22:.N26])" office:value-type="float" office:value="0.0978239392" calcext:value-type="float">
            <text:p>0,0978239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7:.B11])" office:value-type="float" office:value="10" calcext:value-type="float">
            <text:p>10</text:p>
          </table:table-cell>
          <table:table-cell table:formula="of:=AVERAGE([Greedy_MSTRGMT.C27:.C31])" office:value-type="float" office:value="5085.26427517717" calcext:value-type="float">
            <text:p>5085,26427517717</text:p>
          </table:table-cell>
          <table:table-cell table:formula="of:=AVERAGE([Greedy_MSTRGMT.D27:.D31])" office:value-type="float" office:value="1.24024644945698" calcext:value-type="float">
            <text:p>1,24024644945698</text:p>
          </table:table-cell>
          <table:table-cell table:formula="of:=AVERAGE([Greedy_MSTRGMT.E27:.E31])" office:value-type="float" office:value="35" calcext:value-type="float">
            <text:p>35</text:p>
          </table:table-cell>
          <table:table-cell table:formula="of:=AVERAGE([Greedy_MSTRGMT.F27:.F31])" office:value-type="float" office:value="0.00383088119601364" calcext:value-type="float">
            <text:p>0,003830881196014</text:p>
          </table:table-cell>
          <table:table-cell table:formula="of:=AVERAGE([Greedy_MSTRGMT.G27:.G31])" office:value-type="float" office:value="0.000129411764705882" calcext:value-type="float">
            <text:p>1,29E-04</text:p>
          </table:table-cell>
          <table:table-cell table:formula="of:=AVERAGE([Greedy_MSTRGMT.H27:.H31])" office:value-type="float" office:value="0.000717647058823529" calcext:value-type="float">
            <text:p>7,18E-04</text:p>
          </table:table-cell>
          <table:table-cell table:formula="of:=AVERAGE([Greedy_MSTRGMT.I27:.I31])" office:value-type="float" office:value="0.00208641134773672" calcext:value-type="float">
            <text:p>0,002086411347737</text:p>
          </table:table-cell>
          <table:table-cell table:style-name="ce1" table:formula="of:=AVERAGE([Greedy_MSTRGMT.J27:.J31])" office:value-type="float" office:value="0.219023283359871" calcext:value-type="float">
            <text:p>2,19E-01</text:p>
          </table:table-cell>
          <table:table-cell table:formula="of:=AVERAGE([Greedy_MSTRGMT.K27:.K31])" office:value-type="float" office:value="1.27075137689185" calcext:value-type="float">
            <text:p>1,27075137689185</text:p>
          </table:table-cell>
          <table:table-cell table:formula="of:=AVERAGE([Greedy_MSTRGMT.L27:.L31])" office:value-type="float" office:value="1.37911723056491" calcext:value-type="float">
            <text:p>1,37911723056491</text:p>
          </table:table-cell>
          <table:table-cell table:formula="of:=AVERAGE([Greedy_MSTRGMT.M27:.M31])" office:value-type="float" office:value="2.86889189081664" calcext:value-type="float">
            <text:p>2,86889189081664</text:p>
          </table:table-cell>
          <table:table-cell table:formula="of:=AVERAGE([Greedy_MSTRGMT.N27:.N31])" office:value-type="float" office:value="0.1018580168" calcext:value-type="float">
            <text:p>0,1018580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32:.B36])" office:value-type="float" office:value="35" calcext:value-type="float">
            <text:p>35</text:p>
          </table:table-cell>
          <table:table-cell table:formula="of:=AVERAGE([Greedy_MSTRGMT.C32:.C36])" office:value-type="float" office:value="5143.18113207547" calcext:value-type="float">
            <text:p>5143,18113207547</text:p>
          </table:table-cell>
          <table:table-cell table:formula="of:=AVERAGE([Greedy_MSTRGMT.D32:.D36])" office:value-type="float" office:value="1.46533625730994" calcext:value-type="float">
            <text:p>1,46533625730994</text:p>
          </table:table-cell>
          <table:table-cell table:formula="of:=AVERAGE([Greedy_MSTRGMT.E32:.E36])" office:value-type="float" office:value="52" calcext:value-type="float">
            <text:p>52</text:p>
          </table:table-cell>
          <table:table-cell table:formula="of:=AVERAGE([Greedy_MSTRGMT.F32:.F36])" office:value-type="float" office:value="0.00614853379611089" calcext:value-type="float">
            <text:p>0,006148533796111</text:p>
          </table:table-cell>
          <table:table-cell table:formula="of:=AVERAGE([Greedy_MSTRGMT.G32:.G36])" office:value-type="float" office:value="0.000258823529411765" calcext:value-type="float">
            <text:p>2,59E-04</text:p>
          </table:table-cell>
          <table:table-cell table:formula="of:=AVERAGE([Greedy_MSTRGMT.H32:.H36])" office:value-type="float" office:value="0.00083529411764706" calcext:value-type="float">
            <text:p>8,35E-04</text:p>
          </table:table-cell>
          <table:table-cell table:formula="of:=AVERAGE([Greedy_MSTRGMT.I32:.I36])" office:value-type="float" office:value="0.002150063139413" calcext:value-type="float">
            <text:p>0,002150063139413</text:p>
          </table:table-cell>
          <table:table-cell table:style-name="ce1" table:formula="of:=AVERAGE([Greedy_MSTRGMT.J32:.J36])" office:value-type="float" office:value="0.258717838295221" calcext:value-type="float">
            <text:p>2,59E-01</text:p>
          </table:table-cell>
          <table:table-cell table:formula="of:=AVERAGE([Greedy_MSTRGMT.K32:.K36])" office:value-type="float" office:value="1.50645138265274" calcext:value-type="float">
            <text:p>1,50645138265274</text:p>
          </table:table-cell>
          <table:table-cell table:formula="of:=AVERAGE([Greedy_MSTRGMT.L32:.L36])" office:value-type="float" office:value="2.21347216659992" calcext:value-type="float">
            <text:p>2,21347216659992</text:p>
          </table:table-cell>
          <table:table-cell table:formula="of:=AVERAGE([Greedy_MSTRGMT.M32:.M36])" office:value-type="float" office:value="3.97864138754788" calcext:value-type="float">
            <text:p>3,97864138754788</text:p>
          </table:table-cell>
          <table:table-cell table:formula="of:=AVERAGE([Greedy_MSTRGMT.N32:.N36])" office:value-type="float" office:value="0.1115985012" calcext:value-type="float">
            <text:p>0,1115985012</text:p>
          </table:table-cell>
        </table:table-row>
        <table:table-row table:style-name="ro1">
          <table:table-cell table:formula="of:=AVERAGE([Greedy_MSTRGMT.A37:.A41])" office:value-type="float" office:value="20" calcext:value-type="float">
            <text:p>20</text:p>
          </table:table-cell>
          <table:table-cell table:formula="of:=AVERAGE([Greedy_MSTRGMT.B37:.B41])" office:value-type="float" office:value="40" calcext:value-type="float">
            <text:p>40</text:p>
          </table:table-cell>
          <table:table-cell table:formula="of:=AVERAGE([Greedy_MSTRGMT.C37:.C41])" office:value-type="float" office:value="5143.18113207547" calcext:value-type="float">
            <text:p>5143,18113207547</text:p>
          </table:table-cell>
          <table:table-cell table:formula="of:=AVERAGE([Greedy_MSTRGMT.D37:.D41])" office:value-type="float" office:value="1.7193149540518" calcext:value-type="float">
            <text:p>1,7193149540518</text:p>
          </table:table-cell>
          <table:table-cell table:formula="of:=AVERAGE([Greedy_MSTRGMT.E37:.E41])" office:value-type="float" office:value="69" calcext:value-type="float">
            <text:p>69</text:p>
          </table:table-cell>
          <table:table-cell table:formula="of:=AVERAGE([Greedy_MSTRGMT.F37:.F41])" office:value-type="float" office:value="0.00773862846351528" calcext:value-type="float">
            <text:p>0,007738628463515</text:p>
          </table:table-cell>
          <table:table-cell table:formula="of:=AVERAGE([Greedy_MSTRGMT.G37:.G41])" office:value-type="float" office:value="0.000294117647058824" calcext:value-type="float">
            <text:p>2,94E-04</text:p>
          </table:table-cell>
          <table:table-cell table:formula="of:=AVERAGE([Greedy_MSTRGMT.H37:.H41])" office:value-type="float" office:value="0.000964705882352942" calcext:value-type="float">
            <text:p>9,65E-04</text:p>
          </table:table-cell>
          <table:table-cell table:formula="of:=AVERAGE([Greedy_MSTRGMT.I37:.I41])" office:value-type="float" office:value="0.00210713655660377" calcext:value-type="float">
            <text:p>0,002107136556604</text:p>
          </table:table-cell>
          <table:table-cell table:style-name="ce1" table:formula="of:=AVERAGE([Greedy_MSTRGMT.J37:.J41])" office:value-type="float" office:value="0.303486714574261" calcext:value-type="float">
            <text:p>3,03E-01</text:p>
          </table:table-cell>
          <table:table-cell table:formula="of:=AVERAGE([Greedy_MSTRGMT.K37:.K41])" office:value-type="float" office:value="1.7186638986103" calcext:value-type="float">
            <text:p>1,7186638986103</text:p>
          </table:table-cell>
          <table:table-cell table:formula="of:=AVERAGE([Greedy_MSTRGMT.L37:.L41])" office:value-type="float" office:value="2.7859062468655" calcext:value-type="float">
            <text:p>2,7859062468655</text:p>
          </table:table-cell>
          <table:table-cell table:formula="of:=AVERAGE([Greedy_MSTRGMT.M37:.M41])" office:value-type="float" office:value="4.80805686005006" calcext:value-type="float">
            <text:p>4,80805686005006</text:p>
          </table:table-cell>
          <table:table-cell table:formula="of:=AVERAGE([Greedy_MSTRGMT.N37:.N41])" office:value-type="float" office:value="0.1298218074" calcext:value-type="float">
            <text:p>0,1298218074</text:p>
          </table:table-cell>
        </table:table-row>
        <table:table-row table:style-name="ro1">
          <table:table-cell table:formula="of:=AVERAGE([Greedy_MSTRGMT.A42:.A46])" office:value-type="float" office:value="20" calcext:value-type="float">
            <text:p>20</text:p>
          </table:table-cell>
          <table:table-cell table:formula="of:=AVERAGE([Greedy_MSTRGMT.B42:.B46])" office:value-type="float" office:value="45" calcext:value-type="float">
            <text:p>45</text:p>
          </table:table-cell>
          <table:table-cell table:formula="of:=AVERAGE([Greedy_MSTRGMT.C42:.C46])" office:value-type="float" office:value="5085.26427517717" calcext:value-type="float">
            <text:p>5085,26427517717</text:p>
          </table:table-cell>
          <table:table-cell table:formula="of:=AVERAGE([Greedy_MSTRGMT.D42:.D46])" office:value-type="float" office:value="1.79789682539683" calcext:value-type="float">
            <text:p>1,79789682539683</text:p>
          </table:table-cell>
          <table:table-cell table:formula="of:=AVERAGE([Greedy_MSTRGMT.E42:.E46])" office:value-type="float" office:value="52" calcext:value-type="float">
            <text:p>52</text:p>
          </table:table-cell>
          <table:table-cell table:formula="of:=AVERAGE([Greedy_MSTRGMT.F42:.F46])" office:value-type="float" office:value="0.00414311267274589" calcext:value-type="float">
            <text:p>0,004143112672746</text:p>
          </table:table-cell>
          <table:table-cell table:formula="of:=AVERAGE([Greedy_MSTRGMT.G42:.G46])" office:value-type="float" office:value="0.000235294117647059" calcext:value-type="float">
            <text:p>2,35E-04</text:p>
          </table:table-cell>
          <table:table-cell table:formula="of:=AVERAGE([Greedy_MSTRGMT.H42:.H46])" office:value-type="float" office:value="0.000905882352941178" calcext:value-type="float">
            <text:p>9,06E-04</text:p>
          </table:table-cell>
          <table:table-cell table:formula="of:=AVERAGE([Greedy_MSTRGMT.I42:.I46])" office:value-type="float" office:value="0.00223035412915948" calcext:value-type="float">
            <text:p>0,002230354129159</text:p>
          </table:table-cell>
          <table:table-cell table:style-name="ce1" table:formula="of:=AVERAGE([Greedy_MSTRGMT.J42:.J46])" office:value-type="float" office:value="0.317362421750431" calcext:value-type="float">
            <text:p>3,17E-01</text:p>
          </table:table-cell>
          <table:table-cell table:formula="of:=AVERAGE([Greedy_MSTRGMT.K42:.K46])" office:value-type="float" office:value="1.9029461223322" calcext:value-type="float">
            <text:p>1,9029461223322</text:p>
          </table:table-cell>
          <table:table-cell table:formula="of:=AVERAGE([Greedy_MSTRGMT.L42:.L46])" office:value-type="float" office:value="1.49152056218852" calcext:value-type="float">
            <text:p>1,49152056218852</text:p>
          </table:table-cell>
          <table:table-cell table:formula="of:=AVERAGE([Greedy_MSTRGMT.M42:.M46])" office:value-type="float" office:value="3.71182910627115" calcext:value-type="float">
            <text:p>3,71182910627115</text:p>
          </table:table-cell>
          <table:table-cell table:formula="of:=AVERAGE([Greedy_MSTRGMT.N42:.N46])" office:value-type="float" office:value="0.1279337758" calcext:value-type="float">
            <text:p>0,1279337758</text:p>
          </table:table-cell>
        </table:table-row>
        <table:table-row table:style-name="ro1">
          <table:table-cell table:formula="of:=AVERAGE([Greedy_MSTRGMT.A47:.A51])" office:value-type="float" office:value="20" calcext:value-type="float">
            <text:p>20</text:p>
          </table:table-cell>
          <table:table-cell table:formula="of:=AVERAGE([Greedy_MSTRGMT.B47:.B51])" office:value-type="float" office:value="50" calcext:value-type="float">
            <text:p>50</text:p>
          </table:table-cell>
          <table:table-cell table:formula="of:=AVERAGE([Greedy_MSTRGMT.C47:.C51])" office:value-type="float" office:value="2743.31886792453" calcext:value-type="float">
            <text:p>2743,31886792453</text:p>
          </table:table-cell>
          <table:table-cell table:formula="of:=AVERAGE([Greedy_MSTRGMT.D47:.D51])" office:value-type="float" office:value="0.781190740740741" calcext:value-type="float">
            <text:p>0,781190740740741</text:p>
          </table:table-cell>
          <table:table-cell table:formula="of:=AVERAGE([Greedy_MSTRGMT.E47:.E51])" office:value-type="float" office:value="70" calcext:value-type="float">
            <text:p>70</text:p>
          </table:table-cell>
          <table:table-cell table:formula="of:=AVERAGE([Greedy_MSTRGMT.F47:.F51])" office:value-type="float" office:value="0.0169860838758983" calcext:value-type="float">
            <text:p>0,016986083875898</text:p>
          </table:table-cell>
          <table:table-cell table:style-name="Default" table:formula="of:=AVERAGE([Greedy_MSTRGMT.G47:.G51])" office:value-type="float" office:value="0.000577777777777778" calcext:value-type="float">
            <text:p>0,000577777777778</text:p>
          </table:table-cell>
          <table:table-cell table:style-name="Default" table:formula="of:=AVERAGE([Greedy_MSTRGMT.H47:.H51])" office:value-type="float" office:value="0.00128888888888889" calcext:value-type="float">
            <text:p>0,001288888888889</text:p>
          </table:table-cell>
          <table:table-cell table:formula="of:=AVERAGE([Greedy_MSTRGMT.I47:.I51])" office:value-type="float" office:value="0.00152641806603774" calcext:value-type="float">
            <text:p>0,001526418066038</text:p>
          </table:table-cell>
          <table:table-cell table:formula="of:=AVERAGE([Greedy_MSTRGMT.J47:.J51])" office:value-type="float" office:value="0.137993035097635" calcext:value-type="float">
            <text:p>0,137993035097635</text:p>
          </table:table-cell>
          <table:table-cell table:formula="of:=AVERAGE([Greedy_MSTRGMT.K47:.K51])" office:value-type="float" office:value="1.17712616564427" calcext:value-type="float">
            <text:p>1,17712616564427</text:p>
          </table:table-cell>
          <table:table-cell table:formula="of:=AVERAGE([Greedy_MSTRGMT.L47:.L51])" office:value-type="float" office:value="6.11499019532338" calcext:value-type="float">
            <text:p>6,11499019532338</text:p>
          </table:table-cell>
          <table:table-cell table:formula="of:=AVERAGE([Greedy_MSTRGMT.M47:.M51])" office:value-type="float" office:value="4.43010939606529" calcext:value-type="float">
            <text:p>4,43010939606529</text:p>
          </table:table-cell>
          <table:table-cell table:formula="of:=AVERAGE([Greedy_MSTRGMT.N47:.N51])" office:value-type="float" office:value="0.1013150794" calcext:value-type="float">
            <text:p>0,1013150794</text:p>
          </table:table-cell>
        </table:table-row>
      </table:table>
      <table:table table:name="HPSD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142831378" calcext:value-type="float">
            <text:p>0,142831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39009778" calcext:value-type="float">
            <text:p>0,039009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34515047" calcext:value-type="float">
            <text:p>0,034515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28883061" calcext:value-type="float">
            <text:p>0,0288830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2207992" calcext:value-type="float">
            <text:p>0,022079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64705882352941" calcext:value-type="float">
            <text:p>0,001647058823529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222764559" calcext:value-type="float">
            <text:p>0,222764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073135323" calcext:value-type="float">
            <text:p>0,0731353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0579179" calcext:value-type="float">
            <text:p>0,05791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049866039" calcext:value-type="float">
            <text:p>0,049866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044569139" calcext:value-type="float">
            <text:p>0,044569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70588235294118" calcext:value-type="float">
            <text:p>0,001705882352941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233273553" calcext:value-type="float">
            <text:p>0,233273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070043571" calcext:value-type="float">
            <text:p>0,070043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054455236" calcext:value-type="float">
            <text:p>0,0544552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050260637" calcext:value-type="float">
            <text:p>0,0502606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042688832" calcext:value-type="float">
            <text:p>0,0426888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411764705882353" calcext:value-type="float">
            <text:p>4,12E-04</text:p>
          </table:table-cell>
          <table:table-cell table:style-name="Default" office:value-type="float" office:value="0.00235294117647059" calcext:value-type="float">
            <text:p>0,002352941176471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299411925" calcext:value-type="float">
            <text:p>0,29941192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105137462" calcext:value-type="float">
            <text:p>0,10513746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076080647" calcext:value-type="float">
            <text:p>0,07608064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06728153" calcext:value-type="float">
            <text:p>0,0672815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059290992" calcext:value-type="float">
            <text:p>0,0592909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82352941176471" calcext:value-type="float">
            <text:p>0,001823529411765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286214885" calcext:value-type="float">
            <text:p>0,2862148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101798945" calcext:value-type="float">
            <text:p>0,101798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08269501" calcext:value-type="float">
            <text:p>0,082695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072459324" calcext:value-type="float">
            <text:p>0,072459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071369729" calcext:value-type="float">
            <text:p>0,0713697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241176470588235" calcext:value-type="float">
            <text:p>0,002411764705882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306533047" calcext:value-type="float">
            <text:p>0,306533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29411764705882" calcext:value-type="float">
            <text:p>0,001294117647059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11513359" calcext:value-type="float">
            <text:p>0,11513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111962548" calcext:value-type="float">
            <text:p>0,111962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093161361" calcext:value-type="float">
            <text:p>0,093161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072403744" calcext:value-type="float">
            <text:p>0,0724037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276470588235294" calcext:value-type="float">
            <text:p>0,002764705882353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356793866" calcext:value-type="float">
            <text:p>0,356793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47058823529412" calcext:value-type="float">
            <text:p>0,001470588235294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140150855" calcext:value-type="float">
            <text:p>0,1401508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092593181" calcext:value-type="float">
            <text:p>0,092593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091822614" calcext:value-type="float">
            <text:p>0,0918226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office:value-type="float" office:value="0.000647058823529412" calcext:value-type="float">
            <text:p>6,47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086512361" calcext:value-type="float">
            <text:p>0,086512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2" calcext:value-type="float">
            <text:p>0,002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324588327" calcext:value-type="float">
            <text:p>0,324588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120497013" calcext:value-type="float">
            <text:p>0,120497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100429336" calcext:value-type="float">
            <text:p>0,100429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097494736" calcext:value-type="float">
            <text:p>0,0974947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083557995" calcext:value-type="float">
            <text:p>0,083557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588235294117647" calcext:value-type="float">
            <text:p>5,88E-04</text:p>
          </table:table-cell>
          <table:table-cell table:style-name="Default" office:value-type="float" office:value="0.00358823529411765" calcext:value-type="float">
            <text:p>0,003588235294118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399334499" calcext:value-type="float">
            <text:p>0,3993344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411764705882353" calcext:value-type="float">
            <text:p>4,12E-04</text:p>
          </table:table-cell>
          <table:table-cell table:style-name="Default" office:value-type="float" office:value="0.00205882352941177" calcext:value-type="float">
            <text:p>0,002058823529412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180731233" calcext:value-type="float">
            <text:p>0,1807312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149037793" calcext:value-type="float">
            <text:p>0,1490377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35294117647059" calcext:value-type="float">
            <text:p>0,001352941176471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119431681" calcext:value-type="float">
            <text:p>0,119431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117070635" calcext:value-type="float">
            <text:p>0,1170706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table:style-name="ce1" office:value-type="float" office:value="0.000627212211740042" calcext:value-type="float">
            <text:p>6,27E-04</text:p>
          </table:table-cell>
          <table:table-cell office:value-type="float" office:value="0.170533910846263" calcext:value-type="float">
            <text:p>0,170533910846263</text:p>
          </table:table-cell>
          <table:table-cell office:value-type="float" office:value="0.575196581683574" calcext:value-type="float">
            <text:p>0,575196581683574</text:p>
          </table:table-cell>
          <table:table-cell office:value-type="float" office:value="0" calcext:value-type="float">
            <text:p>0</text:p>
          </table:table-cell>
          <table:table-cell office:value-type="float" office:value="4.74573049252984" calcext:value-type="float">
            <text:p>4,74573049252984</text:p>
          </table:table-cell>
          <table:table-cell office:value-type="float" office:value="0.214231239" calcext:value-type="float">
            <text:p>0,214231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555555555555556" calcext:value-type="float">
            <text:p>5,56E-04</text:p>
          </table:table-cell>
          <table:table-cell table:style-name="ce1" office:value-type="float" office:value="0.000627212211740042" calcext:value-type="float">
            <text:p>6,27E-04</text:p>
          </table:table-cell>
          <table:table-cell office:value-type="float" office:value="0.170533910846263" calcext:value-type="float">
            <text:p>0,170533910846263</text:p>
          </table:table-cell>
          <table:table-cell office:value-type="float" office:value="0.575196581683574" calcext:value-type="float">
            <text:p>0,575196581683574</text:p>
          </table:table-cell>
          <table:table-cell office:value-type="float" office:value="0" calcext:value-type="float">
            <text:p>0</text:p>
          </table:table-cell>
          <table:table-cell office:value-type="float" office:value="4.74573049252984" calcext:value-type="float">
            <text:p>4,74573049252984</text:p>
          </table:table-cell>
          <table:table-cell office:value-type="float" office:value="0.062598711" calcext:value-type="float">
            <text:p>0,0625987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table:style-name="ce1" office:value-type="float" office:value="0.000627212211740042" calcext:value-type="float">
            <text:p>6,27E-04</text:p>
          </table:table-cell>
          <table:table-cell office:value-type="float" office:value="0.170533910846263" calcext:value-type="float">
            <text:p>0,170533910846263</text:p>
          </table:table-cell>
          <table:table-cell office:value-type="float" office:value="0.575196581683574" calcext:value-type="float">
            <text:p>0,575196581683574</text:p>
          </table:table-cell>
          <table:table-cell office:value-type="float" office:value="0" calcext:value-type="float">
            <text:p>0</text:p>
          </table:table-cell>
          <table:table-cell office:value-type="float" office:value="4.74573049252984" calcext:value-type="float">
            <text:p>4,74573049252984</text:p>
          </table:table-cell>
          <table:table-cell office:value-type="float" office:value="0.049559987" calcext:value-type="float">
            <text:p>0,0495599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ce1" office:value-type="float" office:value="0.000627212211740042" calcext:value-type="float">
            <text:p>6,27E-04</text:p>
          </table:table-cell>
          <table:table-cell office:value-type="float" office:value="0.170533910846263" calcext:value-type="float">
            <text:p>0,170533910846263</text:p>
          </table:table-cell>
          <table:table-cell office:value-type="float" office:value="0.575196581683574" calcext:value-type="float">
            <text:p>0,575196581683574</text:p>
          </table:table-cell>
          <table:table-cell office:value-type="float" office:value="0" calcext:value-type="float">
            <text:p>0</text:p>
          </table:table-cell>
          <table:table-cell office:value-type="float" office:value="4.74573049252984" calcext:value-type="float">
            <text:p>4,74573049252984</text:p>
          </table:table-cell>
          <table:table-cell office:value-type="float" office:value="0.040675574" calcext:value-type="float">
            <text:p>0,040675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table:style-name="ce1" office:value-type="float" office:value="0.000627212211740042" calcext:value-type="float">
            <text:p>6,27E-04</text:p>
          </table:table-cell>
          <table:table-cell office:value-type="float" office:value="0.170533910846263" calcext:value-type="float">
            <text:p>0,170533910846263</text:p>
          </table:table-cell>
          <table:table-cell office:value-type="float" office:value="0.575196581683574" calcext:value-type="float">
            <text:p>0,575196581683574</text:p>
          </table:table-cell>
          <table:table-cell office:value-type="float" office:value="0" calcext:value-type="float">
            <text:p>0</text:p>
          </table:table-cell>
          <table:table-cell office:value-type="float" office:value="4.74573049252984" calcext:value-type="float">
            <text:p>4,74573049252984</text:p>
          </table:table-cell>
          <table:table-cell office:value-type="float" office:value="0.0429523" calcext:value-type="float">
            <text:p>0,0429523</text:p>
          </table:table-cell>
        </table:table-row>
      </table:table>
      <table:table table:name="HPSD_MSTRGMT_AV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HPSD_MSTRGMT.A2:.A6])" office:value-type="float" office:value="20" calcext:value-type="float">
            <text:p>20</text:p>
          </table:table-cell>
          <table:table-cell table:formula="of:=AVERAGE([HPSD_MSTRGMT.B2:.B6])" office:value-type="float" office:value="5" calcext:value-type="float">
            <text:p>5</text:p>
          </table:table-cell>
          <table:table-cell table:formula="of:=AVERAGE([HPSD_MSTRGMT.C2:.C6])" office:value-type="float" office:value="5106.10754716981" calcext:value-type="float">
            <text:p>5106,10754716981</text:p>
          </table:table-cell>
          <table:table-cell table:formula="of:=AVERAGE([HPSD_MSTRGMT.D2:.D6])" office:value-type="float" office:value="0.317460317460318" calcext:value-type="float">
            <text:p>0,317460317460318</text:p>
          </table:table-cell>
          <table:table-cell table:formula="of:=AVERAGE([HPSD_MSTRGMT.E2:.E6])" office:value-type="float" office:value="10" calcext:value-type="float">
            <text:p>10</text:p>
          </table:table-cell>
          <table:table-cell table:formula="of:=AVERAGE([HPSD_MSTRGMT.F2:.F6])" office:value-type="float" office:value="0.00155925155925156" calcext:value-type="float">
            <text:p>0,001559251559252</text:p>
          </table:table-cell>
          <table:table-cell table:formula="of:=AVERAGE([HPSD_MSTRGMT.G2:.G6])" office:value-type="float" office:value="0.0000235294117647058" calcext:value-type="float">
            <text:p>2,35E-05</text:p>
          </table:table-cell>
          <table:table-cell table:formula="of:=AVERAGE([HPSD_MSTRGMT.H2:.H6])" office:value-type="float" office:value="0.000482352941176471" calcext:value-type="float">
            <text:p>4,82E-04</text:p>
          </table:table-cell>
          <table:table-cell table:formula="of:=AVERAGE([HPSD_MSTRGMT.I2:.I6])" office:value-type="float" office:value="0.00173826433438155" calcext:value-type="float">
            <text:p>0,001738264334382</text:p>
          </table:table-cell>
          <table:table-cell table:formula="of:=AVERAGE([HPSD_MSTRGMT.J2:.J6])" office:value-type="float" office:value="0.0562747099704055" calcext:value-type="float">
            <text:p>0,056274709970406</text:p>
          </table:table-cell>
          <table:table-cell table:style-name="ce1" table:formula="of:=AVERAGE([HPSD_MSTRGMT.K2:.K6])" office:value-type="float" office:value="0.153559566371981" calcext:value-type="float">
            <text:p>1,54E-01</text:p>
          </table:table-cell>
          <table:table-cell table:formula="of:=AVERAGE([HPSD_MSTRGMT.L2:.L6])" office:value-type="float" office:value="0.561330561330561" calcext:value-type="float">
            <text:p>0,561330561330561</text:p>
          </table:table-cell>
          <table:table-cell table:formula="of:=AVERAGE([HPSD_MSTRGMT.M2:.M6])" office:value-type="float" office:value="0.771164837672948" calcext:value-type="float">
            <text:p>0,771164837672948</text:p>
          </table:table-cell>
          <table:table-cell table:formula="of:=AVERAGE([HPSD_MSTRGMT.N2:.N6])" office:value-type="float" office:value="0.0534638368" calcext:value-type="float">
            <text:p>0,0534638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7:.B11])" office:value-type="float" office:value="10" calcext:value-type="float">
            <text:p>10</text:p>
          </table:table-cell>
          <table:table-cell table:formula="of:=AVERAGE([HPSD_MSTRGMT.C7:.C11])" office:value-type="float" office:value="5109.08679245283" calcext:value-type="float">
            <text:p>5109,08679245283</text:p>
          </table:table-cell>
          <table:table-cell table:formula="of:=AVERAGE([HPSD_MSTRGMT.D7:.D11])" office:value-type="float" office:value="0.617997076023392" calcext:value-type="float">
            <text:p>0,617997076023392</text:p>
          </table:table-cell>
          <table:table-cell table:formula="of:=AVERAGE([HPSD_MSTRGMT.E7:.E11])" office:value-type="float" office:value="48" calcext:value-type="float">
            <text:p>48</text:p>
          </table:table-cell>
          <table:table-cell table:formula="of:=AVERAGE([HPSD_MSTRGMT.F7:.F11])" office:value-type="float" office:value="0.00393099009756169" calcext:value-type="float">
            <text:p>0,003930990097562</text:p>
          </table:table-cell>
          <table:table-cell table:formula="of:=AVERAGE([HPSD_MSTRGMT.G7:.G11])" office:value-type="float" office:value="0.0000588235294117646" calcext:value-type="float">
            <text:p>5,88E-05</text:p>
          </table:table-cell>
          <table:table-cell table:formula="of:=AVERAGE([HPSD_MSTRGMT.H7:.H11])" office:value-type="float" office:value="0.000847058823529411" calcext:value-type="float">
            <text:p>8,47E-04</text:p>
          </table:table-cell>
          <table:table-cell table:style-name="ce1" table:formula="of:=AVERAGE([HPSD_MSTRGMT.I7:.I11])" office:value-type="float" office:value="0.00161503857442348" calcext:value-type="float">
            <text:p>1,62E-03</text:p>
          </table:table-cell>
          <table:table-cell table:formula="of:=AVERAGE([HPSD_MSTRGMT.J7:.J11])" office:value-type="float" office:value="0.109237615803595" calcext:value-type="float">
            <text:p>0,109237615803595</text:p>
          </table:table-cell>
          <table:table-cell table:formula="of:=AVERAGE([HPSD_MSTRGMT.K7:.K11])" office:value-type="float" office:value="0.375546173726398" calcext:value-type="float">
            <text:p>0,375546173726398</text:p>
          </table:table-cell>
          <table:table-cell table:formula="of:=AVERAGE([HPSD_MSTRGMT.L7:.L11])" office:value-type="float" office:value="1.41515643512221" calcext:value-type="float">
            <text:p>1,41515643512221</text:p>
          </table:table-cell>
          <table:table-cell table:formula="of:=AVERAGE([HPSD_MSTRGMT.M7:.M11])" office:value-type="float" office:value="1.8999402246522" calcext:value-type="float">
            <text:p>1,8999402246522</text:p>
          </table:table-cell>
          <table:table-cell table:formula="of:=AVERAGE([HPSD_MSTRGMT.N7:.N11])" office:value-type="float" office:value="0.089650592" calcext:value-type="float">
            <text:p>0,089650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12:.B16])" office:value-type="float" office:value="15" calcext:value-type="float">
            <text:p>15</text:p>
          </table:table-cell>
          <table:table-cell table:formula="of:=AVERAGE([HPSD_MSTRGMT.C12:.C16])" office:value-type="float" office:value="5112.09245283019" calcext:value-type="float">
            <text:p>5112,09245283019</text:p>
          </table:table-cell>
          <table:table-cell table:formula="of:=AVERAGE([HPSD_MSTRGMT.D12:.D16])" office:value-type="float" office:value="0.936002506265664" calcext:value-type="float">
            <text:p>0,936002506265664</text:p>
          </table:table-cell>
          <table:table-cell table:formula="of:=AVERAGE([HPSD_MSTRGMT.E12:.E16])" office:value-type="float" office:value="96" calcext:value-type="float">
            <text:p>96</text:p>
          </table:table-cell>
          <table:table-cell table:formula="of:=AVERAGE([HPSD_MSTRGMT.F12:.F16])" office:value-type="float" office:value="0.00509507206786241" calcext:value-type="float">
            <text:p>0,005095072067862</text:p>
          </table:table-cell>
          <table:table-cell table:formula="of:=AVERAGE([HPSD_MSTRGMT.G12:.G16])" office:value-type="float" office:value="0.000105882352941177" calcext:value-type="float">
            <text:p>1,06E-04</text:p>
          </table:table-cell>
          <table:table-cell table:formula="of:=AVERAGE([HPSD_MSTRGMT.H12:.H16])" office:value-type="float" office:value="0.000847058823529412" calcext:value-type="float">
            <text:p>8,47E-04</text:p>
          </table:table-cell>
          <table:table-cell table:formula="of:=AVERAGE([HPSD_MSTRGMT.I12:.I16])" office:value-type="float" office:value="0.00145101517295597" calcext:value-type="float">
            <text:p>0,001451015172956</text:p>
          </table:table-cell>
          <table:table-cell table:formula="of:=AVERAGE([HPSD_MSTRGMT.J12:.J16])" office:value-type="float" office:value="0.165273055829629" calcext:value-type="float">
            <text:p>0,165273055829629</text:p>
          </table:table-cell>
          <table:table-cell table:formula="of:=AVERAGE([HPSD_MSTRGMT.K12:.K16])" office:value-type="float" office:value="0.607811639913737" calcext:value-type="float">
            <text:p>0,607811639913737</text:p>
          </table:table-cell>
          <table:table-cell table:formula="of:=AVERAGE([HPSD_MSTRGMT.L12:.L16])" office:value-type="float" office:value="1.83422594443047" calcext:value-type="float">
            <text:p>1,83422594443047</text:p>
          </table:table-cell>
          <table:table-cell table:formula="of:=AVERAGE([HPSD_MSTRGMT.M12:.M16])" office:value-type="float" office:value="2.60731064017383" calcext:value-type="float">
            <text:p>2,60731064017383</text:p>
          </table:table-cell>
          <table:table-cell table:formula="of:=AVERAGE([HPSD_MSTRGMT.N12:.N16])" office:value-type="float" office:value="0.0901443658" calcext:value-type="float">
            <text:p>0,09014436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17:.B21])" office:value-type="float" office:value="20" calcext:value-type="float">
            <text:p>20</text:p>
          </table:table-cell>
          <table:table-cell table:formula="of:=AVERAGE([HPSD_MSTRGMT.C17:.C21])" office:value-type="float" office:value="5112.09245283019" calcext:value-type="float">
            <text:p>5112,09245283019</text:p>
          </table:table-cell>
          <table:table-cell table:formula="of:=AVERAGE([HPSD_MSTRGMT.D17:.D21])" office:value-type="float" office:value="1.26640142021721" calcext:value-type="float">
            <text:p>1,26640142021721</text:p>
          </table:table-cell>
          <table:table-cell table:formula="of:=AVERAGE([HPSD_MSTRGMT.E17:.E21])" office:value-type="float" office:value="152" calcext:value-type="float">
            <text:p>152</text:p>
          </table:table-cell>
          <table:table-cell table:formula="of:=AVERAGE([HPSD_MSTRGMT.F17:.F21])" office:value-type="float" office:value="0.00590888696599686" calcext:value-type="float">
            <text:p>0,005908886965997</text:p>
          </table:table-cell>
          <table:table-cell table:formula="of:=AVERAGE([HPSD_MSTRGMT.G17:.G21])" office:value-type="float" office:value="0.000152941176470588" calcext:value-type="float">
            <text:p>1,53E-04</text:p>
          </table:table-cell>
          <table:table-cell table:formula="of:=AVERAGE([HPSD_MSTRGMT.H17:.H21])" office:value-type="float" office:value="0.00112941176470588" calcext:value-type="float">
            <text:p>1,13E-03</text:p>
          </table:table-cell>
          <table:table-cell table:formula="of:=AVERAGE([HPSD_MSTRGMT.I17:.I21])" office:value-type="float" office:value="0.00128568501048218" calcext:value-type="float">
            <text:p>0,001285685010482</text:p>
          </table:table-cell>
          <table:table-cell table:formula="of:=AVERAGE([HPSD_MSTRGMT.J17:.J21])" office:value-type="float" office:value="0.223493236651642" calcext:value-type="float">
            <text:p>0,223493236651642</text:p>
          </table:table-cell>
          <table:table-cell table:formula="of:=AVERAGE([HPSD_MSTRGMT.K17:.K21])" office:value-type="float" office:value="0.892363480975139" calcext:value-type="float">
            <text:p>0,892363480975139</text:p>
          </table:table-cell>
          <table:table-cell table:formula="of:=AVERAGE([HPSD_MSTRGMT.L17:.L21])" office:value-type="float" office:value="2.12719930775887" calcext:value-type="float">
            <text:p>2,12719930775887</text:p>
          </table:table-cell>
          <table:table-cell table:formula="of:=AVERAGE([HPSD_MSTRGMT.M17:.M21])" office:value-type="float" office:value="3.24305602538565" calcext:value-type="float">
            <text:p>3,24305602538565</text:p>
          </table:table-cell>
          <table:table-cell table:formula="of:=AVERAGE([HPSD_MSTRGMT.N17:.N21])" office:value-type="float" office:value="0.1214405112" calcext:value-type="float">
            <text:p>0,1214405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22:.B26])" office:value-type="float" office:value="25" calcext:value-type="float">
            <text:p>25</text:p>
          </table:table-cell>
          <table:table-cell table:formula="of:=AVERAGE([HPSD_MSTRGMT.C22:.C26])" office:value-type="float" office:value="5143.18113207547" calcext:value-type="float">
            <text:p>5143,18113207547</text:p>
          </table:table-cell>
          <table:table-cell table:formula="of:=AVERAGE([HPSD_MSTRGMT.D22:.D26])" office:value-type="float" office:value="1.62741436925647" calcext:value-type="float">
            <text:p>1,62741436925647</text:p>
          </table:table-cell>
          <table:table-cell table:formula="of:=AVERAGE([HPSD_MSTRGMT.E22:.E26])" office:value-type="float" office:value="187" calcext:value-type="float">
            <text:p>187</text:p>
          </table:table-cell>
          <table:table-cell table:formula="of:=AVERAGE([HPSD_MSTRGMT.F22:.F26])" office:value-type="float" office:value="0.00461176001427237" calcext:value-type="float">
            <text:p>0,004611760014272</text:p>
          </table:table-cell>
          <table:table-cell table:formula="of:=AVERAGE([HPSD_MSTRGMT.G22:.G26])" office:value-type="float" office:value="0.0000352941176470588" calcext:value-type="float">
            <text:p>3,53E-05</text:p>
          </table:table-cell>
          <table:table-cell table:formula="of:=AVERAGE([HPSD_MSTRGMT.H22:.H26])" office:value-type="float" office:value="0.00095294117647059" calcext:value-type="float">
            <text:p>9,53E-04</text:p>
          </table:table-cell>
          <table:table-cell table:formula="of:=AVERAGE([HPSD_MSTRGMT.I22:.I26])" office:value-type="float" office:value="0.001254339360587" calcext:value-type="float">
            <text:p>0,001254339360587</text:p>
          </table:table-cell>
          <table:table-cell table:formula="of:=AVERAGE([HPSD_MSTRGMT.J22:.J26])" office:value-type="float" office:value="0.287134293329188" calcext:value-type="float">
            <text:p>0,287134293329188</text:p>
          </table:table-cell>
          <table:table-cell table:formula="of:=AVERAGE([HPSD_MSTRGMT.K22:.K26])" office:value-type="float" office:value="1.29036372240534" calcext:value-type="float">
            <text:p>1,29036372240534</text:p>
          </table:table-cell>
          <table:table-cell table:formula="of:=AVERAGE([HPSD_MSTRGMT.L22:.L26])" office:value-type="float" office:value="1.66023360513805" calcext:value-type="float">
            <text:p>1,66023360513805</text:p>
          </table:table-cell>
          <table:table-cell table:formula="of:=AVERAGE([HPSD_MSTRGMT.M22:.M26])" office:value-type="float" office:value="3.23773162087258" calcext:value-type="float">
            <text:p>3,23773162087258</text:p>
          </table:table-cell>
          <table:table-cell table:formula="of:=AVERAGE([HPSD_MSTRGMT.N22:.N26])" office:value-type="float" office:value="0.1229075786" calcext:value-type="float">
            <text:p>0,1229075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7:.B11])" office:value-type="float" office:value="10" calcext:value-type="float">
            <text:p>10</text:p>
          </table:table-cell>
          <table:table-cell table:formula="of:=AVERAGE([HPSD_MSTRGMT.C27:.C31])" office:value-type="float" office:value="5086.56427517717" calcext:value-type="float">
            <text:p>5086,56427517717</text:p>
          </table:table-cell>
          <table:table-cell table:formula="of:=AVERAGE([HPSD_MSTRGMT.D27:.D31])" office:value-type="float" office:value="1.71936299081036" calcext:value-type="float">
            <text:p>1,71936299081036</text:p>
          </table:table-cell>
          <table:table-cell table:formula="of:=AVERAGE([HPSD_MSTRGMT.E27:.E31])" office:value-type="float" office:value="230" calcext:value-type="float">
            <text:p>230</text:p>
          </table:table-cell>
          <table:table-cell table:formula="of:=AVERAGE([HPSD_MSTRGMT.F27:.F31])" office:value-type="float" office:value="0.00598390346321296" calcext:value-type="float">
            <text:p>0,005983903463213</text:p>
          </table:table-cell>
          <table:table-cell table:formula="of:=AVERAGE([HPSD_MSTRGMT.G27:.G31])" office:value-type="float" office:value="0.0000470588235294117" calcext:value-type="float">
            <text:p>4,71E-05</text:p>
          </table:table-cell>
          <table:table-cell table:formula="of:=AVERAGE([HPSD_MSTRGMT.H27:.H31])" office:value-type="float" office:value="0.0012235294117647" calcext:value-type="float">
            <text:p>1,22E-03</text:p>
          </table:table-cell>
          <table:table-cell table:formula="of:=AVERAGE([HPSD_MSTRGMT.I27:.I31])" office:value-type="float" office:value="0.00138280849056604" calcext:value-type="float">
            <text:p>0,001382808490566</text:p>
          </table:table-cell>
          <table:table-cell table:style-name="ce1" table:formula="of:=AVERAGE([HPSD_MSTRGMT.J27:.J31])" office:value-type="float" office:value="0.303367484416753" calcext:value-type="float">
            <text:p>3,03E-01</text:p>
          </table:table-cell>
          <table:table-cell table:formula="of:=AVERAGE([HPSD_MSTRGMT.K27:.K31])" office:value-type="float" office:value="1.48534480601841" calcext:value-type="float">
            <text:p>1,48534480601841</text:p>
          </table:table-cell>
          <table:table-cell table:formula="of:=AVERAGE([HPSD_MSTRGMT.L27:.L31])" office:value-type="float" office:value="2.15420524675666" calcext:value-type="float">
            <text:p>2,15420524675666</text:p>
          </table:table-cell>
          <table:table-cell table:formula="of:=AVERAGE([HPSD_MSTRGMT.M27:.M31])" office:value-type="float" office:value="3.94291753719182" calcext:value-type="float">
            <text:p>3,94291753719182</text:p>
          </table:table-cell>
          <table:table-cell table:formula="of:=AVERAGE([HPSD_MSTRGMT.N27:.N31])" office:value-type="float" office:value="0.139838858" calcext:value-type="float">
            <text:p>0,1398388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32:.B36])" office:value-type="float" office:value="35" calcext:value-type="float">
            <text:p>35</text:p>
          </table:table-cell>
          <table:table-cell table:formula="of:=AVERAGE([HPSD_MSTRGMT.C32:.C36])" office:value-type="float" office:value="5146.10754716981" calcext:value-type="float">
            <text:p>5146,10754716981</text:p>
          </table:table-cell>
          <table:table-cell table:formula="of:=AVERAGE([HPSD_MSTRGMT.D32:.D36])" office:value-type="float" office:value="1.76723684210526" calcext:value-type="float">
            <text:p>1,76723684210526</text:p>
          </table:table-cell>
          <table:table-cell table:formula="of:=AVERAGE([HPSD_MSTRGMT.E32:.E36])" office:value-type="float" office:value="250" calcext:value-type="float">
            <text:p>250</text:p>
          </table:table-cell>
          <table:table-cell table:formula="of:=AVERAGE([HPSD_MSTRGMT.F32:.F36])" office:value-type="float" office:value="0.00633003971425361" calcext:value-type="float">
            <text:p>0,006330039714254</text:p>
          </table:table-cell>
          <table:table-cell table:formula="of:=AVERAGE([HPSD_MSTRGMT.G32:.G36])" office:value-type="float" office:value="0.000235294117647059" calcext:value-type="float">
            <text:p>2,35E-04</text:p>
          </table:table-cell>
          <table:table-cell table:formula="of:=AVERAGE([HPSD_MSTRGMT.H32:.H36])" office:value-type="float" office:value="0.00138823529411765" calcext:value-type="float">
            <text:p>1,39E-03</text:p>
          </table:table-cell>
          <table:table-cell table:formula="of:=AVERAGE([HPSD_MSTRGMT.I32:.I36])" office:value-type="float" office:value="0.00169699397274633" calcext:value-type="float">
            <text:p>0,001696993972746</text:p>
          </table:table-cell>
          <table:table-cell table:style-name="ce1" table:formula="of:=AVERAGE([HPSD_MSTRGMT.J32:.J36])" office:value-type="float" office:value="0.311863035300553" calcext:value-type="float">
            <text:p>3,12E-01</text:p>
          </table:table-cell>
          <table:table-cell table:formula="of:=AVERAGE([HPSD_MSTRGMT.K32:.K36])" office:value-type="float" office:value="1.77529098945014" calcext:value-type="float">
            <text:p>1,77529098945014</text:p>
          </table:table-cell>
          <table:table-cell table:formula="of:=AVERAGE([HPSD_MSTRGMT.L32:.L36])" office:value-type="float" office:value="2.2788142971313" calcext:value-type="float">
            <text:p>2,2788142971313</text:p>
          </table:table-cell>
          <table:table-cell table:formula="of:=AVERAGE([HPSD_MSTRGMT.M32:.M36])" office:value-type="float" office:value="4.365968321882" calcext:value-type="float">
            <text:p>4,365968321882</text:p>
          </table:table-cell>
          <table:table-cell table:formula="of:=AVERAGE([HPSD_MSTRGMT.N32:.N36])" office:value-type="float" office:value="0.1535745754" calcext:value-type="float">
            <text:p>0,1535745754</text:p>
          </table:table-cell>
        </table:table-row>
        <table:table-row table:style-name="ro1">
          <table:table-cell table:formula="of:=AVERAGE([HPSD_MSTRGMT.A37:.A41])" office:value-type="float" office:value="20" calcext:value-type="float">
            <text:p>20</text:p>
          </table:table-cell>
          <table:table-cell table:formula="of:=AVERAGE([HPSD_MSTRGMT.B37:.B41])" office:value-type="float" office:value="40" calcext:value-type="float">
            <text:p>40</text:p>
          </table:table-cell>
          <table:table-cell table:formula="of:=AVERAGE([HPSD_MSTRGMT.C37:.C41])" office:value-type="float" office:value="5146.08490566038" calcext:value-type="float">
            <text:p>5146,08490566038</text:p>
          </table:table-cell>
          <table:table-cell table:formula="of:=AVERAGE([HPSD_MSTRGMT.D37:.D41])" office:value-type="float" office:value="1.88903091060986" calcext:value-type="float">
            <text:p>1,88903091060986</text:p>
          </table:table-cell>
          <table:table-cell table:formula="of:=AVERAGE([HPSD_MSTRGMT.E37:.E41])" office:value-type="float" office:value="243" calcext:value-type="float">
            <text:p>243</text:p>
          </table:table-cell>
          <table:table-cell table:formula="of:=AVERAGE([HPSD_MSTRGMT.F37:.F41])" office:value-type="float" office:value="0.0054078228799337" calcext:value-type="float">
            <text:p>0,005407822879934</text:p>
          </table:table-cell>
          <table:table-cell table:formula="of:=AVERAGE([HPSD_MSTRGMT.G37:.G41])" office:value-type="float" office:value="0.000176470588235294" calcext:value-type="float">
            <text:p>1,76E-04</text:p>
          </table:table-cell>
          <table:table-cell table:formula="of:=AVERAGE([HPSD_MSTRGMT.H37:.H41])" office:value-type="float" office:value="0.00109411764705882" calcext:value-type="float">
            <text:p>1,09E-03</text:p>
          </table:table-cell>
          <table:table-cell table:formula="of:=AVERAGE([HPSD_MSTRGMT.I37:.I41])" office:value-type="float" office:value="0.00184229350104822" calcext:value-type="float">
            <text:p>0,001842293501048</text:p>
          </table:table-cell>
          <table:table-cell table:style-name="ce1" table:formula="of:=AVERAGE([HPSD_MSTRGMT.J37:.J41])" office:value-type="float" office:value="0.333360945884753" calcext:value-type="float">
            <text:p>3,33E-01</text:p>
          </table:table-cell>
          <table:table-cell table:formula="of:=AVERAGE([HPSD_MSTRGMT.K37:.K41])" office:value-type="float" office:value="1.89220722360231" calcext:value-type="float">
            <text:p>1,89220722360231</text:p>
          </table:table-cell>
          <table:table-cell table:formula="of:=AVERAGE([HPSD_MSTRGMT.L37:.L41])" office:value-type="float" office:value="1.94681623677613" calcext:value-type="float">
            <text:p>1,94681623677613</text:p>
          </table:table-cell>
          <table:table-cell table:formula="of:=AVERAGE([HPSD_MSTRGMT.M37:.M41])" office:value-type="float" office:value="4.17238440626319" calcext:value-type="float">
            <text:p>4,17238440626319</text:p>
          </table:table-cell>
          <table:table-cell table:formula="of:=AVERAGE([HPSD_MSTRGMT.N37:.N41])" office:value-type="float" office:value="0.1453134814" calcext:value-type="float">
            <text:p>0,1453134814</text:p>
          </table:table-cell>
        </table:table-row>
        <table:table-row table:style-name="ro1">
          <table:table-cell table:formula="of:=AVERAGE([HPSD_MSTRGMT.A42:.A46])" office:value-type="float" office:value="20" calcext:value-type="float">
            <text:p>20</text:p>
          </table:table-cell>
          <table:table-cell table:formula="of:=AVERAGE([HPSD_MSTRGMT.B42:.B46])" office:value-type="float" office:value="45" calcext:value-type="float">
            <text:p>45</text:p>
          </table:table-cell>
          <table:table-cell table:formula="of:=AVERAGE([HPSD_MSTRGMT.C42:.C46])" office:value-type="float" office:value="5086.5831431017" calcext:value-type="float">
            <text:p>5086,5831431017</text:p>
          </table:table-cell>
          <table:table-cell table:formula="of:=AVERAGE([HPSD_MSTRGMT.D42:.D46])" office:value-type="float" office:value="1.97323308270677" calcext:value-type="float">
            <text:p>1,97323308270677</text:p>
          </table:table-cell>
          <table:table-cell table:formula="of:=AVERAGE([HPSD_MSTRGMT.E42:.E46])" office:value-type="float" office:value="281" calcext:value-type="float">
            <text:p>281</text:p>
          </table:table-cell>
          <table:table-cell table:formula="of:=AVERAGE([HPSD_MSTRGMT.F42:.F46])" office:value-type="float" office:value="0.00601423884966364" calcext:value-type="float">
            <text:p>0,006014238849664</text:p>
          </table:table-cell>
          <table:table-cell table:formula="of:=AVERAGE([HPSD_MSTRGMT.G42:.G46])" office:value-type="float" office:value="0.000341176470588235" calcext:value-type="float">
            <text:p>3,41E-04</text:p>
          </table:table-cell>
          <table:table-cell table:formula="of:=AVERAGE([HPSD_MSTRGMT.H42:.H46])" office:value-type="float" office:value="0.00190588235294118" calcext:value-type="float">
            <text:p>1,91E-03</text:p>
          </table:table-cell>
          <table:table-cell table:formula="of:=AVERAGE([HPSD_MSTRGMT.I42:.I46])" office:value-type="float" office:value="0.00197057384696017" calcext:value-type="float">
            <text:p>0,00197057384696</text:p>
          </table:table-cell>
          <table:table-cell table:style-name="ce1" table:formula="of:=AVERAGE([HPSD_MSTRGMT.J42:.J46])" office:value-type="float" office:value="0.348228404650422" calcext:value-type="float">
            <text:p>3,48E-01</text:p>
          </table:table-cell>
          <table:table-cell table:formula="of:=AVERAGE([HPSD_MSTRGMT.K42:.K46])" office:value-type="float" office:value="2.23151870679212" calcext:value-type="float">
            <text:p>2,23151870679212</text:p>
          </table:table-cell>
          <table:table-cell table:formula="of:=AVERAGE([HPSD_MSTRGMT.L42:.L46])" office:value-type="float" office:value="2.16512598587891" calcext:value-type="float">
            <text:p>2,16512598587891</text:p>
          </table:table-cell>
          <table:table-cell table:formula="of:=AVERAGE([HPSD_MSTRGMT.M42:.M46])" office:value-type="float" office:value="4.74487309732145" calcext:value-type="float">
            <text:p>4,74487309732145</text:p>
          </table:table-cell>
          <table:table-cell table:formula="of:=AVERAGE([HPSD_MSTRGMT.N42:.N46])" office:value-type="float" office:value="0.1931211682" calcext:value-type="float">
            <text:p>0,1931211682</text:p>
          </table:table-cell>
        </table:table-row>
        <table:table-row table:style-name="ro1">
          <table:table-cell table:formula="of:=AVERAGE([HPSD_MSTRGMT.A47:.A51])" office:value-type="float" office:value="20" calcext:value-type="float">
            <text:p>20</text:p>
          </table:table-cell>
          <table:table-cell table:formula="of:=AVERAGE([HPSD_MSTRGMT.B47:.B51])" office:value-type="float" office:value="50" calcext:value-type="float">
            <text:p>50</text:p>
          </table:table-cell>
          <table:table-cell table:formula="of:=AVERAGE([HPSD_MSTRGMT.C47:.C51])" office:value-type="float" office:value="2705.03962264151" calcext:value-type="float">
            <text:p>2705,03962264151</text:p>
          </table:table-cell>
          <table:table-cell table:formula="of:=AVERAGE([HPSD_MSTRGMT.D47:.D51])" office:value-type="float" office:value="0.966666666666667" calcext:value-type="float">
            <text:p>0,966666666666667</text:p>
          </table:table-cell>
          <table:table-cell table:formula="of:=AVERAGE([HPSD_MSTRGMT.E42:.E46])" office:value-type="float" office:value="281" calcext:value-type="float">
            <text:p>281</text:p>
          </table:table-cell>
          <table:table-cell table:formula="of:=AVERAGE([HPSD_MSTRGMT.F39:.F43])" office:value-type="float" office:value="0.00565038926782568" calcext:value-type="float">
            <text:p>0,005650389267826</text:p>
          </table:table-cell>
          <table:table-cell table:style-name="Default" table:formula="of:=AVERAGE([HPSD_MSTRGMT.G47:.G51])" office:value-type="float" office:value="0.0000222222222222222" calcext:value-type="float">
            <text:p>2,22222222222222E-05</text:p>
          </table:table-cell>
          <table:table-cell table:formula="of:=AVERAGE([HPSD_MSTRGMT.H47:.H51])" office:value-type="float" office:value="0.0006" calcext:value-type="float">
            <text:p>6,00E-04</text:p>
          </table:table-cell>
          <table:table-cell table:style-name="ce1" table:formula="of:=AVERAGE([HPSD_MSTRGMT.I47:.I51])" office:value-type="float" office:value="0.000627212211740042" calcext:value-type="float">
            <text:p>6,27E-04</text:p>
          </table:table-cell>
          <table:table-cell table:formula="of:=AVERAGE([HPSD_MSTRGMT.J47:.J51])" office:value-type="float" office:value="0.170533910846263" calcext:value-type="float">
            <text:p>0,170533910846263</text:p>
          </table:table-cell>
          <table:table-cell table:formula="of:=AVERAGE([HPSD_MSTRGMT.K47:.K51])" office:value-type="float" office:value="0.575196581683574" calcext:value-type="float">
            <text:p>0,575196581683574</text:p>
          </table:table-cell>
          <table:table-cell table:formula="of:=AVERAGE([HPSD_MSTRGMT.L47:.L51])" office:value-type="float" office:value="0" calcext:value-type="float">
            <text:p>0</text:p>
          </table:table-cell>
          <table:table-cell table:formula="of:=AVERAGE([HPSD_MSTRGMT.M47:.M51])" office:value-type="float" office:value="4.74573049252984" calcext:value-type="float">
            <text:p>4,74573049252984</text:p>
          </table:table-cell>
          <table:table-cell table:formula="of:=AVERAGE([HPSD_MSTRGMT.N47:.N51])" office:value-type="float" office:value="0.0820035622" calcext:value-type="float">
            <text:p>0,0820035622</text:p>
          </table:table-cell>
        </table:table-row>
      </table:table>
      <table:table table:name="HPPM_MSTRG" table:style-name="ta1">
        <table:table-column table:style-name="co14" table:number-columns-repeated="5" table:default-cell-style-name="Default"/>
        <table:table-column table:style-name="co14" table:number-columns-repeated="2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VM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</text:p>
          </table:table-cell>
          <table:table-cell table:style-name="Default" office:value-type="string" calcext:value-type="string">
            <text:p>vm_realloc_mean</text:p>
          </table:table-cell>
          <table:table-cell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132794619" calcext:value-type="float">
            <text:p>0,1327946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352941176470588" calcext:value-type="float">
            <text:p>3,53E-04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034323131" calcext:value-type="float">
            <text:p>0,0343231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0588235294117647" calcext:value-type="float">
            <text:p>5,88E-05</text:p>
          </table:table-cell>
          <table:table-cell table:style-name="ce1" office:value-type="float" office:value="0.000411764705882353" calcext:value-type="float">
            <text:p>4,12E-04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028421294" calcext:value-type="float">
            <text:p>0,0284212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529411764705882" calcext:value-type="float">
            <text:p>5,29E-04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026701097" calcext:value-type="float">
            <text:p>0,026701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176470588235294" calcext:value-type="float">
            <text:p>1,76E-04</text:p>
          </table:table-cell>
          <table:table-cell table:style-name="ce1" office:value-type="float" office:value="0.000529411764705882" calcext:value-type="float">
            <text:p>5,29E-04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031832224" calcext:value-type="float">
            <text:p>0,031832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64705882352941" calcext:value-type="float">
            <text:p>0,001647058823529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176784453" calcext:value-type="float">
            <text:p>0,176784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294117647058824" calcext:value-type="float">
            <text:p>2,94E-04</text:p>
          </table:table-cell>
          <table:table-cell table:style-name="ce1" office:value-type="float" office:value="0.000882352941176471" calcext:value-type="float">
            <text:p>8,82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055582146" calcext:value-type="float">
            <text:p>0,055582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411764705882353" calcext:value-type="float">
            <text:p>4,12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041230018" calcext:value-type="float">
            <text:p>0,041230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235294117647059" calcext:value-type="float">
            <text:p>2,35E-04</text:p>
          </table:table-cell>
          <table:table-cell table:style-name="ce1" office:value-type="float" office:value="0.000352941176470588" calcext:value-type="float">
            <text:p>3,53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027226641" calcext:value-type="float">
            <text:p>0,0272266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0588235294117647" calcext:value-type="float">
            <text:p>5,88E-05</text:p>
          </table:table-cell>
          <table:table-cell table:style-name="ce1" office:value-type="float" office:value="0.000352941176470588" calcext:value-type="float">
            <text:p>3,53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024196423" calcext:value-type="float">
            <text:p>0,024196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164705882352941" calcext:value-type="float">
            <text:p>0,001647058823529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190849993" calcext:value-type="float">
            <text:p>0,190849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07737351" calcext:value-type="float">
            <text:p>0,07737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294117647058824" calcext:value-type="float">
            <text:p>2,94E-04</text:p>
          </table:table-cell>
          <table:table-cell table:style-name="ce1" office:value-type="float" office:value="0.000941176470588236" calcext:value-type="float">
            <text:p>9,41E-04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05310315" calcext:value-type="float">
            <text:p>0,053103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294117647058824" calcext:value-type="float">
            <text:p>2,94E-04</text:p>
          </table:table-cell>
          <table:table-cell table:style-name="ce1" office:value-type="float" office:value="0.000647058823529412" calcext:value-type="float">
            <text:p>6,47E-04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038945067" calcext:value-type="float">
            <text:p>0,0389450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176470588235294" calcext:value-type="float">
            <text:p>1,76E-04</text:p>
          </table:table-cell>
          <table:table-cell table:style-name="ce1" office:value-type="float" office:value="0.000411764705882353" calcext:value-type="float">
            <text:p>4,12E-04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030429404" calcext:value-type="float">
            <text:p>0,03042940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70588235294118" calcext:value-type="float">
            <text:p>0,001705882352941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209957783" calcext:value-type="float">
            <text:p>0,20995778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352941176470588" calcext:value-type="float">
            <text:p>3,53E-04</text:p>
          </table:table-cell>
          <table:table-cell table:style-name="ce1" office:value-type="float" office:value="0.000764705882352941" calcext:value-type="float">
            <text:p>7,65E-04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066794149" calcext:value-type="float">
            <text:p>0,06679414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352941176470588" calcext:value-type="float">
            <text:p>3,53E-04</text:p>
          </table:table-cell>
          <table:table-cell table:style-name="ce1" office:value-type="float" office:value="0.000705882352941177" calcext:value-type="float">
            <text:p>7,06E-04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048082418" calcext:value-type="float">
            <text:p>0,04808241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052726412" calcext:value-type="float">
            <text:p>0,05272641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294117647058824" calcext:value-type="float">
            <text:p>2,94E-04</text:p>
          </table:table-cell>
          <table:table-cell table:style-name="ce1" office:value-type="float" office:value="0.000647058823529412" calcext:value-type="float">
            <text:p>6,47E-04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048395765" calcext:value-type="float">
            <text:p>0,0483957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23529411764706" calcext:value-type="float">
            <text:p>0,002235294117647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233879529" calcext:value-type="float">
            <text:p>0,233879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072798635" calcext:value-type="float">
            <text:p>0,0727986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882352941176471" calcext:value-type="float">
            <text:p>8,82E-04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058744657" calcext:value-type="float">
            <text:p>0,0587446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29411764705882" calcext:value-type="float">
            <text:p>0,001294117647059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061972616" calcext:value-type="float">
            <text:p>0,0619726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588235294117647" calcext:value-type="float">
            <text:p>5,88E-04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048867832" calcext:value-type="float">
            <text:p>0,048867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41176470588235" calcext:value-type="float">
            <text:p>0,002411764705882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247514317" calcext:value-type="float">
            <text:p>0,2475143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11764705882353" calcext:value-type="float">
            <text:p>0,001117647058824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072143012" calcext:value-type="float">
            <text:p>0,072143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941176470588236" calcext:value-type="float">
            <text:p>9,41E-04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062673629" calcext:value-type="float">
            <text:p>0,062673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07165519" calcext:value-type="float">
            <text:p>0,07165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068748947" calcext:value-type="float">
            <text:p>0,068748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1764705882353" calcext:value-type="float">
            <text:p>0,002176470588235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25609355" calcext:value-type="float">
            <text:p>0,25609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11764705882353" calcext:value-type="float">
            <text:p>0,001117647058824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08228975" calcext:value-type="float">
            <text:p>0,082289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05882352941177" calcext:value-type="float">
            <text:p>0,001058823529412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061748092" calcext:value-type="float">
            <text:p>0,061748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058138265" calcext:value-type="float">
            <text:p>0,0581382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647058823529412" calcext:value-type="float">
            <text:p>6,47E-04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052802554" calcext:value-type="float">
            <text:p>0,052802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281799347" calcext:value-type="float">
            <text:p>0,281799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095674389" calcext:value-type="float">
            <text:p>0,0956743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41176470588235" calcext:value-type="float">
            <text:p>0,001411764705882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082276171" calcext:value-type="float">
            <text:p>0,082276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096962935" calcext:value-type="float">
            <text:p>0,096962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64705882352941" calcext:value-type="float">
            <text:p>0,001647058823529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093298558" calcext:value-type="float">
            <text:p>0,093298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299191078" calcext:value-type="float">
            <text:p>0,2991910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82352941176471" calcext:value-type="float">
            <text:p>0,001823529411765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105678384" calcext:value-type="float">
            <text:p>0,105678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29411764705882" calcext:value-type="float">
            <text:p>0,001294117647059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079819527" calcext:value-type="float">
            <text:p>0,079819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123529411764706" calcext:value-type="float">
            <text:p>0,001235294117647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083470669" calcext:value-type="float">
            <text:p>0,0834706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176470588235294" calcext:value-type="float">
            <text:p>1,76E-04</text:p>
          </table:table-cell>
          <table:table-cell table:style-name="ce1" office:value-type="float" office:value="0.000941176470588236" calcext:value-type="float">
            <text:p>9,41E-04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065836726" calcext:value-type="float">
            <text:p>0,0658367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9.05471698113" calcext:value-type="float">
            <text:p>2709,05471698113</text:p>
          </table:table-cell>
          <table:table-cell office:value-type="float" office:value="0.790533333333333" calcext:value-type="float">
            <text:p>0,790533333333333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0.00569813883644566" calcext:value-type="float">
            <text:p>0,005698138836446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18889979035639" calcext:value-type="float">
            <text:p>0,001188899790356</text:p>
          </table:table-cell>
          <table:table-cell office:value-type="float" office:value="0.139580629699706" calcext:value-type="float">
            <text:p>0,139580629699706</text:p>
          </table:table-cell>
          <table:table-cell office:value-type="float" office:value="0.941168961742747" calcext:value-type="float">
            <text:p>0,941168961742747</text:p>
          </table:table-cell>
          <table:table-cell office:value-type="float" office:value="2.05132998112044" calcext:value-type="float">
            <text:p>2,05132998112044</text:p>
          </table:table-cell>
          <table:table-cell office:value-type="float" office:value="2.13207957256289" calcext:value-type="float">
            <text:p>2,13207957256289</text:p>
          </table:table-cell>
          <table:table-cell office:value-type="float" office:value="0.25890899" calcext:value-type="float">
            <text:p>0,258908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9.05471698113" calcext:value-type="float">
            <text:p>2709,05471698113</text:p>
          </table:table-cell>
          <table:table-cell office:value-type="float" office:value="0.790533333333333" calcext:value-type="float">
            <text:p>0,790533333333333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0.00569813883644566" calcext:value-type="float">
            <text:p>0,005698138836446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55555555555556" calcext:value-type="float">
            <text:p>0,001555555555556</text:p>
          </table:table-cell>
          <table:table-cell office:value-type="float" office:value="0.00118889979035639" calcext:value-type="float">
            <text:p>0,001188899790356</text:p>
          </table:table-cell>
          <table:table-cell office:value-type="float" office:value="0.139580629699706" calcext:value-type="float">
            <text:p>0,139580629699706</text:p>
          </table:table-cell>
          <table:table-cell office:value-type="float" office:value="0.941168961742747" calcext:value-type="float">
            <text:p>0,941168961742747</text:p>
          </table:table-cell>
          <table:table-cell office:value-type="float" office:value="2.05132998112044" calcext:value-type="float">
            <text:p>2,05132998112044</text:p>
          </table:table-cell>
          <table:table-cell office:value-type="float" office:value="2.13207957256289" calcext:value-type="float">
            <text:p>2,13207957256289</text:p>
          </table:table-cell>
          <table:table-cell office:value-type="float" office:value="0.087129844" calcext:value-type="float">
            <text:p>0,0871298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9.05471698113" calcext:value-type="float">
            <text:p>2709,05471698113</text:p>
          </table:table-cell>
          <table:table-cell office:value-type="float" office:value="0.790533333333333" calcext:value-type="float">
            <text:p>0,790533333333333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0.00569813883644566" calcext:value-type="float">
            <text:p>0,005698138836446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0118889979035639" calcext:value-type="float">
            <text:p>0,001188899790356</text:p>
          </table:table-cell>
          <table:table-cell office:value-type="float" office:value="0.139580629699706" calcext:value-type="float">
            <text:p>0,139580629699706</text:p>
          </table:table-cell>
          <table:table-cell office:value-type="float" office:value="0.941168961742747" calcext:value-type="float">
            <text:p>0,941168961742747</text:p>
          </table:table-cell>
          <table:table-cell office:value-type="float" office:value="2.05132998112044" calcext:value-type="float">
            <text:p>2,05132998112044</text:p>
          </table:table-cell>
          <table:table-cell office:value-type="float" office:value="2.13207957256289" calcext:value-type="float">
            <text:p>2,13207957256289</text:p>
          </table:table-cell>
          <table:table-cell office:value-type="float" office:value="0.063736454" calcext:value-type="float">
            <text:p>0,0637364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9.05471698113" calcext:value-type="float">
            <text:p>2709,05471698113</text:p>
          </table:table-cell>
          <table:table-cell office:value-type="float" office:value="0.790533333333333" calcext:value-type="float">
            <text:p>0,790533333333333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0.00569813883644566" calcext:value-type="float">
            <text:p>0,005698138836446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8889979035639" calcext:value-type="float">
            <text:p>0,001188899790356</text:p>
          </table:table-cell>
          <table:table-cell office:value-type="float" office:value="0.139580629699706" calcext:value-type="float">
            <text:p>0,139580629699706</text:p>
          </table:table-cell>
          <table:table-cell office:value-type="float" office:value="0.941168961742747" calcext:value-type="float">
            <text:p>0,941168961742747</text:p>
          </table:table-cell>
          <table:table-cell office:value-type="float" office:value="2.05132998112044" calcext:value-type="float">
            <text:p>2,05132998112044</text:p>
          </table:table-cell>
          <table:table-cell office:value-type="float" office:value="2.13207957256289" calcext:value-type="float">
            <text:p>2,13207957256289</text:p>
          </table:table-cell>
          <table:table-cell office:value-type="float" office:value="0.058997848" calcext:value-type="float">
            <text:p>0,058997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9.05471698113" calcext:value-type="float">
            <text:p>2709,05471698113</text:p>
          </table:table-cell>
          <table:table-cell office:value-type="float" office:value="0.790533333333333" calcext:value-type="float">
            <text:p>0,790533333333333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0.00569813883644566" calcext:value-type="float">
            <text:p>0,005698138836446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118889979035639" calcext:value-type="float">
            <text:p>0,001188899790356</text:p>
          </table:table-cell>
          <table:table-cell office:value-type="float" office:value="0.139580629699706" calcext:value-type="float">
            <text:p>0,139580629699706</text:p>
          </table:table-cell>
          <table:table-cell office:value-type="float" office:value="0.941168961742747" calcext:value-type="float">
            <text:p>0,941168961742747</text:p>
          </table:table-cell>
          <table:table-cell office:value-type="float" office:value="2.05132998112044" calcext:value-type="float">
            <text:p>2,05132998112044</text:p>
          </table:table-cell>
          <table:table-cell office:value-type="float" office:value="2.13207957256289" calcext:value-type="float">
            <text:p>2,13207957256289</text:p>
          </table:table-cell>
          <table:table-cell office:value-type="float" office:value="0.060334276" calcext:value-type="float">
            <text:p>0,060334276</text:p>
          </table:table-cell>
        </table:table-row>
      </table:table>
      <table:table table:name="HPPM_MSTRG_AVG" table:style-name="ta1">
        <table:table-column table:style-name="co14" table:number-columns-repeated="5" table:default-cell-style-name="Default"/>
        <table:table-column table:style-name="co14" table:number-columns-repeated="3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HPPM_MSTRG.A2:.A6])" office:value-type="float" office:value="20" calcext:value-type="float">
            <text:p>20</text:p>
          </table:table-cell>
          <table:table-cell table:formula="of:=AVERAGE([HPPM_MSTRG.B2:.B6])" office:value-type="float" office:value="5" calcext:value-type="float">
            <text:p>5</text:p>
          </table:table-cell>
          <table:table-cell table:formula="of:=AVERAGE([HPPM_MSTRG.C2:.C6])" office:value-type="float" office:value="5115.09245283019" calcext:value-type="float">
            <text:p>5115,09245283019</text:p>
          </table:table-cell>
          <table:table-cell table:formula="of:=AVERAGE([HPPM_MSTRG.D2:.D6])" office:value-type="float" office:value="0.185167084377611" calcext:value-type="float">
            <text:p>0,185167084377611</text:p>
          </table:table-cell>
          <table:table-cell table:formula="of:=AVERAGE([HPPM_MSTRG.E2:.E6])" office:value-type="float" office:value="5" calcext:value-type="float">
            <text:p>5</text:p>
          </table:table-cell>
          <table:table-cell table:style-name="Default" table:formula="of:=AVERAGE([HPPM_MSTRG.F2:.F6])" office:value-type="float" office:value="0.00102880658436214" calcext:value-type="float">
            <text:p>0,001028806584362</text:p>
          </table:table-cell>
          <table:table-cell table:formula="of:=AVERAGE([HPPM_MSTRG.G2:.G6])" office:value-type="float" office:value="0.000164705882352941" calcext:value-type="float">
            <text:p>1,65E-04</text:p>
          </table:table-cell>
          <table:table-cell table:formula="of:=AVERAGE([HPPM_MSTRG.H2:.H6])" office:value-type="float" office:value="0.000599999999999999" calcext:value-type="float">
            <text:p>6,00E-04</text:p>
          </table:table-cell>
          <table:table-cell table:formula="of:=AVERAGE([HPPM_MSTRG.I2:.I6])" office:value-type="float" office:value="0.00191759787735849" calcext:value-type="float">
            <text:p>0,001917597877358</text:p>
          </table:table-cell>
          <table:table-cell table:formula="of:=AVERAGE([HPPM_MSTRG.J2:.J6])" office:value-type="float" office:value="0.0329830294815511" calcext:value-type="float">
            <text:p>0,032983029481551</text:p>
          </table:table-cell>
          <table:table-cell table:style-name="ce1" table:formula="of:=AVERAGE([HPPM_MSTRG.K2:.K6])" office:value-type="float" office:value="0.1423433076564" calcext:value-type="float">
            <text:p>1,42E-01</text:p>
          </table:table-cell>
          <table:table-cell table:formula="of:=AVERAGE([HPPM_MSTRG.L2:.L6])" office:value-type="float" office:value="0.37037037037037" calcext:value-type="float">
            <text:p>0,37037037037037</text:p>
          </table:table-cell>
          <table:table-cell table:formula="of:=AVERAGE([HPPM_MSTRG.M2:.M6])" office:value-type="float" office:value="0.545696707508321" calcext:value-type="float">
            <text:p>0,545696707508321</text:p>
          </table:table-cell>
          <table:table-cell table:formula="of:=AVERAGE([HPPM_MSTRG.N2:.N6])" office:value-type="float" office:value="0.050814473" calcext:value-type="float">
            <text:p>0,0508144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7:.B11])" office:value-type="float" office:value="10" calcext:value-type="float">
            <text:p>10</text:p>
          </table:table-cell>
          <table:table-cell table:formula="of:=AVERAGE([HPPM_MSTRG.C7:.C11])" office:value-type="float" office:value="5115.07358490566" calcext:value-type="float">
            <text:p>5115,07358490566</text:p>
          </table:table-cell>
          <table:table-cell table:formula="of:=AVERAGE([HPPM_MSTRG.D7:.D11])" office:value-type="float" office:value="0.396823308270677" calcext:value-type="float">
            <text:p>0,396823308270677</text:p>
          </table:table-cell>
          <table:table-cell table:formula="of:=AVERAGE([HPPM_MSTRG.E7:.E11])" office:value-type="float" office:value="10" calcext:value-type="float">
            <text:p>10</text:p>
          </table:table-cell>
          <table:table-cell table:style-name="Default" table:formula="of:=AVERAGE([HPPM_MSTRG.F7:.F11])" office:value-type="float" office:value="0.00104275286757039" calcext:value-type="float">
            <text:p>0,00104275286757</text:p>
          </table:table-cell>
          <table:table-cell table:formula="of:=AVERAGE([HPPM_MSTRG.G7:.G11])" office:value-type="float" office:value="0.000258823529411765" calcext:value-type="float">
            <text:p>2,59E-04</text:p>
          </table:table-cell>
          <table:table-cell table:formula="of:=AVERAGE([HPPM_MSTRG.H7:.H11])" office:value-type="float" office:value="0.000729411764705882" calcext:value-type="float">
            <text:p>7,29E-04</text:p>
          </table:table-cell>
          <table:table-cell table:style-name="ce1" table:formula="of:=AVERAGE([HPPM_MSTRG.I7:.I11])" office:value-type="float" office:value="0.00184489779874214" calcext:value-type="float">
            <text:p>1,84E-03</text:p>
          </table:table-cell>
          <table:table-cell table:formula="of:=AVERAGE([HPPM_MSTRG.J7:.J11])" office:value-type="float" office:value="0.0702852047300386" calcext:value-type="float">
            <text:p>0,070285204730039</text:p>
          </table:table-cell>
          <table:table-cell table:formula="of:=AVERAGE([HPPM_MSTRG.K7:.K11])" office:value-type="float" office:value="0.280058276422007" calcext:value-type="float">
            <text:p>0,280058276422007</text:p>
          </table:table-cell>
          <table:table-cell table:formula="of:=AVERAGE([HPPM_MSTRG.L7:.L11])" office:value-type="float" office:value="0.375391032325339" calcext:value-type="float">
            <text:p>0,375391032325339</text:p>
          </table:table-cell>
          <table:table-cell table:formula="of:=AVERAGE([HPPM_MSTRG.M7:.M11])" office:value-type="float" office:value="0.725734513477385" calcext:value-type="float">
            <text:p>0,725734513477385</text:p>
          </table:table-cell>
          <table:table-cell table:formula="of:=AVERAGE([HPPM_MSTRG.N7:.N11])" office:value-type="float" office:value="0.0650039362" calcext:value-type="float">
            <text:p>0,0650039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12:.B16])" office:value-type="float" office:value="15" calcext:value-type="float">
            <text:p>15</text:p>
          </table:table-cell>
          <table:table-cell table:formula="of:=AVERAGE([HPPM_MSTRG.C12:.C16])" office:value-type="float" office:value="5115.11509433962" calcext:value-type="float">
            <text:p>5115,11509433962</text:p>
          </table:table-cell>
          <table:table-cell table:formula="of:=AVERAGE([HPPM_MSTRG.D12:.D16])" office:value-type="float" office:value="0.617098997493734" calcext:value-type="float">
            <text:p>0,617098997493734</text:p>
          </table:table-cell>
          <table:table-cell table:formula="of:=AVERAGE([HPPM_MSTRG.E12:.E16])" office:value-type="float" office:value="14" calcext:value-type="float">
            <text:p>14</text:p>
          </table:table-cell>
          <table:table-cell table:formula="of:=AVERAGE([HPPM_MSTRG.F12:.F16])" office:value-type="float" office:value="0.000769829135484563" calcext:value-type="float">
            <text:p>7,70E-04</text:p>
          </table:table-cell>
          <table:table-cell table:formula="of:=AVERAGE([HPPM_MSTRG.G12:.G16])" office:value-type="float" office:value="0.000294117647058824" calcext:value-type="float">
            <text:p>2,94E-04</text:p>
          </table:table-cell>
          <table:table-cell table:formula="of:=AVERAGE([HPPM_MSTRG.H12:.H16])" office:value-type="float" office:value="0.00096470588235294" calcext:value-type="float">
            <text:p>9,65E-04</text:p>
          </table:table-cell>
          <table:table-cell table:formula="of:=AVERAGE([HPPM_MSTRG.I12:.I16])" office:value-type="float" office:value="0.00172698561320755" calcext:value-type="float">
            <text:p>0,001726985613208</text:p>
          </table:table-cell>
          <table:table-cell table:formula="of:=AVERAGE([HPPM_MSTRG.J12:.J16])" office:value-type="float" office:value="0.109099020821754" calcext:value-type="float">
            <text:p>0,109099020821754</text:p>
          </table:table-cell>
          <table:table-cell table:formula="of:=AVERAGE([HPPM_MSTRG.K12:.K16])" office:value-type="float" office:value="0.385364756008703" calcext:value-type="float">
            <text:p>0,385364756008703</text:p>
          </table:table-cell>
          <table:table-cell table:formula="of:=AVERAGE([HPPM_MSTRG.L12:.L16])" office:value-type="float" office:value="0.277138488774443" calcext:value-type="float">
            <text:p>0,277138488774443</text:p>
          </table:table-cell>
          <table:table-cell table:formula="of:=AVERAGE([HPPM_MSTRG.M12:.M16])" office:value-type="float" office:value="0.7716022656049" calcext:value-type="float">
            <text:p>0,7716022656049</text:p>
          </table:table-cell>
          <table:table-cell table:formula="of:=AVERAGE([HPPM_MSTRG.N12:.N16])" office:value-type="float" office:value="0.0781402248" calcext:value-type="float">
            <text:p>0,0781402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17:.B21])" office:value-type="float" office:value="20" calcext:value-type="float">
            <text:p>20</text:p>
          </table:table-cell>
          <table:table-cell table:formula="of:=AVERAGE([HPPM_MSTRG.C17:.C21])" office:value-type="float" office:value="5115.11132075472" calcext:value-type="float">
            <text:p>5115,11132075472</text:p>
          </table:table-cell>
          <table:table-cell table:formula="of:=AVERAGE([HPPM_MSTRG.D17:.D21])" office:value-type="float" office:value="0.833224728487886" calcext:value-type="float">
            <text:p>0,833224728487886</text:p>
          </table:table-cell>
          <table:table-cell table:formula="of:=AVERAGE([HPPM_MSTRG.E17:.E21])" office:value-type="float" office:value="20" calcext:value-type="float">
            <text:p>20</text:p>
          </table:table-cell>
          <table:table-cell table:formula="of:=AVERAGE([HPPM_MSTRG.F17:.F21])" office:value-type="float" office:value="0.000869867780097425" calcext:value-type="float">
            <text:p>8,70E-04</text:p>
          </table:table-cell>
          <table:table-cell table:formula="of:=AVERAGE([HPPM_MSTRG.G17:.G21])" office:value-type="float" office:value="0.000388235294117647" calcext:value-type="float">
            <text:p>3,88E-04</text:p>
          </table:table-cell>
          <table:table-cell table:formula="of:=AVERAGE([HPPM_MSTRG.H17:.H21])" office:value-type="float" office:value="0.001" calcext:value-type="float">
            <text:p>1,00E-03</text:p>
          </table:table-cell>
          <table:table-cell table:formula="of:=AVERAGE([HPPM_MSTRG.I17:.I21])" office:value-type="float" office:value="0.00168146252620545" calcext:value-type="float">
            <text:p>0,001681462526205</text:p>
          </table:table-cell>
          <table:table-cell table:formula="of:=AVERAGE([HPPM_MSTRG.J17:.J21])" office:value-type="float" office:value="0.147193961475784" calcext:value-type="float">
            <text:p>0,147193961475784</text:p>
          </table:table-cell>
          <table:table-cell table:formula="of:=AVERAGE([HPPM_MSTRG.K17:.K21])" office:value-type="float" office:value="0.556396298365483" calcext:value-type="float">
            <text:p>0,556396298365483</text:p>
          </table:table-cell>
          <table:table-cell table:formula="of:=AVERAGE([HPPM_MSTRG.L17:.L21])" office:value-type="float" office:value="0.313152400835073" calcext:value-type="float">
            <text:p>0,313152400835073</text:p>
          </table:table-cell>
          <table:table-cell table:formula="of:=AVERAGE([HPPM_MSTRG.M17:.M21])" office:value-type="float" office:value="1.01674266067634" calcext:value-type="float">
            <text:p>1,01674266067634</text:p>
          </table:table-cell>
          <table:table-cell table:formula="of:=AVERAGE([HPPM_MSTRG.N17:.N21])" office:value-type="float" office:value="0.0851913054" calcext:value-type="float">
            <text:p>0,0851913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22:.B26])" office:value-type="float" office:value="25" calcext:value-type="float">
            <text:p>25</text:p>
          </table:table-cell>
          <table:table-cell table:formula="of:=AVERAGE([HPPM_MSTRG.C22:.C26])" office:value-type="float" office:value="5115.11886792453" calcext:value-type="float">
            <text:p>5115,11886792453</text:p>
          </table:table-cell>
          <table:table-cell table:formula="of:=AVERAGE([HPPM_MSTRG.D22:.D26])" office:value-type="float" office:value="1.06530284043442" calcext:value-type="float">
            <text:p>1,06530284043442</text:p>
          </table:table-cell>
          <table:table-cell table:formula="of:=AVERAGE([HPPM_MSTRG.E22:.E26])" office:value-type="float" office:value="24" calcext:value-type="float">
            <text:p>24</text:p>
          </table:table-cell>
          <table:table-cell table:formula="of:=AVERAGE([HPPM_MSTRG.F22:.F26])" office:value-type="float" office:value="0.000788359521796975" calcext:value-type="float">
            <text:p>7,88E-04</text:p>
          </table:table-cell>
          <table:table-cell table:formula="of:=AVERAGE([HPPM_MSTRG.G22:.G26])" office:value-type="float" office:value="0.000141176470588235" calcext:value-type="float">
            <text:p>1,41E-04</text:p>
          </table:table-cell>
          <table:table-cell table:formula="of:=AVERAGE([HPPM_MSTRG.H22:.H26])" office:value-type="float" office:value="0.00123529411764706" calcext:value-type="float">
            <text:p>1,24E-03</text:p>
          </table:table-cell>
          <table:table-cell table:formula="of:=AVERAGE([HPPM_MSTRG.I22:.I26])" office:value-type="float" office:value="0.00159926640461216" calcext:value-type="float">
            <text:p>0,001599266404612</text:p>
          </table:table-cell>
          <table:table-cell table:formula="of:=AVERAGE([HPPM_MSTRG.J22:.J26])" office:value-type="float" office:value="0.188094841435721" calcext:value-type="float">
            <text:p>0,188094841435721</text:p>
          </table:table-cell>
          <table:table-cell table:formula="of:=AVERAGE([HPPM_MSTRG.K22:.K26])" office:value-type="float" office:value="0.715711133499655" calcext:value-type="float">
            <text:p>0,715711133499655</text:p>
          </table:table-cell>
          <table:table-cell table:formula="of:=AVERAGE([HPPM_MSTRG.L22:.L26])" office:value-type="float" office:value="0.283809427846911" calcext:value-type="float">
            <text:p>0,283809427846911</text:p>
          </table:table-cell>
          <table:table-cell table:formula="of:=AVERAGE([HPPM_MSTRG.M22:.M26])" office:value-type="float" office:value="1.18761540278229" calcext:value-type="float">
            <text:p>1,18761540278229</text:p>
          </table:table-cell>
          <table:table-cell table:formula="of:=AVERAGE([HPPM_MSTRG.N22:.N26])" office:value-type="float" office:value="0.0952526538" calcext:value-type="float">
            <text:p>0,0952526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7:.B11])" office:value-type="float" office:value="10" calcext:value-type="float">
            <text:p>10</text:p>
          </table:table-cell>
          <table:table-cell table:formula="of:=AVERAGE([HPPM_MSTRG.C27:.C31])" office:value-type="float" office:value="5049.62842612056" calcext:value-type="float">
            <text:p>5049,62842612056</text:p>
          </table:table-cell>
          <table:table-cell table:formula="of:=AVERAGE([HPPM_MSTRG.D27:.D31])" office:value-type="float" office:value="1.2827589807853" calcext:value-type="float">
            <text:p>1,2827589807853</text:p>
          </table:table-cell>
          <table:table-cell table:formula="of:=AVERAGE([HPPM_MSTRG.E27:.E31])" office:value-type="float" office:value="26" calcext:value-type="float">
            <text:p>26</text:p>
          </table:table-cell>
          <table:table-cell table:formula="of:=AVERAGE([HPPM_MSTRG.F27:.F31])" office:value-type="float" office:value="0.000708170517343855" calcext:value-type="float">
            <text:p>7,08E-04</text:p>
          </table:table-cell>
          <table:table-cell table:formula="of:=AVERAGE([HPPM_MSTRG.G27:.G31])" office:value-type="float" office:value="0.000223529411764706" calcext:value-type="float">
            <text:p>2,24E-04</text:p>
          </table:table-cell>
          <table:table-cell table:formula="of:=AVERAGE([HPPM_MSTRG.H27:.H31])" office:value-type="float" office:value="0.00132941176470588" calcext:value-type="float">
            <text:p>1,33E-03</text:p>
          </table:table-cell>
          <table:table-cell table:formula="of:=AVERAGE([HPPM_MSTRG.I27:.I31])" office:value-type="float" office:value="0.00146640849056604" calcext:value-type="float">
            <text:p>0,001466408490566</text:p>
          </table:table-cell>
          <table:table-cell table:style-name="ce1" table:formula="of:=AVERAGE([HPPM_MSTRG.J27:.J31])" office:value-type="float" office:value="0.226408936129335" calcext:value-type="float">
            <text:p>2,26E-01</text:p>
          </table:table-cell>
          <table:table-cell table:formula="of:=AVERAGE([HPPM_MSTRG.K27:.K31])" office:value-type="float" office:value="0.807713240925289" calcext:value-type="float">
            <text:p>0,807713240925289</text:p>
          </table:table-cell>
          <table:table-cell table:formula="of:=AVERAGE([HPPM_MSTRG.L27:.L31])" office:value-type="float" office:value="0.254941386243788" calcext:value-type="float">
            <text:p>0,254941386243788</text:p>
          </table:table-cell>
          <table:table-cell table:formula="of:=AVERAGE([HPPM_MSTRG.M27:.M31])" office:value-type="float" office:value="1.28906356329841" calcext:value-type="float">
            <text:p>1,28906356329841</text:p>
          </table:table-cell>
          <table:table-cell table:formula="of:=AVERAGE([HPPM_MSTRG.N27:.N31])" office:value-type="float" office:value="0.104547019" calcext:value-type="float">
            <text:p>0,104547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32:.B36])" office:value-type="float" office:value="35" calcext:value-type="float">
            <text:p>35</text:p>
          </table:table-cell>
          <table:table-cell table:formula="of:=AVERAGE([HPPM_MSTRG.C32:.C36])" office:value-type="float" office:value="5112.19245283019" calcext:value-type="float">
            <text:p>5112,19245283019</text:p>
          </table:table-cell>
          <table:table-cell table:formula="of:=AVERAGE([HPPM_MSTRG.D32:.D36])" office:value-type="float" office:value="1.44550125313283" calcext:value-type="float">
            <text:p>1,44550125313283</text:p>
          </table:table-cell>
          <table:table-cell table:formula="of:=AVERAGE([HPPM_MSTRG.E32:.E36])" office:value-type="float" office:value="29" calcext:value-type="float">
            <text:p>29</text:p>
          </table:table-cell>
          <table:table-cell table:formula="of:=AVERAGE([HPPM_MSTRG.F32:.F36])" office:value-type="float" office:value="0.000782447623914154" calcext:value-type="float">
            <text:p>7,82E-04</text:p>
          </table:table-cell>
          <table:table-cell table:formula="of:=AVERAGE([HPPM_MSTRG.G32:.G36])" office:value-type="float" office:value="0.000282352941176471" calcext:value-type="float">
            <text:p>2,82E-04</text:p>
          </table:table-cell>
          <table:table-cell table:formula="of:=AVERAGE([HPPM_MSTRG.H32:.H36])" office:value-type="float" office:value="0.0012" calcext:value-type="float">
            <text:p>1,20E-03</text:p>
          </table:table-cell>
          <table:table-cell table:formula="of:=AVERAGE([HPPM_MSTRG.I32:.I36])" office:value-type="float" office:value="0.00160842290356394" calcext:value-type="float">
            <text:p>0,001608422903564</text:p>
          </table:table-cell>
          <table:table-cell table:style-name="ce1" table:formula="of:=AVERAGE([HPPM_MSTRG.J32:.J36])" office:value-type="float" office:value="0.255125435885217" calcext:value-type="float">
            <text:p>2,55E-01</text:p>
          </table:table-cell>
          <table:table-cell table:formula="of:=AVERAGE([HPPM_MSTRG.K32:.K36])" office:value-type="float" office:value="1.01716060693787" calcext:value-type="float">
            <text:p>1,01716060693787</text:p>
          </table:table-cell>
          <table:table-cell table:formula="of:=AVERAGE([HPPM_MSTRG.L32:.L36])" office:value-type="float" office:value="0.281681144609096" calcext:value-type="float">
            <text:p>0,281681144609096</text:p>
          </table:table-cell>
          <table:table-cell table:formula="of:=AVERAGE([HPPM_MSTRG.M32:.M36])" office:value-type="float" office:value="1.55396718743218" calcext:value-type="float">
            <text:p>1,55396718743218</text:p>
          </table:table-cell>
          <table:table-cell table:formula="of:=AVERAGE([HPPM_MSTRG.N32:.N36])" office:value-type="float" office:value="0.1022144422" calcext:value-type="float">
            <text:p>0,1022144422</text:p>
          </table:table-cell>
        </table:table-row>
        <table:table-row table:style-name="ro1">
          <table:table-cell table:formula="of:=AVERAGE([HPPM_MSTRG.A37:.A41])" office:value-type="float" office:value="20" calcext:value-type="float">
            <text:p>20</text:p>
          </table:table-cell>
          <table:table-cell table:formula="of:=AVERAGE([HPPM_MSTRG.B37:.B41])" office:value-type="float" office:value="40" calcext:value-type="float">
            <text:p>40</text:p>
          </table:table-cell>
          <table:table-cell table:formula="of:=AVERAGE([HPPM_MSTRG.C37:.C41])" office:value-type="float" office:value="5112.09056603774" calcext:value-type="float">
            <text:p>5112,09056603774</text:p>
          </table:table-cell>
          <table:table-cell table:formula="of:=AVERAGE([HPPM_MSTRG.D37:.D41])" office:value-type="float" office:value="1.77612155388471" calcext:value-type="float">
            <text:p>1,77612155388471</text:p>
          </table:table-cell>
          <table:table-cell table:formula="of:=AVERAGE([HPPM_MSTRG.E37:.E41])" office:value-type="float" office:value="37" calcext:value-type="float">
            <text:p>37</text:p>
          </table:table-cell>
          <table:table-cell table:formula="of:=AVERAGE([HPPM_MSTRG.F37:.F41])" office:value-type="float" office:value="0.00085166784953868" calcext:value-type="float">
            <text:p>8,52E-04</text:p>
          </table:table-cell>
          <table:table-cell table:formula="of:=AVERAGE([HPPM_MSTRG.G37:.G41])" office:value-type="float" office:value="0.000211764705882353" calcext:value-type="float">
            <text:p>2,12E-04</text:p>
          </table:table-cell>
          <table:table-cell table:formula="of:=AVERAGE([HPPM_MSTRG.H37:.H41])" office:value-type="float" office:value="0.00190588235294118" calcext:value-type="float">
            <text:p>1,91E-03</text:p>
          </table:table-cell>
          <table:table-cell table:formula="of:=AVERAGE([HPPM_MSTRG.I37:.I41])" office:value-type="float" office:value="0.00134420283018868" calcext:value-type="float">
            <text:p>0,001344202830189</text:p>
          </table:table-cell>
          <table:table-cell table:style-name="ce1" table:formula="of:=AVERAGE([HPPM_MSTRG.J37:.J41])" office:value-type="float" office:value="0.313367212908837" calcext:value-type="float">
            <text:p>3,13E-01</text:p>
          </table:table-cell>
          <table:table-cell table:formula="of:=AVERAGE([HPPM_MSTRG.K37:.K41])" office:value-type="float" office:value="1.10460779726638" calcext:value-type="float">
            <text:p>1,10460779726638</text:p>
          </table:table-cell>
          <table:table-cell table:formula="of:=AVERAGE([HPPM_MSTRG.L37:.L41])" office:value-type="float" office:value="0.306600425833925" calcext:value-type="float">
            <text:p>0,306600425833925</text:p>
          </table:table-cell>
          <table:table-cell table:formula="of:=AVERAGE([HPPM_MSTRG.M37:.M41])" office:value-type="float" office:value="1.72457543600914" calcext:value-type="float">
            <text:p>1,72457543600914</text:p>
          </table:table-cell>
          <table:table-cell table:formula="of:=AVERAGE([HPPM_MSTRG.N37:.N41])" office:value-type="float" office:value="0.13000228" calcext:value-type="float">
            <text:p>0,13000228</text:p>
          </table:table-cell>
        </table:table-row>
        <table:table-row table:style-name="ro1">
          <table:table-cell table:formula="of:=AVERAGE([HPPM_MSTRG.A42:.A46])" office:value-type="float" office:value="20" calcext:value-type="float">
            <text:p>20</text:p>
          </table:table-cell>
          <table:table-cell table:formula="of:=AVERAGE([HPPM_MSTRG.B42:.B46])" office:value-type="float" office:value="45" calcext:value-type="float">
            <text:p>45</text:p>
          </table:table-cell>
          <table:table-cell table:formula="of:=AVERAGE([HPPM_MSTRG.C42:.C46])" office:value-type="float" office:value="5052.81144498849" calcext:value-type="float">
            <text:p>5052,81144498849</text:p>
          </table:table-cell>
          <table:table-cell table:formula="of:=AVERAGE([HPPM_MSTRG.D42:.D46])" office:value-type="float" office:value="1.82540935672515" calcext:value-type="float">
            <text:p>1,82540935672515</text:p>
          </table:table-cell>
          <table:table-cell table:formula="of:=AVERAGE([HPPM_MSTRG.E42:.E46])" office:value-type="float" office:value="41" calcext:value-type="float">
            <text:p>41</text:p>
          </table:table-cell>
          <table:table-cell table:formula="of:=AVERAGE([HPPM_MSTRG.F42:.F46])" office:value-type="float" office:value="0.000938078303954426" calcext:value-type="float">
            <text:p>9,38E-04</text:p>
          </table:table-cell>
          <table:table-cell table:formula="of:=AVERAGE([HPPM_MSTRG.G42:.G46])" office:value-type="float" office:value="0.000223529411764706" calcext:value-type="float">
            <text:p>2,24E-04</text:p>
          </table:table-cell>
          <table:table-cell table:formula="of:=AVERAGE([HPPM_MSTRG.H42:.H46])" office:value-type="float" office:value="0.00165882352941177" calcext:value-type="float">
            <text:p>1,66E-03</text:p>
          </table:table-cell>
          <table:table-cell table:formula="of:=AVERAGE([HPPM_MSTRG.I42:.I46])" office:value-type="float" office:value="0.00152459208595388" calcext:value-type="float">
            <text:p>0,001524592085954</text:p>
          </table:table-cell>
          <table:table-cell table:style-name="ce1" table:formula="of:=AVERAGE([HPPM_MSTRG.J42:.J46])" office:value-type="float" office:value="0.322088455175397" calcext:value-type="float">
            <text:p>3,22E-01</text:p>
          </table:table-cell>
          <table:table-cell table:formula="of:=AVERAGE([HPPM_MSTRG.K42:.K46])" office:value-type="float" office:value="1.32603510331018" calcext:value-type="float">
            <text:p>1,32603510331018</text:p>
          </table:table-cell>
          <table:table-cell table:formula="of:=AVERAGE([HPPM_MSTRG.L42:.L46])" office:value-type="float" office:value="0.337708189423593" calcext:value-type="float">
            <text:p>0,337708189423593</text:p>
          </table:table-cell>
          <table:table-cell table:formula="of:=AVERAGE([HPPM_MSTRG.M42:.M46])" office:value-type="float" office:value="1.98583174790917" calcext:value-type="float">
            <text:p>1,98583174790917</text:p>
          </table:table-cell>
          <table:table-cell table:formula="of:=AVERAGE([HPPM_MSTRG.N42:.N46])" office:value-type="float" office:value="0.1267992768" calcext:value-type="float">
            <text:p>0,1267992768</text:p>
          </table:table-cell>
        </table:table-row>
        <table:table-row table:style-name="ro1">
          <table:table-cell table:formula="of:=AVERAGE([HPPM_MSTRG.A47:.A51])" office:value-type="float" office:value="20" calcext:value-type="float">
            <text:p>20</text:p>
          </table:table-cell>
          <table:table-cell table:formula="of:=AVERAGE([HPPM_MSTRG.B47:.B51])" office:value-type="float" office:value="50" calcext:value-type="float">
            <text:p>50</text:p>
          </table:table-cell>
          <table:table-cell table:formula="of:=AVERAGE([HPPM_MSTRG.C47:.C51])" office:value-type="float" office:value="2709.05471698113" calcext:value-type="float">
            <text:p>2709,05471698113</text:p>
          </table:table-cell>
          <table:table-cell table:formula="of:=AVERAGE([HPPM_MSTRG.D47:.D51])" office:value-type="float" office:value="0.790533333333333" calcext:value-type="float">
            <text:p>0,790533333333333</text:p>
          </table:table-cell>
          <table:table-cell table:formula="of:=AVERAGE([HPPM_MSTRG.E47:.E51])" office:value-type="float" office:value="49" calcext:value-type="float">
            <text:p>49</text:p>
          </table:table-cell>
          <table:table-cell table:style-name="Default" table:formula="of:=AVERAGE([HPPM_MSTRG.F47:.F51])" office:value-type="float" office:value="0.00569813883644566" calcext:value-type="float">
            <text:p>0,005698138836446</text:p>
          </table:table-cell>
          <table:table-cell table:style-name="Default" table:formula="of:=AVERAGE([HPPM_MSTRG.G47:.G51])" office:value-type="float" office:value="0.000577777777777778" calcext:value-type="float">
            <text:p>0,000577777777778</text:p>
          </table:table-cell>
          <table:table-cell table:style-name="Default" table:formula="of:=AVERAGE([HPPM_MSTRG.H47:.H51])" office:value-type="float" office:value="0.0016" calcext:value-type="float">
            <text:p>0,0016</text:p>
          </table:table-cell>
          <table:table-cell table:formula="of:=AVERAGE([HPPM_MSTRG.I47:.I51])" office:value-type="float" office:value="0.00118889979035639" calcext:value-type="float">
            <text:p>0,001188899790356</text:p>
          </table:table-cell>
          <table:table-cell table:formula="of:=AVERAGE([HPPM_MSTRG.J47:.J51])" office:value-type="float" office:value="0.139580629699706" calcext:value-type="float">
            <text:p>0,139580629699706</text:p>
          </table:table-cell>
          <table:table-cell table:formula="of:=AVERAGE([HPPM_MSTRG.K47:.K51])" office:value-type="float" office:value="0.941168961742747" calcext:value-type="float">
            <text:p>0,941168961742747</text:p>
          </table:table-cell>
          <table:table-cell table:formula="of:=AVERAGE([HPPM_MSTRG.L47:.L51])" office:value-type="float" office:value="2.05132998112044" calcext:value-type="float">
            <text:p>2,05132998112044</text:p>
          </table:table-cell>
          <table:table-cell table:formula="of:=AVERAGE([HPPM_MSTRG.M47:.M51])" office:value-type="float" office:value="2.13207957256289" calcext:value-type="float">
            <text:p>2,13207957256289</text:p>
          </table:table-cell>
          <table:table-cell table:formula="of:=AVERAGE([HPPM_MSTRG.N47:.N51])" office:value-type="float" office:value="0.1058214824" calcext:value-type="float">
            <text:p>0,1058214824</text:p>
          </table:table-cell>
        </table:table-row>
      </table:table>
      <table:table table:name="NO_STORAGE" table:style-name="ta1">
        <table:table-column table:style-name="co14" table:number-columns-repeated="7" table:default-cell-style-name="Default"/>
        <table:table-column table:style-name="co14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134683431" calcext:value-type="float">
            <text:p>0,1346834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038601707" calcext:value-type="float">
            <text:p>0,0386017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032933833" calcext:value-type="float">
            <text:p>0,032933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026700037" calcext:value-type="float">
            <text:p>0,026700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023510666" calcext:value-type="float">
            <text:p>0,023510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146688965" calcext:value-type="float">
            <text:p>0,146688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047568289" calcext:value-type="float">
            <text:p>0,047568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039299123" calcext:value-type="float">
            <text:p>0,039299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033679222" calcext:value-type="float">
            <text:p>0,033679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036400704" calcext:value-type="float">
            <text:p>0,036400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176222138" calcext:value-type="float">
            <text:p>0,1762221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053995168" calcext:value-type="float">
            <text:p>0,053995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050115549" calcext:value-type="float">
            <text:p>0,0501155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039754634" calcext:value-type="float">
            <text:p>0,0397546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036712067" calcext:value-type="float">
            <text:p>0,0367120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18407605" calcext:value-type="float">
            <text:p>0,1840760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065934276" calcext:value-type="float">
            <text:p>0,0659342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042146089" calcext:value-type="float">
            <text:p>0,04214608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04170966" calcext:value-type="float">
            <text:p>0,0417096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034624295" calcext:value-type="float">
            <text:p>0,0346242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263767369" calcext:value-type="float">
            <text:p>0,2637673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06669534" calcext:value-type="float">
            <text:p>0,06669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043081731" calcext:value-type="float">
            <text:p>0,0430817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041462581" calcext:value-type="float">
            <text:p>0,0414625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037785809" calcext:value-type="float">
            <text:p>0,0377858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21052732" calcext:value-type="float">
            <text:p>0,210527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070473861" calcext:value-type="float">
            <text:p>0,070473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049559335" calcext:value-type="float">
            <text:p>0,049559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042822319" calcext:value-type="float">
            <text:p>0,042822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040544029" calcext:value-type="float">
            <text:p>0,040544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217197882" calcext:value-type="float">
            <text:p>0,217197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069385389" calcext:value-type="float">
            <text:p>0,0693853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053982168" calcext:value-type="float">
            <text:p>0,053982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046840375" calcext:value-type="float">
            <text:p>0,046840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044599714" calcext:value-type="float">
            <text:p>0,044599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223827773" calcext:value-type="float">
            <text:p>0,223827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075308969" calcext:value-type="float">
            <text:p>0,0753089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061975626" calcext:value-type="float">
            <text:p>0,061975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047129672" calcext:value-type="float">
            <text:p>0,0471296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050268026" calcext:value-type="float">
            <text:p>0,050268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236278353" calcext:value-type="float">
            <text:p>0,236278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085107567" calcext:value-type="float">
            <text:p>0,085107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074149333" calcext:value-type="float">
            <text:p>0,074149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077047102" calcext:value-type="float">
            <text:p>0,077047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058860372" calcext:value-type="float">
            <text:p>0,058860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48273677672956" calcext:value-type="float">
            <text:p>0,004827367767296</text:p>
          </table:table-cell>
          <table:table-cell office:value-type="float" office:value="0.171274398270708" calcext:value-type="float">
            <text:p>0,171274398270708</text:p>
          </table:table-cell>
          <table:table-cell office:value-type="float" office:value="2.87598290841787" calcext:value-type="float">
            <text:p>2,87598290841787</text:p>
          </table:table-cell>
          <table:table-cell office:value-type="float" office:value="0" calcext:value-type="float">
            <text:p>0</text:p>
          </table:table-cell>
          <table:table-cell office:value-type="float" office:value="4.04725730668858" calcext:value-type="float">
            <text:p>4,04725730668858</text:p>
          </table:table-cell>
          <table:table-cell office:value-type="float" office:value="0.236042484" calcext:value-type="float">
            <text:p>0,2360424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48273677672956" calcext:value-type="float">
            <text:p>0,004827367767296</text:p>
          </table:table-cell>
          <table:table-cell office:value-type="float" office:value="0.171274398270708" calcext:value-type="float">
            <text:p>0,171274398270708</text:p>
          </table:table-cell>
          <table:table-cell office:value-type="float" office:value="2.87598290841787" calcext:value-type="float">
            <text:p>2,87598290841787</text:p>
          </table:table-cell>
          <table:table-cell office:value-type="float" office:value="0" calcext:value-type="float">
            <text:p>0</text:p>
          </table:table-cell>
          <table:table-cell office:value-type="float" office:value="4.04725730668858" calcext:value-type="float">
            <text:p>4,04725730668858</text:p>
          </table:table-cell>
          <table:table-cell office:value-type="float" office:value="0.073015957" calcext:value-type="float">
            <text:p>0,0730159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48273677672956" calcext:value-type="float">
            <text:p>0,004827367767296</text:p>
          </table:table-cell>
          <table:table-cell office:value-type="float" office:value="0.171274398270708" calcext:value-type="float">
            <text:p>0,171274398270708</text:p>
          </table:table-cell>
          <table:table-cell office:value-type="float" office:value="2.87598290841787" calcext:value-type="float">
            <text:p>2,87598290841787</text:p>
          </table:table-cell>
          <table:table-cell office:value-type="float" office:value="0" calcext:value-type="float">
            <text:p>0</text:p>
          </table:table-cell>
          <table:table-cell office:value-type="float" office:value="4.04725730668858" calcext:value-type="float">
            <text:p>4,04725730668858</text:p>
          </table:table-cell>
          <table:table-cell office:value-type="float" office:value="0.052538481" calcext:value-type="float">
            <text:p>0,0525384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48273677672956" calcext:value-type="float">
            <text:p>0,004827367767296</text:p>
          </table:table-cell>
          <table:table-cell office:value-type="float" office:value="0.171274398270708" calcext:value-type="float">
            <text:p>0,171274398270708</text:p>
          </table:table-cell>
          <table:table-cell office:value-type="float" office:value="2.87598290841787" calcext:value-type="float">
            <text:p>2,87598290841787</text:p>
          </table:table-cell>
          <table:table-cell office:value-type="float" office:value="0" calcext:value-type="float">
            <text:p>0</text:p>
          </table:table-cell>
          <table:table-cell office:value-type="float" office:value="4.04725730668858" calcext:value-type="float">
            <text:p>4,04725730668858</text:p>
          </table:table-cell>
          <table:table-cell office:value-type="float" office:value="0.043880275" calcext:value-type="float">
            <text:p>0,04388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5.03962264151" calcext:value-type="float">
            <text:p>2705,03962264151</text:p>
          </table:table-cell>
          <table:table-cell office:value-type="float" office:value="0.966666666666667" calcext:value-type="float">
            <text:p>0,9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48273677672956" calcext:value-type="float">
            <text:p>0,004827367767296</text:p>
          </table:table-cell>
          <table:table-cell office:value-type="float" office:value="0.171274398270708" calcext:value-type="float">
            <text:p>0,171274398270708</text:p>
          </table:table-cell>
          <table:table-cell office:value-type="float" office:value="2.87598290841787" calcext:value-type="float">
            <text:p>2,87598290841787</text:p>
          </table:table-cell>
          <table:table-cell office:value-type="float" office:value="0" calcext:value-type="float">
            <text:p>0</text:p>
          </table:table-cell>
          <table:table-cell office:value-type="float" office:value="4.04725730668858" calcext:value-type="float">
            <text:p>4,04725730668858</text:p>
          </table:table-cell>
          <table:table-cell office:value-type="float" office:value="0.038909572" calcext:value-type="float">
            <text:p>0,038909572</text:p>
          </table:table-cell>
        </table:table-row>
      </table:table>
      <table:table table:name="NO_STORAGE_AVG" table:style-name="ta1">
        <table:table-column table:style-name="co14" table:number-columns-repeated="5" table:default-cell-style-name="Default"/>
        <table:table-column table:style-name="co14" table:number-columns-repeated="3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NO_STORAGE.A2:.A6])" office:value-type="float" office:value="20" calcext:value-type="float">
            <text:p>20</text:p>
          </table:table-cell>
          <table:table-cell table:formula="of:=AVERAGE([NO_STORAGE.B2:.B6])" office:value-type="float" office:value="5" calcext:value-type="float">
            <text:p>5</text:p>
          </table:table-cell>
          <table:table-cell table:formula="of:=AVERAGE([NO_STORAGE.C2:.C6])" office:value-type="float" office:value="5106.08490566038" calcext:value-type="float">
            <text:p>5106,08490566038</text:p>
          </table:table-cell>
          <table:table-cell table:formula="of:=AVERAGE([NO_STORAGE.D2:.D6])" office:value-type="float" office:value="0.383458646616541" calcext:value-type="float">
            <text:p>0,383458646616541</text:p>
          </table:table-cell>
          <table:table-cell table:formula="of:=AVERAGE([NO_STORAGE.E2:.E6])" office:value-type="float" office:value="0" calcext:value-type="float">
            <text:p>0</text:p>
          </table:table-cell>
          <table:table-cell table:style-name="Default" table:formula="of:=AVERAGE([NO_STORAGE.F2:.F6])" office:value-type="float" office:value="0" calcext:value-type="float">
            <text:p>0</text:p>
          </table:table-cell>
          <table:table-cell table:formula="of:=AVERAGE([NO_STORAGE.G2:.G6])" office:value-type="float" office:value="0.0000235294117647059" calcext:value-type="float">
            <text:p>2,35E-05</text:p>
          </table:table-cell>
          <table:table-cell table:formula="of:=AVERAGE([NO_STORAGE.H2:.H6])" office:value-type="float" office:value="0.000352941176470588" calcext:value-type="float">
            <text:p>3,53E-04</text:p>
          </table:table-cell>
          <table:table-cell table:formula="of:=AVERAGE([NO_STORAGE.I2:.I6])" office:value-type="float" office:value="0.00756946732180294" calcext:value-type="float">
            <text:p>0,007569467321803</text:p>
          </table:table-cell>
          <table:table-cell table:formula="of:=AVERAGE([NO_STORAGE.J2:.J6])" office:value-type="float" office:value="0.0689382564873301" calcext:value-type="float">
            <text:p>0,06893825648733</text:p>
          </table:table-cell>
          <table:table-cell table:style-name="ce1" table:formula="of:=AVERAGE([NO_STORAGE.K2:.K6])" office:value-type="float" office:value="0.462249887044296" calcext:value-type="float">
            <text:p>4,62E-01</text:p>
          </table:table-cell>
          <table:table-cell table:formula="of:=AVERAGE([NO_STORAGE.L2:.L6])" office:value-type="float" office:value="0" calcext:value-type="float">
            <text:p>0</text:p>
          </table:table-cell>
          <table:table-cell table:formula="of:=AVERAGE([NO_STORAGE.M2:.M6])" office:value-type="float" office:value="0.531188143531626" calcext:value-type="float">
            <text:p>0,531188143531626</text:p>
          </table:table-cell>
          <table:table-cell table:formula="of:=AVERAGE([NO_STORAGE.N2:.N6])" office:value-type="float" office:value="0.0512859348" calcext:value-type="float">
            <text:p>0,0512859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7:.B11])" office:value-type="float" office:value="10" calcext:value-type="float">
            <text:p>10</text:p>
          </table:table-cell>
          <table:table-cell table:formula="of:=AVERAGE([NO_STORAGE.C7:.C11])" office:value-type="float" office:value="5106.08490566038" calcext:value-type="float">
            <text:p>5106,08490566038</text:p>
          </table:table-cell>
          <table:table-cell table:formula="of:=AVERAGE([NO_STORAGE.D7:.D11])" office:value-type="float" office:value="0.796992481203008" calcext:value-type="float">
            <text:p>0,796992481203008</text:p>
          </table:table-cell>
          <table:table-cell table:formula="of:=AVERAGE([NO_STORAGE.E7:.E11])" office:value-type="float" office:value="0" calcext:value-type="float">
            <text:p>0</text:p>
          </table:table-cell>
          <table:table-cell table:style-name="Default" table:formula="of:=AVERAGE([NO_STORAGE.F7:.F11])" office:value-type="float" office:value="0" calcext:value-type="float">
            <text:p>0</text:p>
          </table:table-cell>
          <table:table-cell table:formula="of:=AVERAGE([NO_STORAGE.G7:.G11])" office:value-type="float" office:value="0.0000705882352941176" calcext:value-type="float">
            <text:p>7,06E-05</text:p>
          </table:table-cell>
          <table:table-cell table:formula="of:=AVERAGE([NO_STORAGE.H7:.H11])" office:value-type="float" office:value="0.0004" calcext:value-type="float">
            <text:p>4,00E-04</text:p>
          </table:table-cell>
          <table:table-cell table:style-name="ce1" table:formula="of:=AVERAGE([NO_STORAGE.I7:.I11])" office:value-type="float" office:value="0.00719611325995807" calcext:value-type="float">
            <text:p>7,20E-03</text:p>
          </table:table-cell>
          <table:table-cell table:formula="of:=AVERAGE([NO_STORAGE.J7:.J11])" office:value-type="float" office:value="0.141778449203821" calcext:value-type="float">
            <text:p>0,141778449203821</text:p>
          </table:table-cell>
          <table:table-cell table:formula="of:=AVERAGE([NO_STORAGE.K7:.K11])" office:value-type="float" office:value="0.915815176914507" calcext:value-type="float">
            <text:p>0,915815176914507</text:p>
          </table:table-cell>
          <table:table-cell table:formula="of:=AVERAGE([NO_STORAGE.L7:.L11])" office:value-type="float" office:value="0" calcext:value-type="float">
            <text:p>0</text:p>
          </table:table-cell>
          <table:table-cell table:formula="of:=AVERAGE([NO_STORAGE.M7:.M11])" office:value-type="float" office:value="1.05759362611833" calcext:value-type="float">
            <text:p>1,05759362611833</text:p>
          </table:table-cell>
          <table:table-cell table:formula="of:=AVERAGE([NO_STORAGE.N7:.N11])" office:value-type="float" office:value="0.0607272606" calcext:value-type="float">
            <text:p>0,06072726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12:.B16])" office:value-type="float" office:value="15" calcext:value-type="float">
            <text:p>15</text:p>
          </table:table-cell>
          <table:table-cell table:formula="of:=AVERAGE([NO_STORAGE.C12:.C16])" office:value-type="float" office:value="5106.08490566038" calcext:value-type="float">
            <text:p>5106,08490566038</text:p>
          </table:table-cell>
          <table:table-cell table:formula="of:=AVERAGE([NO_STORAGE.D12:.D16])" office:value-type="float" office:value="1.21553884711779" calcext:value-type="float">
            <text:p>1,21553884711779</text:p>
          </table:table-cell>
          <table:table-cell table:formula="of:=AVERAGE([NO_STORAGE.E12:.E16])" office:value-type="float" office:value="0" calcext:value-type="float">
            <text:p>0</text:p>
          </table:table-cell>
          <table:table-cell table:formula="of:=AVERAGE([NO_STORAGE.F12:.F16])" office:value-type="float" office:value="0" calcext:value-type="float">
            <text:p>0,00E+00</text:p>
          </table:table-cell>
          <table:table-cell table:formula="of:=AVERAGE([NO_STORAGE.G12:.G16])" office:value-type="float" office:value="0.0000470588235294118" calcext:value-type="float">
            <text:p>4,71E-05</text:p>
          </table:table-cell>
          <table:table-cell table:formula="of:=AVERAGE([NO_STORAGE.H12:.H16])" office:value-type="float" office:value="0.000470588235294118" calcext:value-type="float">
            <text:p>4,71E-04</text:p>
          </table:table-cell>
          <table:table-cell table:formula="of:=AVERAGE([NO_STORAGE.I12:.I16])" office:value-type="float" office:value="0.00680620799266248" calcext:value-type="float">
            <text:p>0,006806207992662</text:p>
          </table:table-cell>
          <table:table-cell table:formula="of:=AVERAGE([NO_STORAGE.J12:.J16])" office:value-type="float" office:value="0.215499433215974" calcext:value-type="float">
            <text:p>0,215499433215974</text:p>
          </table:table-cell>
          <table:table-cell table:formula="of:=AVERAGE([NO_STORAGE.K12:.K16])" office:value-type="float" office:value="1.33082970617814" calcext:value-type="float">
            <text:p>1,33082970617814</text:p>
          </table:table-cell>
          <table:table-cell table:formula="of:=AVERAGE([NO_STORAGE.L12:.L16])" office:value-type="float" office:value="0" calcext:value-type="float">
            <text:p>0</text:p>
          </table:table-cell>
          <table:table-cell table:formula="of:=AVERAGE([NO_STORAGE.M12:.M16])" office:value-type="float" office:value="1.54632913939411" calcext:value-type="float">
            <text:p>1,54632913939411</text:p>
          </table:table-cell>
          <table:table-cell table:formula="of:=AVERAGE([NO_STORAGE.N12:.N16])" office:value-type="float" office:value="0.0713599112" calcext:value-type="float">
            <text:p>0,0713599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17:.B21])" office:value-type="float" office:value="20" calcext:value-type="float">
            <text:p>20</text:p>
          </table:table-cell>
          <table:table-cell table:formula="of:=AVERAGE([NO_STORAGE.C17:.C21])" office:value-type="float" office:value="5106.08490566038" calcext:value-type="float">
            <text:p>5106,08490566038</text:p>
          </table:table-cell>
          <table:table-cell table:formula="of:=AVERAGE([NO_STORAGE.D17:.D21])" office:value-type="float" office:value="1.63408521303258" calcext:value-type="float">
            <text:p>1,63408521303258</text:p>
          </table:table-cell>
          <table:table-cell table:formula="of:=AVERAGE([NO_STORAGE.E17:.E21])" office:value-type="float" office:value="0" calcext:value-type="float">
            <text:p>0</text:p>
          </table:table-cell>
          <table:table-cell table:formula="of:=AVERAGE([NO_STORAGE.F17:.F21])" office:value-type="float" office:value="0" calcext:value-type="float">
            <text:p>0,00E+00</text:p>
          </table:table-cell>
          <table:table-cell table:formula="of:=AVERAGE([NO_STORAGE.G17:.G21])" office:value-type="float" office:value="0.0000352941176470588" calcext:value-type="float">
            <text:p>3,53E-05</text:p>
          </table:table-cell>
          <table:table-cell table:formula="of:=AVERAGE([NO_STORAGE.H17:.H21])" office:value-type="float" office:value="0.000376470588235294" calcext:value-type="float">
            <text:p>3,76E-04</text:p>
          </table:table-cell>
          <table:table-cell table:formula="of:=AVERAGE([NO_STORAGE.I17:.I21])" office:value-type="float" office:value="0.00641630272536688" calcext:value-type="float">
            <text:p>0,006416302725367</text:p>
          </table:table-cell>
          <table:table-cell table:formula="of:=AVERAGE([NO_STORAGE.J17:.J21])" office:value-type="float" office:value="0.289220417228126" calcext:value-type="float">
            <text:p>0,289220417228126</text:p>
          </table:table-cell>
          <table:table-cell table:formula="of:=AVERAGE([NO_STORAGE.K17:.K21])" office:value-type="float" office:value="1.74584423544178" calcext:value-type="float">
            <text:p>1,74584423544178</text:p>
          </table:table-cell>
          <table:table-cell table:formula="of:=AVERAGE([NO_STORAGE.L17:.L21])" office:value-type="float" office:value="0" calcext:value-type="float">
            <text:p>0</text:p>
          </table:table-cell>
          <table:table-cell table:formula="of:=AVERAGE([NO_STORAGE.M17:.M21])" office:value-type="float" office:value="2.0350646526699" calcext:value-type="float">
            <text:p>2,0350646526699</text:p>
          </table:table-cell>
          <table:table-cell table:formula="of:=AVERAGE([NO_STORAGE.N17:.N21])" office:value-type="float" office:value="0.073698074" calcext:value-type="float">
            <text:p>0,073698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22:.B26])" office:value-type="float" office:value="25" calcext:value-type="float">
            <text:p>25</text:p>
          </table:table-cell>
          <table:table-cell table:formula="of:=AVERAGE([NO_STORAGE.C22:.C26])" office:value-type="float" office:value="5109.08867924528" calcext:value-type="float">
            <text:p>5109,08867924528</text:p>
          </table:table-cell>
          <table:table-cell table:formula="of:=AVERAGE([NO_STORAGE.D22:.D26])" office:value-type="float" office:value="1.67919799498747" calcext:value-type="float">
            <text:p>1,67919799498747</text:p>
          </table:table-cell>
          <table:table-cell table:formula="of:=AVERAGE([NO_STORAGE.E22:.E26])" office:value-type="float" office:value="0" calcext:value-type="float">
            <text:p>0</text:p>
          </table:table-cell>
          <table:table-cell table:formula="of:=AVERAGE([NO_STORAGE.F22:.F26])" office:value-type="float" office:value="0" calcext:value-type="float">
            <text:p>0,00E+00</text:p>
          </table:table-cell>
          <table:table-cell table:formula="of:=AVERAGE([NO_STORAGE.G22:.G26])" office:value-type="float" office:value="0.0000470588235294118" calcext:value-type="float">
            <text:p>4,71E-05</text:p>
          </table:table-cell>
          <table:table-cell table:formula="of:=AVERAGE([NO_STORAGE.H22:.H26])" office:value-type="float" office:value="0.000388235294117647" calcext:value-type="float">
            <text:p>3,88E-04</text:p>
          </table:table-cell>
          <table:table-cell table:formula="of:=AVERAGE([NO_STORAGE.I22:.I26])" office:value-type="float" office:value="0.00656467541928721" calcext:value-type="float">
            <text:p>0,006564675419287</text:p>
          </table:table-cell>
          <table:table-cell table:formula="of:=AVERAGE([NO_STORAGE.J22:.J26])" office:value-type="float" office:value="0.297199958792711" calcext:value-type="float">
            <text:p>0,297199958792711</text:p>
          </table:table-cell>
          <table:table-cell table:formula="of:=AVERAGE([NO_STORAGE.K22:.K26])" office:value-type="float" office:value="2.24664488309265" calcext:value-type="float">
            <text:p>2,24664488309265</text:p>
          </table:table-cell>
          <table:table-cell table:formula="of:=AVERAGE([NO_STORAGE.L22:.L26])" office:value-type="float" office:value="0" calcext:value-type="float">
            <text:p>0</text:p>
          </table:table-cell>
          <table:table-cell table:formula="of:=AVERAGE([NO_STORAGE.M22:.M26])" office:value-type="float" office:value="2.54384484188536" calcext:value-type="float">
            <text:p>2,54384484188536</text:p>
          </table:table-cell>
          <table:table-cell table:formula="of:=AVERAGE([NO_STORAGE.N22:.N26])" office:value-type="float" office:value="0.090558566" calcext:value-type="float">
            <text:p>0,0905585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7:.B11])" office:value-type="float" office:value="10" calcext:value-type="float">
            <text:p>10</text:p>
          </table:table-cell>
          <table:table-cell table:formula="of:=AVERAGE([NO_STORAGE.C27:.C31])" office:value-type="float" office:value="5048.11521857339" calcext:value-type="float">
            <text:p>5048,11521857339</text:p>
          </table:table-cell>
          <table:table-cell table:formula="of:=AVERAGE([NO_STORAGE.D27:.D31])" office:value-type="float" office:value="1.76441102756892" calcext:value-type="float">
            <text:p>1,76441102756892</text:p>
          </table:table-cell>
          <table:table-cell table:formula="of:=AVERAGE([NO_STORAGE.E27:.E31])" office:value-type="float" office:value="0" calcext:value-type="float">
            <text:p>0</text:p>
          </table:table-cell>
          <table:table-cell table:formula="of:=AVERAGE([NO_STORAGE.F27:.F31])" office:value-type="float" office:value="0" calcext:value-type="float">
            <text:p>0,00E+00</text:p>
          </table:table-cell>
          <table:table-cell table:formula="of:=AVERAGE([NO_STORAGE.G27:.G31])" office:value-type="float" office:value="0.0000470588235294118" calcext:value-type="float">
            <text:p>4,71E-05</text:p>
          </table:table-cell>
          <table:table-cell table:formula="of:=AVERAGE([NO_STORAGE.H27:.H31])" office:value-type="float" office:value="0.000494117647058824" calcext:value-type="float">
            <text:p>4,94E-04</text:p>
          </table:table-cell>
          <table:table-cell table:formula="of:=AVERAGE([NO_STORAGE.I27:.I31])" office:value-type="float" office:value="0.0065377645055264" calcext:value-type="float">
            <text:p>0,006537764505526</text:p>
          </table:table-cell>
          <table:table-cell table:style-name="ce1" table:formula="of:=AVERAGE([NO_STORAGE.J27:.J31])" office:value-type="float" office:value="0.312218272042725" calcext:value-type="float">
            <text:p>3,12E-01</text:p>
          </table:table-cell>
          <table:table-cell table:formula="of:=AVERAGE([NO_STORAGE.K27:.K31])" office:value-type="float" office:value="2.51775080353097" calcext:value-type="float">
            <text:p>2,51775080353097</text:p>
          </table:table-cell>
          <table:table-cell table:formula="of:=AVERAGE([NO_STORAGE.L27:.L31])" office:value-type="float" office:value="0" calcext:value-type="float">
            <text:p>0</text:p>
          </table:table-cell>
          <table:table-cell table:formula="of:=AVERAGE([NO_STORAGE.M27:.M31])" office:value-type="float" office:value="2.8299690755737" calcext:value-type="float">
            <text:p>2,8299690755737</text:p>
          </table:table-cell>
          <table:table-cell table:formula="of:=AVERAGE([NO_STORAGE.N27:.N31])" office:value-type="float" office:value="0.0827853728" calcext:value-type="float">
            <text:p>0,0827853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32:.B36])" office:value-type="float" office:value="35" calcext:value-type="float">
            <text:p>35</text:p>
          </table:table-cell>
          <table:table-cell table:formula="of:=AVERAGE([NO_STORAGE.C32:.C36])" office:value-type="float" office:value="5109.08867924528" calcext:value-type="float">
            <text:p>5109,08867924528</text:p>
          </table:table-cell>
          <table:table-cell table:formula="of:=AVERAGE([NO_STORAGE.D32:.D36])" office:value-type="float" office:value="1.84962406015038" calcext:value-type="float">
            <text:p>1,84962406015038</text:p>
          </table:table-cell>
          <table:table-cell table:formula="of:=AVERAGE([NO_STORAGE.E32:.E36])" office:value-type="float" office:value="0" calcext:value-type="float">
            <text:p>0</text:p>
          </table:table-cell>
          <table:table-cell table:formula="of:=AVERAGE([NO_STORAGE.F32:.F36])" office:value-type="float" office:value="0" calcext:value-type="float">
            <text:p>0,00E+00</text:p>
          </table:table-cell>
          <table:table-cell table:formula="of:=AVERAGE([NO_STORAGE.G32:.G36])" office:value-type="float" office:value="0.0000235294117647059" calcext:value-type="float">
            <text:p>2,35E-05</text:p>
          </table:table-cell>
          <table:table-cell table:formula="of:=AVERAGE([NO_STORAGE.H32:.H36])" office:value-type="float" office:value="0.000388235294117647" calcext:value-type="float">
            <text:p>3,88E-04</text:p>
          </table:table-cell>
          <table:table-cell table:formula="of:=AVERAGE([NO_STORAGE.I32:.I36])" office:value-type="float" office:value="0.00677655099580713" calcext:value-type="float">
            <text:p>0,006776550995807</text:p>
          </table:table-cell>
          <table:table-cell table:style-name="ce1" table:formula="of:=AVERAGE([NO_STORAGE.J32:.J36])" office:value-type="float" office:value="0.327283427745072" calcext:value-type="float">
            <text:p>3,27E-01</text:p>
          </table:table-cell>
          <table:table-cell table:formula="of:=AVERAGE([NO_STORAGE.K32:.K36])" office:value-type="float" office:value="3.07667394161992" calcext:value-type="float">
            <text:p>3,07667394161992</text:p>
          </table:table-cell>
          <table:table-cell table:formula="of:=AVERAGE([NO_STORAGE.L32:.L36])" office:value-type="float" office:value="0" calcext:value-type="float">
            <text:p>0</text:p>
          </table:table-cell>
          <table:table-cell table:formula="of:=AVERAGE([NO_STORAGE.M32:.M36])" office:value-type="float" office:value="3.40395736936499" calcext:value-type="float">
            <text:p>3,40395736936499</text:p>
          </table:table-cell>
          <table:table-cell table:formula="of:=AVERAGE([NO_STORAGE.N32:.N36])" office:value-type="float" office:value="0.0864011056" calcext:value-type="float">
            <text:p>0,0864011056</text:p>
          </table:table-cell>
        </table:table-row>
        <table:table-row table:style-name="ro1">
          <table:table-cell table:formula="of:=AVERAGE([NO_STORAGE.A37:.A41])" office:value-type="float" office:value="20" calcext:value-type="float">
            <text:p>20</text:p>
          </table:table-cell>
          <table:table-cell table:formula="of:=AVERAGE([NO_STORAGE.B37:.B41])" office:value-type="float" office:value="40" calcext:value-type="float">
            <text:p>40</text:p>
          </table:table-cell>
          <table:table-cell table:formula="of:=AVERAGE([NO_STORAGE.C37:.C41])" office:value-type="float" office:value="5109.08867924528" calcext:value-type="float">
            <text:p>5109,08867924528</text:p>
          </table:table-cell>
          <table:table-cell table:formula="of:=AVERAGE([NO_STORAGE.D37:.D41])" office:value-type="float" office:value="1.93483709273183" calcext:value-type="float">
            <text:p>1,93483709273183</text:p>
          </table:table-cell>
          <table:table-cell table:formula="of:=AVERAGE([NO_STORAGE.E37:.E41])" office:value-type="float" office:value="0" calcext:value-type="float">
            <text:p>0</text:p>
          </table:table-cell>
          <table:table-cell table:formula="of:=AVERAGE([NO_STORAGE.F37:.F41])" office:value-type="float" office:value="0" calcext:value-type="float">
            <text:p>0,00E+00</text:p>
          </table:table-cell>
          <table:table-cell table:formula="of:=AVERAGE([NO_STORAGE.G37:.G41])" office:value-type="float" office:value="0.0000470588235294118" calcext:value-type="float">
            <text:p>4,71E-05</text:p>
          </table:table-cell>
          <table:table-cell table:formula="of:=AVERAGE([NO_STORAGE.H37:.H41])" office:value-type="float" office:value="0.000435294117647059" calcext:value-type="float">
            <text:p>4,35E-04</text:p>
          </table:table-cell>
          <table:table-cell table:formula="of:=AVERAGE([NO_STORAGE.I37:.I41])" office:value-type="float" office:value="0.00688248878406709" calcext:value-type="float">
            <text:p>0,006882488784067</text:p>
          </table:table-cell>
          <table:table-cell table:style-name="ce1" table:formula="of:=AVERAGE([NO_STORAGE.J37:.J41])" office:value-type="float" office:value="0.342325162221253" calcext:value-type="float">
            <text:p>3,42E-01</text:p>
          </table:table-cell>
          <table:table-cell table:formula="of:=AVERAGE([NO_STORAGE.K37:.K41])" office:value-type="float" office:value="3.49168847088355" calcext:value-type="float">
            <text:p>3,49168847088355</text:p>
          </table:table-cell>
          <table:table-cell table:formula="of:=AVERAGE([NO_STORAGE.L37:.L41])" office:value-type="float" office:value="0" calcext:value-type="float">
            <text:p>0</text:p>
          </table:table-cell>
          <table:table-cell table:formula="of:=AVERAGE([NO_STORAGE.M37:.M41])" office:value-type="float" office:value="3.8340136331048" calcext:value-type="float">
            <text:p>3,8340136331048</text:p>
          </table:table-cell>
          <table:table-cell table:formula="of:=AVERAGE([NO_STORAGE.N37:.N41])" office:value-type="float" office:value="0.0917020132" calcext:value-type="float">
            <text:p>0,0917020132</text:p>
          </table:table-cell>
        </table:table-row>
        <table:table-row table:style-name="ro1">
          <table:table-cell table:formula="of:=AVERAGE([NO_STORAGE.A42:.A46])" office:value-type="float" office:value="20" calcext:value-type="float">
            <text:p>20</text:p>
          </table:table-cell>
          <table:table-cell table:formula="of:=AVERAGE([NO_STORAGE.B42:.B46])" office:value-type="float" office:value="45" calcext:value-type="float">
            <text:p>45</text:p>
          </table:table-cell>
          <table:table-cell table:formula="of:=AVERAGE([NO_STORAGE.C42:.C46])" office:value-type="float" office:value="5109.18679245283" calcext:value-type="float">
            <text:p>5109,18679245283</text:p>
          </table:table-cell>
          <table:table-cell table:formula="of:=AVERAGE([NO_STORAGE.D42:.D46])" office:value-type="float" office:value="1.94486215538847" calcext:value-type="float">
            <text:p>1,94486215538847</text:p>
          </table:table-cell>
          <table:table-cell table:formula="of:=AVERAGE([NO_STORAGE.E42:.E46])" office:value-type="float" office:value="0" calcext:value-type="float">
            <text:p>0</text:p>
          </table:table-cell>
          <table:table-cell table:formula="of:=AVERAGE([NO_STORAGE.F42:.F46])" office:value-type="float" office:value="0" calcext:value-type="float">
            <text:p>0,00E+00</text:p>
          </table:table-cell>
          <table:table-cell table:formula="of:=AVERAGE([NO_STORAGE.G42:.G46])" office:value-type="float" office:value="0.0000352941176470588" calcext:value-type="float">
            <text:p>3,53E-05</text:p>
          </table:table-cell>
          <table:table-cell table:formula="of:=AVERAGE([NO_STORAGE.H42:.H46])" office:value-type="float" office:value="0.000541176470588235" calcext:value-type="float">
            <text:p>5,41E-04</text:p>
          </table:table-cell>
          <table:table-cell table:formula="of:=AVERAGE([NO_STORAGE.I42:.I46])" office:value-type="float" office:value="0.0069503248427673" calcext:value-type="float">
            <text:p>0,006950324842767</text:p>
          </table:table-cell>
          <table:table-cell table:style-name="ce1" table:formula="of:=AVERAGE([NO_STORAGE.J42:.J46])" office:value-type="float" office:value="0.344104540264768" calcext:value-type="float">
            <text:p>3,44E-01</text:p>
          </table:table-cell>
          <table:table-cell table:formula="of:=AVERAGE([NO_STORAGE.K42:.K46])" office:value-type="float" office:value="3.70916595362135" calcext:value-type="float">
            <text:p>3,70916595362135</text:p>
          </table:table-cell>
          <table:table-cell table:formula="of:=AVERAGE([NO_STORAGE.L42:.L46])" office:value-type="float" office:value="0" calcext:value-type="float">
            <text:p>0</text:p>
          </table:table-cell>
          <table:table-cell table:formula="of:=AVERAGE([NO_STORAGE.M42:.M46])" office:value-type="float" office:value="4.05327049388611" calcext:value-type="float">
            <text:p>4,05327049388611</text:p>
          </table:table-cell>
          <table:table-cell table:formula="of:=AVERAGE([NO_STORAGE.N42:.N46])" office:value-type="float" office:value="0.1062885454" calcext:value-type="float">
            <text:p>0,1062885454</text:p>
          </table:table-cell>
        </table:table-row>
        <table:table-row table:style-name="ro1">
          <table:table-cell table:formula="of:=AVERAGE([NO_STORAGE.A47:.A51])" office:value-type="float" office:value="20" calcext:value-type="float">
            <text:p>20</text:p>
          </table:table-cell>
          <table:table-cell table:formula="of:=AVERAGE([NO_STORAGE.B47:.B51])" office:value-type="float" office:value="50" calcext:value-type="float">
            <text:p>50</text:p>
          </table:table-cell>
          <table:table-cell table:formula="of:=AVERAGE([NO_STORAGE.C47:.C51])" office:value-type="float" office:value="2705.03962264151" calcext:value-type="float">
            <text:p>2705,03962264151</text:p>
          </table:table-cell>
          <table:table-cell table:formula="of:=AVERAGE([NO_STORAGE.D47:.D51])" office:value-type="float" office:value="0.966666666666667" calcext:value-type="float">
            <text:p>0,966666666666667</text:p>
          </table:table-cell>
          <table:table-cell table:formula="of:=AVERAGE([NO_STORAGE.E47:.E51])" office:value-type="float" office:value="0" calcext:value-type="float">
            <text:p>0</text:p>
          </table:table-cell>
          <table:table-cell table:style-name="Default" table:formula="of:=AVERAGE([NO_STORAGE.F47:.F51])" office:value-type="float" office:value="0" calcext:value-type="float">
            <text:p>0</text:p>
          </table:table-cell>
          <table:table-cell table:formula="of:=AVERAGE([NO_STORAGE.G47:.G51])" office:value-type="float" office:value="0.0000444444444444444" calcext:value-type="float">
            <text:p>4,44E-05</text:p>
          </table:table-cell>
          <table:table-cell table:formula="of:=AVERAGE([NO_STORAGE.H47:.H51])" office:value-type="float" office:value="0.000288888888888889" calcext:value-type="float">
            <text:p>2,89E-04</text:p>
          </table:table-cell>
          <table:table-cell table:formula="of:=AVERAGE([NO_STORAGE.I47:.I51])" office:value-type="float" office:value="0.0048273677672956" calcext:value-type="float">
            <text:p>0,004827367767296</text:p>
          </table:table-cell>
          <table:table-cell table:formula="of:=AVERAGE([NO_STORAGE.J47:.J51])" office:value-type="float" office:value="0.171274398270708" calcext:value-type="float">
            <text:p>0,171274398270708</text:p>
          </table:table-cell>
          <table:table-cell table:formula="of:=AVERAGE([NO_STORAGE.K47:.K51])" office:value-type="float" office:value="2.87598290841787" calcext:value-type="float">
            <text:p>2,87598290841787</text:p>
          </table:table-cell>
          <table:table-cell table:formula="of:=AVERAGE([NO_STORAGE.L47:.L51])" office:value-type="float" office:value="0" calcext:value-type="float">
            <text:p>0</text:p>
          </table:table-cell>
          <table:table-cell table:formula="of:=AVERAGE([NO_STORAGE.M47:.M51])" office:value-type="float" office:value="4.04725730668858" calcext:value-type="float">
            <text:p>4,04725730668858</text:p>
          </table:table-cell>
          <table:table-cell table:formula="of:=AVERAGE([NO_STORAGE.N47:.N51])" office:value-type="float" office:value="0.0888773538" calcext:value-type="float">
            <text:p>0,0888773538</text:p>
          </table:table-cell>
        </table:table-row>
      </table:table>
      <table:table table:name="GREEDY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[BFMC_RS_AVG.C2])/[BFMC_RS_AVG.C2]" office:value-type="float" office:value="0.0011802418498092" calcext:value-type="float">
            <text:p>0,001180241849809</text:p>
          </table:table-cell>
          <table:table-cell table:formula="of:=ABS([Greedy_MSTRGMT_AVG.D2]-[BFMC_RS_AVG.D2])/[BFMC_RS_AVG.D2]" office:value-type="float" office:value="0.230065359477124" calcext:value-type="float">
            <text:p>0,230065359477124</text:p>
          </table:table-cell>
          <table:table-cell table:formula="of:=ABS([Greedy_MSTRGMT_AVG.E2]-[BFMC_RS_AVG.E2])/[BFMC_RS_AVG.E2]" office:value-type="string" office:string-value="" calcext:value-type="error">
            <text:p>#DIV/0!</text:p>
          </table:table-cell>
          <table:table-cell table:formula="of:=ABS([Greedy_MSTRGMT_AVG.F2]-[BFMC_RS_AVG.F2])/[BFMC_RS_AVG.F2]" office:value-type="string" office:string-value="" calcext:value-type="error">
            <text:p>#DIV/0!</text:p>
          </table:table-cell>
          <table:table-cell table:formula="of:=ABS([Greedy_MSTRGMT_AVG.G2]-[BFMC_RS_AVG.G2])/[BFMC_RS_AVG.G2]" office:value-type="float" office:value="1" calcext:value-type="float">
            <text:p>1</text:p>
          </table:table-cell>
          <table:table-cell table:formula="of:=ABS([Greedy_MSTRGMT_AVG.H2]-[BFMC_RS_AVG.H2])/[BFMC_RS_AVG.H2]" office:value-type="float" office:value="0.617283950617284" calcext:value-type="float">
            <text:p>0,617283950617284</text:p>
          </table:table-cell>
          <table:table-cell table:formula="of:=ABS([Greedy_MSTRGMT_AVG.I2]-[BFMC_RS_AVG.I2])/[BFMC_RS_AVG.I2]" office:value-type="float" office:value="0.148386379411178" calcext:value-type="float">
            <text:p>0,148386379411178</text:p>
          </table:table-cell>
          <table:table-cell table:formula="of:=ABS([Greedy_MSTRGMT_AVG.J2]-[BFMC_RS_AVG.J2])/[BFMC_RS_AVG.J2]" office:value-type="float" office:value="0.228473873919268" calcext:value-type="float">
            <text:p>0,228473873919268</text:p>
          </table:table-cell>
          <table:table-cell table:formula="of:=ABS([Greedy_MSTRGMT_AVG.K2]-[BFMC_RS_AVG.K2])/[BFMC_RS_AVG.K2]" office:value-type="float" office:value="0.368290246744446" calcext:value-type="float">
            <text:p>0,368290246744446</text:p>
          </table:table-cell>
          <table:table-cell table:formula="of:=ABS([Greedy_MSTRGMT_AVG.L2]-[BFMC_RS_AVG.L2])/[BFMC_RS_AVG.L2]" office:value-type="string" office:string-value="" calcext:value-type="error">
            <text:p>#DIV/0!</text:p>
          </table:table-cell>
          <table:table-cell table:formula="of:=[Greedy_MSTRGMT_AVG.M2]/[BFMC_RS_AVG.M2]" office:value-type="float" office:value="1.14744811708046" calcext:value-type="float">
            <text:p>1,14744811708046</text:p>
          </table:table-cell>
          <table:table-cell table:formula="of:=[BFMC_RS_AVG.N2]/[Greedy_MSTRGMT_AVG.N2]" office:value-type="float" office:value="1.12229510478559" calcext:value-type="float">
            <text:p>1,12229510478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[BFMC_RS_AVG.C3])/[BFMC_RS_AVG.C3]" office:value-type="float" office:value="0.00176851518258715" calcext:value-type="float">
            <text:p>0,001768515182587</text:p>
          </table:table-cell>
          <table:table-cell table:formula="of:=ABS([Greedy_MSTRGMT_AVG.D3]-[BFMC_RS_AVG.D3])/[BFMC_RS_AVG.D3]" office:value-type="float" office:value="0.501886792452831" calcext:value-type="float">
            <text:p>0,501886792452831</text:p>
          </table:table-cell>
          <table:table-cell table:formula="of:=ABS([Greedy_MSTRGMT_AVG.E3]-[BFMC_RS_AVG.E3])/[BFMC_RS_AVG.E3]" office:value-type="string" office:string-value="" calcext:value-type="error">
            <text:p>#DIV/0!</text:p>
          </table:table-cell>
          <table:table-cell table:formula="of:=ABS([Greedy_MSTRGMT_AVG.F3]-[BFMC_RS_AVG.F3])/[BFMC_RS_AVG.F3]" office:value-type="string" office:string-value="" calcext:value-type="error">
            <text:p>#DIV/0!</text:p>
          </table:table-cell>
          <table:table-cell table:formula="of:=ABS([Greedy_MSTRGMT_AVG.G3]-[BFMC_RS_AVG.G3])/[BFMC_RS_AVG.G3]" office:value-type="float" office:value="0.88888888888889" calcext:value-type="float">
            <text:p>0,88888888888889</text:p>
          </table:table-cell>
          <table:table-cell table:formula="of:=ABS([Greedy_MSTRGMT_AVG.H3]-[BFMC_RS_AVG.H3])/[BFMC_RS_AVG.H3]" office:value-type="float" office:value="0.833333333333333" calcext:value-type="float">
            <text:p>0,833333333333333</text:p>
          </table:table-cell>
          <table:table-cell table:formula="of:=ABS([Greedy_MSTRGMT_AVG.I3]-[BFMC_RS_AVG.I3])/[BFMC_RS_AVG.I3]" office:value-type="float" office:value="0.477538758829897" calcext:value-type="float">
            <text:p>0,477538758829897</text:p>
          </table:table-cell>
          <table:table-cell table:formula="of:=ABS([Greedy_MSTRGMT_AVG.J3]-[BFMC_RS_AVG.J3])/[BFMC_RS_AVG.J3]" office:value-type="float" office:value="0.500357975020165" calcext:value-type="float">
            <text:p>0,500357975020165</text:p>
          </table:table-cell>
          <table:table-cell table:formula="of:=ABS([Greedy_MSTRGMT_AVG.K3]-[BFMC_RS_AVG.K3])/[BFMC_RS_AVG.K3]" office:value-type="float" office:value="0" calcext:value-type="float">
            <text:p>0</text:p>
          </table:table-cell>
          <table:table-cell table:formula="of:=ABS([Greedy_MSTRGMT_AVG.L3]-[BFMC_RS_AVG.L3])/[BFMC_RS_AVG.L3]" office:value-type="string" office:string-value="" calcext:value-type="error">
            <text:p>#DIV/0!</text:p>
          </table:table-cell>
          <table:table-cell table:formula="of:=[Greedy_MSTRGMT_AVG.M3]/[BFMC_RS_AVG.M3]" office:value-type="float" office:value="0.809525852862583" calcext:value-type="float">
            <text:p>0,809525852862583</text:p>
          </table:table-cell>
          <table:table-cell table:formula="of:=[BFMC_RS_AVG.N3]/[Greedy_MSTRGMT_AVG.N3]" office:value-type="float" office:value="1.7231078231248" calcext:value-type="float">
            <text:p>1,7231078231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[BFMC_RS_AVG.C4])/[BFMC_RS_AVG.C4]" office:value-type="float" office:value="0.00726510175613535" calcext:value-type="float">
            <text:p>0,007265101756135</text:p>
          </table:table-cell>
          <table:table-cell table:formula="of:=ABS([Greedy_MSTRGMT_AVG.D4]-[BFMC_RS_AVG.D4])/[BFMC_RS_AVG.D4]" office:value-type="float" office:value="0.48983505154639" calcext:value-type="float">
            <text:p>0,48983505154639</text:p>
          </table:table-cell>
          <table:table-cell table:formula="of:=ABS([Greedy_MSTRGMT_AVG.E4]-[BFMC_RS_AVG.E4])/[BFMC_RS_AVG.E4]" office:value-type="string" office:string-value="" calcext:value-type="error">
            <text:p>#DIV/0!</text:p>
          </table:table-cell>
          <table:table-cell table:formula="of:=ABS([Greedy_MSTRGMT_AVG.F4]-[BFMC_RS_AVG.F4])/[BFMC_RS_AVG.F4]" office:value-type="string" office:string-value="" calcext:value-type="error">
            <text:p>#DIV/0!</text:p>
          </table:table-cell>
          <table:table-cell table:formula="of:=ABS([Greedy_MSTRGMT_AVG.G4]-[BFMC_RS_AVG.G4])/[BFMC_RS_AVG.G4]" office:value-type="float" office:value="0.142857142857141" calcext:value-type="float">
            <text:p>0,142857142857141</text:p>
          </table:table-cell>
          <table:table-cell table:formula="of:=ABS([Greedy_MSTRGMT_AVG.H4]-[BFMC_RS_AVG.H4])/[BFMC_RS_AVG.H4]" office:value-type="float" office:value="0.91394148020654" calcext:value-type="float">
            <text:p>0,91394148020654</text:p>
          </table:table-cell>
          <table:table-cell table:formula="of:=ABS([Greedy_MSTRGMT_AVG.I4]-[BFMC_RS_AVG.I4])/[BFMC_RS_AVG.I4]" office:value-type="float" office:value="1.42398463716286" calcext:value-type="float">
            <text:p>1,42398463716286</text:p>
          </table:table-cell>
          <table:table-cell table:formula="of:=ABS([Greedy_MSTRGMT_AVG.J4]-[BFMC_RS_AVG.J4])/[BFMC_RS_AVG.J4]" office:value-type="float" office:value="0.488488116942143" calcext:value-type="float">
            <text:p>0,488488116942143</text:p>
          </table:table-cell>
          <table:table-cell table:formula="of:=ABS([Greedy_MSTRGMT_AVG.K4]-[BFMC_RS_AVG.K4])/[BFMC_RS_AVG.K4]" office:value-type="float" office:value="0.937340463962741" calcext:value-type="float">
            <text:p>0,937340463962741</text:p>
          </table:table-cell>
          <table:table-cell table:formula="of:=ABS([Greedy_MSTRGMT_AVG.L4]-[BFMC_RS_AVG.L4])/[BFMC_RS_AVG.L4]" office:value-type="string" office:string-value="" calcext:value-type="error">
            <text:p>#DIV/0!</text:p>
          </table:table-cell>
          <table:table-cell table:formula="of:=[Greedy_MSTRGMT_AVG.M4]/[BFMC_RS_AVG.M4]" office:value-type="float" office:value="3.91393301460786" calcext:value-type="float">
            <text:p>3,91393301460786</text:p>
          </table:table-cell>
          <table:table-cell table:formula="of:=[BFMC_RS_AVG.N4]/[Greedy_MSTRGMT_AVG.N4]" office:value-type="float" office:value="2.27180162574868" calcext:value-type="float">
            <text:p>2,2718016257486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[BFMC_RS_AVG.C5])/[BFMC_RS_AVG.C5]" office:value-type="float" office:value="0.00783379061238441" calcext:value-type="float">
            <text:p>0,007833790612384</text:p>
          </table:table-cell>
          <table:table-cell table:formula="of:=ABS([Greedy_MSTRGMT_AVG.D5]-[BFMC_RS_AVG.D5])/[BFMC_RS_AVG.D5]" office:value-type="float" office:value="0.482764570552146" calcext:value-type="float">
            <text:p>0,482764570552146</text:p>
          </table:table-cell>
          <table:table-cell table:formula="of:=ABS([Greedy_MSTRGMT_AVG.E5]-[BFMC_RS_AVG.E5])/[BFMC_RS_AVG.E5]" office:value-type="string" office:string-value="" calcext:value-type="error">
            <text:p>#DIV/0!</text:p>
          </table:table-cell>
          <table:table-cell table:formula="of:=ABS([Greedy_MSTRGMT_AVG.F5]-[BFMC_RS_AVG.F5])/[BFMC_RS_AVG.F5]" office:value-type="string" office:string-value="" calcext:value-type="error">
            <text:p>#DIV/0!</text:p>
          </table:table-cell>
          <table:table-cell table:formula="of:=ABS([Greedy_MSTRGMT_AVG.G5]-[BFMC_RS_AVG.G5])/[BFMC_RS_AVG.G5]" office:value-type="float" office:value="4.75000000000003" calcext:value-type="float">
            <text:p>4,75000000000003</text:p>
          </table:table-cell>
          <table:table-cell table:formula="of:=ABS([Greedy_MSTRGMT_AVG.H5]-[BFMC_RS_AVG.H5])/[BFMC_RS_AVG.H5]" office:value-type="float" office:value="0.955734406438632" calcext:value-type="float">
            <text:p>0,955734406438632</text:p>
          </table:table-cell>
          <table:table-cell table:formula="of:=ABS([Greedy_MSTRGMT_AVG.I5]-[BFMC_RS_AVG.I5])/[BFMC_RS_AVG.I5]" office:value-type="float" office:value="3.44852147820699" calcext:value-type="float">
            <text:p>3,44852147820699</text:p>
          </table:table-cell>
          <table:table-cell table:formula="of:=ABS([Greedy_MSTRGMT_AVG.J5]-[BFMC_RS_AVG.J5])/[BFMC_RS_AVG.J5]" office:value-type="float" office:value="0.481643338910417" calcext:value-type="float">
            <text:p>0,481643338910417</text:p>
          </table:table-cell>
          <table:table-cell table:formula="of:=ABS([Greedy_MSTRGMT_AVG.K5]-[BFMC_RS_AVG.K5])/[BFMC_RS_AVG.K5]" office:value-type="float" office:value="0.976218659825781" calcext:value-type="float">
            <text:p>0,976218659825781</text:p>
          </table:table-cell>
          <table:table-cell table:formula="of:=ABS([Greedy_MSTRGMT_AVG.L5]-[BFMC_RS_AVG.L5])/[BFMC_RS_AVG.L5]" office:value-type="string" office:string-value="" calcext:value-type="error">
            <text:p>#DIV/0!</text:p>
          </table:table-cell>
          <table:table-cell table:formula="of:=[Greedy_MSTRGMT_AVG.M5]/[BFMC_RS_AVG.M5]" office:value-type="float" office:value="5.42757611973637" calcext:value-type="float">
            <text:p>5,42757611973637</text:p>
          </table:table-cell>
          <table:table-cell table:formula="of:=[BFMC_RS_AVG.N5]/[Greedy_MSTRGMT_AVG.N5]" office:value-type="float" office:value="4.11942662622511" calcext:value-type="float">
            <text:p>4,119426626225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[BFMC_RS_AVG.C6])/[BFMC_RS_AVG.C6]" office:value-type="float" office:value="0.00667290293250998" calcext:value-type="float">
            <text:p>0,00667290293251</text:p>
          </table:table-cell>
          <table:table-cell table:formula="of:=ABS([Greedy_MSTRGMT_AVG.D6]-[BFMC_RS_AVG.D6])/[BFMC_RS_AVG.D6]" office:value-type="float" office:value="0.409641791044777" calcext:value-type="float">
            <text:p>0,409641791044777</text:p>
          </table:table-cell>
          <table:table-cell table:formula="of:=ABS([Greedy_MSTRGMT_AVG.E6]-[BFMC_RS_AVG.E6])/[BFMC_RS_AVG.E6]" office:value-type="string" office:string-value="" calcext:value-type="error">
            <text:p>#DIV/0!</text:p>
          </table:table-cell>
          <table:table-cell table:formula="of:=ABS([Greedy_MSTRGMT_AVG.F6]-[BFMC_RS_AVG.F6])/[BFMC_RS_AVG.F6]" office:value-type="string" office:string-value="" calcext:value-type="error">
            <text:p>#DIV/0!</text:p>
          </table:table-cell>
          <table:table-cell table:formula="of:=ABS([Greedy_MSTRGMT_AVG.G6]-[BFMC_RS_AVG.G6])/[BFMC_RS_AVG.G6]" office:value-type="float" office:value="2.5" calcext:value-type="float">
            <text:p>2,5</text:p>
          </table:table-cell>
          <table:table-cell table:formula="of:=ABS([Greedy_MSTRGMT_AVG.H6]-[BFMC_RS_AVG.H6])/[BFMC_RS_AVG.H6]" office:value-type="float" office:value="0.961220597584234" calcext:value-type="float">
            <text:p>0,961220597584234</text:p>
          </table:table-cell>
          <table:table-cell table:formula="of:=ABS([Greedy_MSTRGMT_AVG.I6]-[BFMC_RS_AVG.I6])/[BFMC_RS_AVG.I6]" office:value-type="float" office:value="2.58952150820487" calcext:value-type="float">
            <text:p>2,58952150820487</text:p>
          </table:table-cell>
          <table:table-cell table:formula="of:=ABS([Greedy_MSTRGMT_AVG.J6]-[BFMC_RS_AVG.J6])/[BFMC_RS_AVG.J6]" office:value-type="float" office:value="0.40854454834827" calcext:value-type="float">
            <text:p>0,40854454834827</text:p>
          </table:table-cell>
          <table:table-cell table:formula="of:=ABS([Greedy_MSTRGMT_AVG.K6]-[BFMC_RS_AVG.K6])/[BFMC_RS_AVG.K6]" office:value-type="float" office:value="0.956967470412034" calcext:value-type="float">
            <text:p>0,956967470412034</text:p>
          </table:table-cell>
          <table:table-cell table:formula="of:=ABS([Greedy_MSTRGMT_AVG.L6]-[BFMC_RS_AVG.L6])/[BFMC_RS_AVG.L6]" office:value-type="string" office:string-value="" calcext:value-type="error">
            <text:p>#DIV/0!</text:p>
          </table:table-cell>
          <table:table-cell table:formula="of:=[Greedy_MSTRGMT_AVG.M6]/[BFMC_RS_AVG.M6]" office:value-type="float" office:value="4.01017675517553" calcext:value-type="float">
            <text:p>4,01017675517553</text:p>
          </table:table-cell>
          <table:table-cell table:formula="of:=[BFMC_RS_AVG.N6]/[Greedy_MSTRGMT_AVG.N6]" office:value-type="float" office:value="3.962166416214" calcext:value-type="float">
            <text:p>3,962166416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[BFMC_RS_AVG.C7])/[BFMC_RS_AVG.C7]" office:value-type="float" office:value="0.00735899538645604" calcext:value-type="float">
            <text:p>0,007358995386456</text:p>
          </table:table-cell>
          <table:table-cell table:formula="of:=ABS([Greedy_MSTRGMT_AVG.D7]-[BFMC_RS_AVG.D7])/[BFMC_RS_AVG.D7]" office:value-type="float" office:value="0.297076231060603" calcext:value-type="float">
            <text:p>0,297076231060603</text:p>
          </table:table-cell>
          <table:table-cell table:formula="of:=ABS([Greedy_MSTRGMT_AVG.E7]-[BFMC_RS_AVG.E7])/[BFMC_RS_AVG.E7]" office:value-type="string" office:string-value="" calcext:value-type="error">
            <text:p>#DIV/0!</text:p>
          </table:table-cell>
          <table:table-cell table:formula="of:=ABS([Greedy_MSTRGMT_AVG.F7]-[BFMC_RS_AVG.F7])/[BFMC_RS_AVG.F7]" office:value-type="string" office:string-value="" calcext:value-type="error">
            <text:p>#DIV/0!</text:p>
          </table:table-cell>
          <table:table-cell table:formula="of:=ABS([Greedy_MSTRGMT_AVG.G7]-[BFMC_RS_AVG.G7])/[BFMC_RS_AVG.G7]" office:value-type="float" office:value="4.49999999999998" calcext:value-type="float">
            <text:p>4,49999999999998</text:p>
          </table:table-cell>
          <table:table-cell table:formula="of:=ABS([Greedy_MSTRGMT_AVG.H7]-[BFMC_RS_AVG.H7])/[BFMC_RS_AVG.H7]" office:value-type="float" office:value="0.971117424242424" calcext:value-type="float">
            <text:p>0,971117424242424</text:p>
          </table:table-cell>
          <table:table-cell table:formula="of:=ABS([Greedy_MSTRGMT_AVG.I7]-[BFMC_RS_AVG.I7])/[BFMC_RS_AVG.I7]" office:value-type="float" office:value="2.20053967234758" calcext:value-type="float">
            <text:p>2,20053967234758</text:p>
          </table:table-cell>
          <table:table-cell table:formula="of:=ABS([Greedy_MSTRGMT_AVG.J7]-[BFMC_RS_AVG.J7])/[BFMC_RS_AVG.J7]" office:value-type="float" office:value="0.296153782451087" calcext:value-type="float">
            <text:p>0,296153782451087</text:p>
          </table:table-cell>
          <table:table-cell table:formula="of:=ABS([Greedy_MSTRGMT_AVG.K7]-[BFMC_RS_AVG.K7])/[BFMC_RS_AVG.K7]" office:value-type="float" office:value="1.01886759421895" calcext:value-type="float">
            <text:p>1,01886759421895</text:p>
          </table:table-cell>
          <table:table-cell table:formula="of:=ABS([Greedy_MSTRGMT_AVG.L7]-[BFMC_RS_AVG.L7])/[BFMC_RS_AVG.L7]" office:value-type="string" office:string-value="" calcext:value-type="error">
            <text:p>#DIV/0!</text:p>
          </table:table-cell>
          <table:table-cell table:formula="of:=[Greedy_MSTRGMT_AVG.M7]/[BFMC_RS_AVG.M7]" office:value-type="float" office:value="3.05000647921139" calcext:value-type="float">
            <text:p>3,05000647921139</text:p>
          </table:table-cell>
          <table:table-cell table:formula="of:=[BFMC_RS_AVG.N7]/[Greedy_MSTRGMT_AVG.N7]" office:value-type="float" office:value="4.8600528849095" calcext:value-type="float">
            <text:p>4,8600528849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Greedy_MSTRGMT_AVG.C8]-[BFMC_RS_AVG.C8])/[BFMC_RS_AVG.C8]" office:value-type="float" office:value="0.00667290293250998" calcext:value-type="float">
            <text:p>0,00667290293251</text:p>
          </table:table-cell>
          <table:table-cell table:formula="of:=ABS([Greedy_MSTRGMT_AVG.D8]-[BFMC_RS_AVG.D8])/[BFMC_RS_AVG.D8]" office:value-type="float" office:value="0.207765356820237" calcext:value-type="float">
            <text:p>0,207765356820237</text:p>
          </table:table-cell>
          <table:table-cell table:formula="of:=ABS([Greedy_MSTRGMT_AVG.E8]-[BFMC_RS_AVG.E8])/[BFMC_RS_AVG.E8]" office:value-type="string" office:string-value="" calcext:value-type="error">
            <text:p>#DIV/0!</text:p>
          </table:table-cell>
          <table:table-cell table:formula="of:=ABS([Greedy_MSTRGMT_AVG.F8]-[BFMC_RS_AVG.F8])/[BFMC_RS_AVG.F8]" office:value-type="string" office:string-value="" calcext:value-type="error">
            <text:p>#DIV/0!</text:p>
          </table:table-cell>
          <table:table-cell table:formula="of:=ABS([Greedy_MSTRGMT_AVG.G8]-[BFMC_RS_AVG.G8])/[BFMC_RS_AVG.G8]" office:value-type="float" office:value="2.66666666666668" calcext:value-type="float">
            <text:p>2,66666666666668</text:p>
          </table:table-cell>
          <table:table-cell table:formula="of:=ABS([Greedy_MSTRGMT_AVG.H8]-[BFMC_RS_AVG.H8])/[BFMC_RS_AVG.H8]" office:value-type="float" office:value="0.972555083107847" calcext:value-type="float">
            <text:p>0,972555083107847</text:p>
          </table:table-cell>
          <table:table-cell table:formula="of:=ABS([Greedy_MSTRGMT_AVG.I8]-[BFMC_RS_AVG.I8])/[BFMC_RS_AVG.I8]" office:value-type="float" office:value="1.60161402255541" calcext:value-type="float">
            <text:p>1,60161402255541</text:p>
          </table:table-cell>
          <table:table-cell table:formula="of:=ABS([Greedy_MSTRGMT_AVG.J8]-[BFMC_RS_AVG.J8])/[BFMC_RS_AVG.J8]" office:value-type="float" office:value="0.20695726536466" calcext:value-type="float">
            <text:p>0,20695726536466</text:p>
          </table:table-cell>
          <table:table-cell table:formula="of:=ABS([Greedy_MSTRGMT_AVG.K8]-[BFMC_RS_AVG.K8])/[BFMC_RS_AVG.K8]" office:value-type="float" office:value="0.958545378857494" calcext:value-type="float">
            <text:p>0,958545378857494</text:p>
          </table:table-cell>
          <table:table-cell table:formula="of:=ABS([Greedy_MSTRGMT_AVG.L8]-[BFMC_RS_AVG.L8])/[BFMC_RS_AVG.L8]" office:value-type="string" office:string-value="" calcext:value-type="error">
            <text:p>#DIV/0!</text:p>
          </table:table-cell>
          <table:table-cell table:formula="of:=[Greedy_MSTRGMT_AVG.M8]/[BFMC_RS_AVG.M8]" office:value-type="float" office:value="3.63212600588342" calcext:value-type="float">
            <text:p>3,63212600588342</text:p>
          </table:table-cell>
          <table:table-cell table:formula="of:=[BFMC_RS_AVG.N8]/[Greedy_MSTRGMT_AVG.N8]" office:value-type="float" office:value="5.38712456113165" calcext:value-type="float">
            <text:p>5,387124561131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Greedy_MSTRGMT_AVG.C9]-[BFMC_RS_AVG.C9])/[BFMC_RS_AVG.C9]" office:value-type="float" office:value="0.00667290293250998" calcext:value-type="float">
            <text:p>0,00667290293251</text:p>
          </table:table-cell>
          <table:table-cell table:formula="of:=ABS([Greedy_MSTRGMT_AVG.D9]-[BFMC_RS_AVG.D9])/[BFMC_RS_AVG.D9]" office:value-type="float" office:value="0.111390328151984" calcext:value-type="float">
            <text:p>0,111390328151984</text:p>
          </table:table-cell>
          <table:table-cell table:formula="of:=ABS([Greedy_MSTRGMT_AVG.E9]-[BFMC_RS_AVG.E9])/[BFMC_RS_AVG.E9]" office:value-type="string" office:string-value="" calcext:value-type="error">
            <text:p>#DIV/0!</text:p>
          </table:table-cell>
          <table:table-cell table:formula="of:=ABS([Greedy_MSTRGMT_AVG.F9]-[BFMC_RS_AVG.F9])/[BFMC_RS_AVG.F9]" office:value-type="string" office:string-value="" calcext:value-type="error">
            <text:p>#DIV/0!</text:p>
          </table:table-cell>
          <table:table-cell table:formula="of:=ABS([Greedy_MSTRGMT_AVG.G9]-[BFMC_RS_AVG.G9])/[BFMC_RS_AVG.G9]" office:value-type="float" office:value="3.16666666666667" calcext:value-type="float">
            <text:p>3,16666666666667</text:p>
          </table:table-cell>
          <table:table-cell table:formula="of:=ABS([Greedy_MSTRGMT_AVG.H9]-[BFMC_RS_AVG.H9])/[BFMC_RS_AVG.H9]" office:value-type="float" office:value="0.946510110893673" calcext:value-type="float">
            <text:p>0,946510110893673</text:p>
          </table:table-cell>
          <table:table-cell table:formula="of:=ABS([Greedy_MSTRGMT_AVG.I9]-[BFMC_RS_AVG.I9])/[BFMC_RS_AVG.I9]" office:value-type="float" office:value="1.25997379938683" calcext:value-type="float">
            <text:p>1,25997379938683</text:p>
          </table:table-cell>
          <table:table-cell table:formula="of:=ABS([Greedy_MSTRGMT_AVG.J9]-[BFMC_RS_AVG.J9])/[BFMC_RS_AVG.J9]" office:value-type="float" office:value="0.110729804417864" calcext:value-type="float">
            <text:p>0,110729804417864</text:p>
          </table:table-cell>
          <table:table-cell table:formula="of:=ABS([Greedy_MSTRGMT_AVG.K9]-[BFMC_RS_AVG.K9])/[BFMC_RS_AVG.K9]" office:value-type="float" office:value="0.968862815731558" calcext:value-type="float">
            <text:p>0,968862815731558</text:p>
          </table:table-cell>
          <table:table-cell table:formula="of:=ABS([Greedy_MSTRGMT_AVG.L9]-[BFMC_RS_AVG.L9])/[BFMC_RS_AVG.L9]" office:value-type="string" office:string-value="" calcext:value-type="error">
            <text:p>#DIV/0!</text:p>
          </table:table-cell>
          <table:table-cell table:formula="of:=[Greedy_MSTRGMT_AVG.M9]/[BFMC_RS_AVG.M9]" office:value-type="float" office:value="3.95986138468998" calcext:value-type="float">
            <text:p>3,95986138468998</text:p>
          </table:table-cell>
          <table:table-cell table:formula="of:=[BFMC_RS_AVG.N9]/[Greedy_MSTRGMT_AVG.N9]" office:value-type="float" office:value="2.98982268521398" calcext:value-type="float">
            <text:p>2,989822685213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Greedy_MSTRGMT_AVG.C10]-[BFMC_RS_AVG.C10])/[BFMC_RS_AVG.C10]" office:value-type="float" office:value="0.00731268650546809" calcext:value-type="float">
            <text:p>0,007312686505468</text:p>
          </table:table-cell>
          <table:table-cell table:formula="of:=ABS([Greedy_MSTRGMT_AVG.D10]-[BFMC_RS_AVG.D10])/[BFMC_RS_AVG.D10]" office:value-type="float" office:value="0.091948312236286" calcext:value-type="float">
            <text:p>0,091948312236286</text:p>
          </table:table-cell>
          <table:table-cell table:formula="of:=ABS([Greedy_MSTRGMT_AVG.E10]-[BFMC_RS_AVG.E10])/[BFMC_RS_AVG.E10]" office:value-type="string" office:string-value="" calcext:value-type="error">
            <text:p>#DIV/0!</text:p>
          </table:table-cell>
          <table:table-cell table:formula="of:=ABS([Greedy_MSTRGMT_AVG.F10]-[BFMC_RS_AVG.F10])/[BFMC_RS_AVG.F10]" office:value-type="string" office:string-value="" calcext:value-type="error">
            <text:p>#DIV/0!</text:p>
          </table:table-cell>
          <table:table-cell table:formula="of:=ABS([Greedy_MSTRGMT_AVG.G10]-[BFMC_RS_AVG.G10])/[BFMC_RS_AVG.G10]" office:value-type="float" office:value="0.655172413793103" calcext:value-type="float">
            <text:p>0,655172413793103</text:p>
          </table:table-cell>
          <table:table-cell table:formula="of:=ABS([Greedy_MSTRGMT_AVG.H10]-[BFMC_RS_AVG.H10])/[BFMC_RS_AVG.H10]" office:value-type="float" office:value="0.997172236503856" calcext:value-type="float">
            <text:p>0,997172236503856</text:p>
          </table:table-cell>
          <table:table-cell table:formula="of:=ABS([Greedy_MSTRGMT_AVG.I10]-[BFMC_RS_AVG.I10])/[BFMC_RS_AVG.I10]" office:value-type="float" office:value="1.28089789404907" calcext:value-type="float">
            <text:p>1,28089789404907</text:p>
          </table:table-cell>
          <table:table-cell table:formula="of:=ABS([Greedy_MSTRGMT_AVG.J10]-[BFMC_RS_AVG.J10])/[BFMC_RS_AVG.J10]" office:value-type="float" office:value="0.0912706375865017" calcext:value-type="float">
            <text:p>0,091270637586502</text:p>
          </table:table-cell>
          <table:table-cell table:formula="of:=ABS([Greedy_MSTRGMT_AVG.K10]-[BFMC_RS_AVG.K10])/[BFMC_RS_AVG.K10]" office:value-type="float" office:value="1.01549850992767" calcext:value-type="float">
            <text:p>1,01549850992767</text:p>
          </table:table-cell>
          <table:table-cell table:formula="of:=ABS([Greedy_MSTRGMT_AVG.L10]-[BFMC_RS_AVG.L10])/[BFMC_RS_AVG.L10]" office:value-type="string" office:string-value="" calcext:value-type="error">
            <text:p>#DIV/0!</text:p>
          </table:table-cell>
          <table:table-cell table:formula="of:=[Greedy_MSTRGMT_AVG.M10]/[BFMC_RS_AVG.M10]" office:value-type="float" office:value="2.86983610390708" calcext:value-type="float">
            <text:p>2,86983610390708</text:p>
          </table:table-cell>
          <table:table-cell table:formula="of:=[BFMC_RS_AVG.N10]/[Greedy_MSTRGMT_AVG.N10]" office:value-type="float" office:value="43.2246268666761" calcext:value-type="float">
            <text:p>43,22462686667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ABS([Greedy_MSTRGMT_AVG.C11]-[BFMC_RS_AVG.C11])/[BFMC_RS_AVG.C11]" office:value-type="float" office:value="0.456590700255412" calcext:value-type="float">
            <text:p>0,456590700255412</text:p>
          </table:table-cell>
          <table:table-cell table:number-columns-repeated="9"/>
          <table:table-cell table:formula="of:=[Greedy_MSTRGMT_AVG.M11]/[BFMC_RS_AVG.M11]" office:value-type="float" office:value="2.21366781701041" calcext:value-type="float">
            <text:p>2,21366781701041</text:p>
          </table:table-cell>
          <table:table-cell table:formula="of:=[BFMC_RS_AVG.N11]/[Greedy_MSTRGMT_AVG.N11]" office:value-type="float" office:value="6647.53163525231" calcext:value-type="float">
            <text:p>6647,53163525231</text:p>
          </table:table-cell>
        </table:table-row>
      </table:table>
      <table:table table:name="HPSD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[BFMC_RS_AVG.C2])/[BFMC_RS_AVG.C2]" office:value-type="float" office:value="0.00000443422110045167" calcext:value-type="float">
            <text:p>4,43422110045167E-06</text:p>
          </table:table-cell>
          <table:table-cell table:formula="of:=ABS([HPSD_MSTRGMT_AVG.D2]-[BFMC_RS_AVG.D2])/[BFMC_RS_AVG.D2]" office:value-type="float" office:value="0.172113289760347" calcext:value-type="float">
            <text:p>0,172113289760347</text:p>
          </table:table-cell>
          <table:table-cell table:formula="of:=ABS([HPSD_MSTRGMT_AVG.E2]-[BFMC_RS_AVG.E2])/[BFMC_RS_AVG.E2]" office:value-type="string" office:string-value="" calcext:value-type="error">
            <text:p>#DIV/0!</text:p>
          </table:table-cell>
          <table:table-cell table:formula="of:=ABS([HPSD_MSTRGMT_AVG.F2]-[BFMC_RS_AVG.F2])/[BFMC_RS_AVG.F2]" office:value-type="string" office:string-value="" calcext:value-type="error">
            <text:p>#DIV/0!</text:p>
          </table:table-cell>
          <table:table-cell table:formula="of:=ABS([HPSD_MSTRGMT_AVG.G2]-[BFMC_RS_AVG.G2])/[BFMC_RS_AVG.G2]" office:value-type="float" office:value="0.500000000000001" calcext:value-type="float">
            <text:p>0,500000000000001</text:p>
          </table:table-cell>
          <table:table-cell table:formula="of:=ABS([HPSD_MSTRGMT_AVG.H2]-[BFMC_RS_AVG.H2])/[BFMC_RS_AVG.H2]" office:value-type="float" office:value="0.493827160493827" calcext:value-type="float">
            <text:p>0,493827160493827</text:p>
          </table:table-cell>
          <table:table-cell table:formula="of:=ABS([HPSD_MSTRGMT_AVG.I2]-[BFMC_RS_AVG.I2])/[BFMC_RS_AVG.I2]" office:value-type="float" office:value="0.0734329398441955" calcext:value-type="float">
            <text:p>0,073432939844196</text:p>
          </table:table-cell>
          <table:table-cell table:formula="of:=ABS([HPSD_MSTRGMT_AVG.J2]-[BFMC_RS_AVG.J2])/[BFMC_RS_AVG.J2]" office:value-type="float" office:value="0.171080705581056" calcext:value-type="float">
            <text:p>0,171080705581056</text:p>
          </table:table-cell>
          <table:table-cell table:formula="of:=ABS([HPSD_MSTRGMT_AVG.K2]-[BFMC_RS_AVG.K2])/[BFMC_RS_AVG.K2]" office:value-type="float" office:value="0.328801331711442" calcext:value-type="float">
            <text:p>0,328801331711442</text:p>
          </table:table-cell>
          <table:table-cell table:formula="of:=ABS([HPSD_MSTRGMT_AVG.L2]-[BFMC_RS_AVG.L2])/[BFMC_RS_AVG.L2]" office:value-type="string" office:string-value="" calcext:value-type="error">
            <text:p>#DIV/0!</text:p>
          </table:table-cell>
          <table:table-cell table:formula="of:=[HPSD_MSTRGMT_AVG.M2]/[BFMC_RS_AVG.M2]" office:value-type="float" office:value="4.20363911773025" calcext:value-type="float">
            <text:p>4,20363911773025</text:p>
          </table:table-cell>
          <table:table-cell table:formula="of:=[BFMC_RS_AVG.N2]/[HPSD_MSTRGMT_AVG.N2]" office:value-type="float" office:value="1.06786073759675" calcext:value-type="float">
            <text:p>1,06786073759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[BFMC_RS_AVG.C3])/[BFMC_RS_AVG.C3]" office:value-type="float" office:value="0.000587903814353393" calcext:value-type="float">
            <text:p>0,000587903814353</text:p>
          </table:table-cell>
          <table:table-cell table:formula="of:=ABS([HPSD_MSTRGMT_AVG.D3]-[BFMC_RS_AVG.D3])/[BFMC_RS_AVG.D3]" office:value-type="float" office:value="0.22458857442348" calcext:value-type="float">
            <text:p>0,22458857442348</text:p>
          </table:table-cell>
          <table:table-cell table:formula="of:=ABS([HPSD_MSTRGMT_AVG.E3]-[BFMC_RS_AVG.E3])/[BFMC_RS_AVG.E3]" office:value-type="string" office:string-value="" calcext:value-type="error">
            <text:p>#DIV/0!</text:p>
          </table:table-cell>
          <table:table-cell table:formula="of:=ABS([HPSD_MSTRGMT_AVG.F3]-[BFMC_RS_AVG.F3])/[BFMC_RS_AVG.F3]" office:value-type="string" office:string-value="" calcext:value-type="error">
            <text:p>#DIV/0!</text:p>
          </table:table-cell>
          <table:table-cell table:formula="of:=ABS([HPSD_MSTRGMT_AVG.G3]-[BFMC_RS_AVG.G3])/[BFMC_RS_AVG.G3]" office:value-type="float" office:value="0.444444444444448" calcext:value-type="float">
            <text:p>0,444444444444448</text:p>
          </table:table-cell>
          <table:table-cell table:formula="of:=ABS([HPSD_MSTRGMT_AVG.H3]-[BFMC_RS_AVG.H3])/[BFMC_RS_AVG.H3]" office:value-type="float" office:value="0.707317073170732" calcext:value-type="float">
            <text:p>0,707317073170732</text:p>
          </table:table-cell>
          <table:table-cell table:formula="of:=ABS([HPSD_MSTRGMT_AVG.I3]-[BFMC_RS_AVG.I3])/[BFMC_RS_AVG.I3]" office:value-type="float" office:value="0.296182175070971" calcext:value-type="float">
            <text:p>0,296182175070971</text:p>
          </table:table-cell>
          <table:table-cell table:formula="of:=ABS([HPSD_MSTRGMT_AVG.J3]-[BFMC_RS_AVG.J3])/[BFMC_RS_AVG.J3]" office:value-type="float" office:value="0.223775686298184" calcext:value-type="float">
            <text:p>0,223775686298184</text:p>
          </table:table-cell>
          <table:table-cell table:formula="of:=ABS([HPSD_MSTRGMT_AVG.K3]-[BFMC_RS_AVG.K3])/[BFMC_RS_AVG.K3]" office:value-type="float" office:value="0.640270583816523" calcext:value-type="float">
            <text:p>0,640270583816523</text:p>
          </table:table-cell>
          <table:table-cell table:formula="of:=ABS([HPSD_MSTRGMT_AVG.L3]-[BFMC_RS_AVG.L3])/[BFMC_RS_AVG.L3]" office:value-type="string" office:string-value="" calcext:value-type="error">
            <text:p>#DIV/0!</text:p>
          </table:table-cell>
          <table:table-cell table:formula="of:=[HPSD_MSTRGMT_AVG.M3]/[BFMC_RS_AVG.M3]" office:value-type="float" office:value="5.13937346910646" calcext:value-type="float">
            <text:p>5,13937346910646</text:p>
          </table:table-cell>
          <table:table-cell table:formula="of:=[BFMC_RS_AVG.N3]/[HPSD_MSTRGMT_AVG.N3]" office:value-type="float" office:value="1.08795602599032" calcext:value-type="float">
            <text:p>1,08795602599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[BFMC_RS_AVG.C4])/[BFMC_RS_AVG.C4]" office:value-type="float" office:value="0.00117654666555787" calcext:value-type="float">
            <text:p>0,001176546665558</text:p>
          </table:table-cell>
          <table:table-cell table:formula="of:=ABS([HPSD_MSTRGMT_AVG.D4]-[BFMC_RS_AVG.D4])/[BFMC_RS_AVG.D4]" office:value-type="float" office:value="0.229969072164946" calcext:value-type="float">
            <text:p>0,229969072164946</text:p>
          </table:table-cell>
          <table:table-cell table:formula="of:=ABS([HPSD_MSTRGMT_AVG.E4]-[BFMC_RS_AVG.E4])/[BFMC_RS_AVG.E4]" office:value-type="string" office:string-value="" calcext:value-type="error">
            <text:p>#DIV/0!</text:p>
          </table:table-cell>
          <table:table-cell table:formula="of:=ABS([HPSD_MSTRGMT_AVG.F4]-[BFMC_RS_AVG.F4])/[BFMC_RS_AVG.F4]" office:value-type="string" office:string-value="" calcext:value-type="error">
            <text:p>#DIV/0!</text:p>
          </table:table-cell>
          <table:table-cell table:formula="of:=ABS([HPSD_MSTRGMT_AVG.G4]-[BFMC_RS_AVG.G4])/[BFMC_RS_AVG.G4]" office:value-type="float" office:value="0.285714285714294" calcext:value-type="float">
            <text:p>0,285714285714294</text:p>
          </table:table-cell>
          <table:table-cell table:formula="of:=ABS([HPSD_MSTRGMT_AVG.H4]-[BFMC_RS_AVG.H4])/[BFMC_RS_AVG.H4]" office:value-type="float" office:value="0.876075731497418" calcext:value-type="float">
            <text:p>0,876075731497418</text:p>
          </table:table-cell>
          <table:table-cell table:formula="of:=ABS([HPSD_MSTRGMT_AVG.I4]-[BFMC_RS_AVG.I4])/[BFMC_RS_AVG.I4]" office:value-type="float" office:value="0.694930352516008" calcext:value-type="float">
            <text:p>0,694930352516008</text:p>
          </table:table-cell>
          <table:table-cell table:formula="of:=ABS([HPSD_MSTRGMT_AVG.J4]-[BFMC_RS_AVG.J4])/[BFMC_RS_AVG.J4]" office:value-type="float" office:value="0.229318133600617" calcext:value-type="float">
            <text:p>0,229318133600617</text:p>
          </table:table-cell>
          <table:table-cell table:formula="of:=ABS([HPSD_MSTRGMT_AVG.K4]-[BFMC_RS_AVG.K4])/[BFMC_RS_AVG.K4]" office:value-type="float" office:value="0.826865261850047" calcext:value-type="float">
            <text:p>0,826865261850047</text:p>
          </table:table-cell>
          <table:table-cell table:formula="of:=ABS([HPSD_MSTRGMT_AVG.L4]-[BFMC_RS_AVG.L4])/[BFMC_RS_AVG.L4]" office:value-type="string" office:string-value="" calcext:value-type="error">
            <text:p>#DIV/0!</text:p>
          </table:table-cell>
          <table:table-cell table:formula="of:=[HPSD_MSTRGMT_AVG.M4]/[BFMC_RS_AVG.M4]" office:value-type="float" office:value="4.7651890952443" calcext:value-type="float">
            <text:p>4,7651890952443</text:p>
          </table:table-cell>
          <table:table-cell table:formula="of:=[BFMC_RS_AVG.N4]/[HPSD_MSTRGMT_AVG.N4]" office:value-type="float" office:value="1.94299260353774" calcext:value-type="float">
            <text:p>1,9429926035377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[BFMC_RS_AVG.C5])/[BFMC_RS_AVG.C5]" office:value-type="float" office:value="0.00117654666555787" calcext:value-type="float">
            <text:p>0,001176546665558</text:p>
          </table:table-cell>
          <table:table-cell table:formula="of:=ABS([HPSD_MSTRGMT_AVG.D5]-[BFMC_RS_AVG.D5])/[BFMC_RS_AVG.D5]" office:value-type="float" office:value="0.225008946830265" calcext:value-type="float">
            <text:p>0,225008946830265</text:p>
          </table:table-cell>
          <table:table-cell table:formula="of:=ABS([HPSD_MSTRGMT_AVG.E5]-[BFMC_RS_AVG.E5])/[BFMC_RS_AVG.E5]" office:value-type="string" office:string-value="" calcext:value-type="error">
            <text:p>#DIV/0!</text:p>
          </table:table-cell>
          <table:table-cell table:formula="of:=ABS([HPSD_MSTRGMT_AVG.F5]-[BFMC_RS_AVG.F5])/[BFMC_RS_AVG.F5]" office:value-type="string" office:string-value="" calcext:value-type="error">
            <text:p>#DIV/0!</text:p>
          </table:table-cell>
          <table:table-cell table:formula="of:=ABS([HPSD_MSTRGMT_AVG.G5]-[BFMC_RS_AVG.G5])/[BFMC_RS_AVG.G5]" office:value-type="float" office:value="2.25000000000001" calcext:value-type="float">
            <text:p>2,25000000000001</text:p>
          </table:table-cell>
          <table:table-cell table:formula="of:=ABS([HPSD_MSTRGMT_AVG.H5]-[BFMC_RS_AVG.H5])/[BFMC_RS_AVG.H5]" office:value-type="float" office:value="0.935613682092555" calcext:value-type="float">
            <text:p>0,935613682092555</text:p>
          </table:table-cell>
          <table:table-cell table:formula="of:=ABS([HPSD_MSTRGMT_AVG.I5]-[BFMC_RS_AVG.I5])/[BFMC_RS_AVG.I5]" office:value-type="float" office:value="1.75787957723756" calcext:value-type="float">
            <text:p>1,75787957723756</text:p>
          </table:table-cell>
          <table:table-cell table:formula="of:=ABS([HPSD_MSTRGMT_AVG.J5]-[BFMC_RS_AVG.J5])/[BFMC_RS_AVG.J5]" office:value-type="float" office:value="0.224443412466287" calcext:value-type="float">
            <text:p>0,224443412466287</text:p>
          </table:table-cell>
          <table:table-cell table:formula="of:=ABS([HPSD_MSTRGMT_AVG.K5]-[BFMC_RS_AVG.K5])/[BFMC_RS_AVG.K5]" office:value-type="float" office:value="1.04454317941905" calcext:value-type="float">
            <text:p>1,04454317941905</text:p>
          </table:table-cell>
          <table:table-cell table:formula="of:=ABS([HPSD_MSTRGMT_AVG.L5]-[BFMC_RS_AVG.L5])/[BFMC_RS_AVG.L5]" office:value-type="string" office:string-value="" calcext:value-type="error">
            <text:p>#DIV/0!</text:p>
          </table:table-cell>
          <table:table-cell table:formula="of:=[HPSD_MSTRGMT_AVG.M5]/[BFMC_RS_AVG.M5]" office:value-type="float" office:value="4.47544949656666" calcext:value-type="float">
            <text:p>4,47544949656666</text:p>
          </table:table-cell>
          <table:table-cell table:formula="of:=[BFMC_RS_AVG.N5]/[HPSD_MSTRGMT_AVG.N5]" office:value-type="float" office:value="3.00933825943908" calcext:value-type="float">
            <text:p>3,009338259439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[BFMC_RS_AVG.C6])/[BFMC_RS_AVG.C6]" office:value-type="float" office:value="0.00667290293250998" calcext:value-type="float">
            <text:p>0,00667290293251</text:p>
          </table:table-cell>
          <table:table-cell table:formula="of:=ABS([HPSD_MSTRGMT_AVG.D6]-[BFMC_RS_AVG.D6])/[BFMC_RS_AVG.D6]" office:value-type="float" office:value="0.0308383084577149" calcext:value-type="float">
            <text:p>0,030838308457715</text:p>
          </table:table-cell>
          <table:table-cell table:formula="of:=ABS([HPSD_MSTRGMT_AVG.E6]-[BFMC_RS_AVG.E6])/[BFMC_RS_AVG.E6]" office:value-type="string" office:string-value="" calcext:value-type="error">
            <text:p>#DIV/0!</text:p>
          </table:table-cell>
          <table:table-cell table:formula="of:=ABS([HPSD_MSTRGMT_AVG.F6]-[BFMC_RS_AVG.F6])/[BFMC_RS_AVG.F6]" office:value-type="string" office:string-value="" calcext:value-type="error">
            <text:p>#DIV/0!</text:p>
          </table:table-cell>
          <table:table-cell table:formula="of:=ABS([HPSD_MSTRGMT_AVG.G6]-[BFMC_RS_AVG.G6])/[BFMC_RS_AVG.G6]" office:value-type="float" office:value="0.249999999999999" calcext:value-type="float">
            <text:p>0,249999999999999</text:p>
          </table:table-cell>
          <table:table-cell table:formula="of:=ABS([HPSD_MSTRGMT_AVG.H6]-[BFMC_RS_AVG.H6])/[BFMC_RS_AVG.H6]" office:value-type="float" office:value="0.94850603941513" calcext:value-type="float">
            <text:p>0,94850603941513</text:p>
          </table:table-cell>
          <table:table-cell table:formula="of:=ABS([HPSD_MSTRGMT_AVG.I6]-[BFMC_RS_AVG.I6])/[BFMC_RS_AVG.I6]" office:value-type="float" office:value="1.04104059252002" calcext:value-type="float">
            <text:p>1,04104059252002</text:p>
          </table:table-cell>
          <table:table-cell table:formula="of:=ABS([HPSD_MSTRGMT_AVG.J6]-[BFMC_RS_AVG.J6])/[BFMC_RS_AVG.J6]" office:value-type="float" office:value="0.0304461619894182" calcext:value-type="float">
            <text:p>0,030446161989418</text:p>
          </table:table-cell>
          <table:table-cell table:formula="of:=ABS([HPSD_MSTRGMT_AVG.K6]-[BFMC_RS_AVG.K6])/[BFMC_RS_AVG.K6]" office:value-type="float" office:value="1.29740575756516" calcext:value-type="float">
            <text:p>1,29740575756516</text:p>
          </table:table-cell>
          <table:table-cell table:formula="of:=ABS([HPSD_MSTRGMT_AVG.L6]-[BFMC_RS_AVG.L6])/[BFMC_RS_AVG.L6]" office:value-type="string" office:string-value="" calcext:value-type="error">
            <text:p>#DIV/0!</text:p>
          </table:table-cell>
          <table:table-cell table:formula="of:=[HPSD_MSTRGMT_AVG.M6]/[BFMC_RS_AVG.M6]" office:value-type="float" office:value="3.7744062383543" calcext:value-type="float">
            <text:p>3,7744062383543</text:p>
          </table:table-cell>
          <table:table-cell table:formula="of:=[BFMC_RS_AVG.N6]/[HPSD_MSTRGMT_AVG.N6]" office:value-type="float" office:value="3.15354619312303" calcext:value-type="float">
            <text:p>3,153546193123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[BFMC_RS_AVG.C7])/[BFMC_RS_AVG.C7]" office:value-type="float" office:value="0.00761651724237904" calcext:value-type="float">
            <text:p>0,007616517242379</text:p>
          </table:table-cell>
          <table:table-cell table:formula="of:=ABS([HPSD_MSTRGMT_AVG.D7]-[BFMC_RS_AVG.D7])/[BFMC_RS_AVG.D7]" office:value-type="float" office:value="0.0255314867424226" calcext:value-type="float">
            <text:p>0,025531486742423</text:p>
          </table:table-cell>
          <table:table-cell table:formula="of:=ABS([HPSD_MSTRGMT_AVG.E7]-[BFMC_RS_AVG.E7])/[BFMC_RS_AVG.E7]" office:value-type="string" office:string-value="" calcext:value-type="error">
            <text:p>#DIV/0!</text:p>
          </table:table-cell>
          <table:table-cell table:formula="of:=ABS([HPSD_MSTRGMT_AVG.F7]-[BFMC_RS_AVG.F7])/[BFMC_RS_AVG.F7]" office:value-type="string" office:string-value="" calcext:value-type="error">
            <text:p>#DIV/0!</text:p>
          </table:table-cell>
          <table:table-cell table:formula="of:=ABS([HPSD_MSTRGMT_AVG.G7]-[BFMC_RS_AVG.G7])/[BFMC_RS_AVG.G7]" office:value-type="float" office:value="0.999999999999996" calcext:value-type="float">
            <text:p>0,999999999999996</text:p>
          </table:table-cell>
          <table:table-cell table:formula="of:=ABS([HPSD_MSTRGMT_AVG.H7]-[BFMC_RS_AVG.H7])/[BFMC_RS_AVG.H7]" office:value-type="float" office:value="0.950757575757576" calcext:value-type="float">
            <text:p>0,950757575757576</text:p>
          </table:table-cell>
          <table:table-cell table:formula="of:=ABS([HPSD_MSTRGMT_AVG.I7]-[BFMC_RS_AVG.I7])/[BFMC_RS_AVG.I7]" office:value-type="float" office:value="1.12121806091431" calcext:value-type="float">
            <text:p>1,12121806091431</text:p>
          </table:table-cell>
          <table:table-cell table:formula="of:=ABS([HPSD_MSTRGMT_AVG.J7]-[BFMC_RS_AVG.J7])/[BFMC_RS_AVG.J7]" office:value-type="float" office:value="0.0251079558367084" calcext:value-type="float">
            <text:p>0,025107955836709</text:p>
          </table:table-cell>
          <table:table-cell table:formula="of:=ABS([HPSD_MSTRGMT_AVG.K7]-[BFMC_RS_AVG.K7])/[BFMC_RS_AVG.K7]" office:value-type="float" office:value="1.35979637688577" calcext:value-type="float">
            <text:p>1,35979637688577</text:p>
          </table:table-cell>
          <table:table-cell table:formula="of:=ABS([HPSD_MSTRGMT_AVG.L7]-[BFMC_RS_AVG.L7])/[BFMC_RS_AVG.L7]" office:value-type="string" office:string-value="" calcext:value-type="error">
            <text:p>#DIV/0!</text:p>
          </table:table-cell>
          <table:table-cell table:formula="of:=[HPSD_MSTRGMT_AVG.M7]/[BFMC_RS_AVG.M7]" office:value-type="float" office:value="4.19183590498005" calcext:value-type="float">
            <text:p>4,19183590498005</text:p>
          </table:table-cell>
          <table:table-cell table:formula="of:=[BFMC_RS_AVG.N7]/[HPSD_MSTRGMT_AVG.N7]" office:value-type="float" office:value="3.54004141252355" calcext:value-type="float">
            <text:p>3,54004141252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SD_MSTRGMT_AVG.C8]-[BFMC_RS_AVG.C8])/[BFMC_RS_AVG.C8]" office:value-type="float" office:value="0.00724568905505821" calcext:value-type="float">
            <text:p>0,007245689055058</text:p>
          </table:table-cell>
          <table:table-cell table:formula="of:=ABS([HPSD_MSTRGMT_AVG.D8]-[BFMC_RS_AVG.D8])/[BFMC_RS_AVG.D8]" office:value-type="float" office:value="0.0445426829268331" calcext:value-type="float">
            <text:p>0,044542682926833</text:p>
          </table:table-cell>
          <table:table-cell table:formula="of:=ABS([HPSD_MSTRGMT_AVG.E8]-[BFMC_RS_AVG.E8])/[BFMC_RS_AVG.E8]" office:value-type="string" office:string-value="" calcext:value-type="error">
            <text:p>#DIV/0!</text:p>
          </table:table-cell>
          <table:table-cell table:formula="of:=ABS([HPSD_MSTRGMT_AVG.F8]-[BFMC_RS_AVG.F8])/[BFMC_RS_AVG.F8]" office:value-type="string" office:string-value="" calcext:value-type="error">
            <text:p>#DIV/0!</text:p>
          </table:table-cell>
          <table:table-cell table:formula="of:=ABS([HPSD_MSTRGMT_AVG.G8]-[BFMC_RS_AVG.G8])/[BFMC_RS_AVG.G8]" office:value-type="float" office:value="2.33333333333334" calcext:value-type="float">
            <text:p>2,33333333333334</text:p>
          </table:table-cell>
          <table:table-cell table:formula="of:=ABS([HPSD_MSTRGMT_AVG.H8]-[BFMC_RS_AVG.H8])/[BFMC_RS_AVG.H8]" office:value-type="float" office:value="0.954387321221492" calcext:value-type="float">
            <text:p>0,954387321221492</text:p>
          </table:table-cell>
          <table:table-cell table:formula="of:=ABS([HPSD_MSTRGMT_AVG.I8]-[BFMC_RS_AVG.I8])/[BFMC_RS_AVG.I8]" office:value-type="float" office:value="1.05339240265019" calcext:value-type="float">
            <text:p>1,05339240265019</text:p>
          </table:table-cell>
          <table:table-cell table:formula="of:=ABS([HPSD_MSTRGMT_AVG.J8]-[BFMC_RS_AVG.J8])/[BFMC_RS_AVG.J8]" office:value-type="float" office:value="0.0440523313888693" calcext:value-type="float">
            <text:p>0,044052331388869</text:p>
          </table:table-cell>
          <table:table-cell table:formula="of:=ABS([HPSD_MSTRGMT_AVG.K8]-[BFMC_RS_AVG.K8])/[BFMC_RS_AVG.K8]" office:value-type="float" office:value="1.30806516795267" calcext:value-type="float">
            <text:p>1,30806516795267</text:p>
          </table:table-cell>
          <table:table-cell table:formula="of:=ABS([HPSD_MSTRGMT_AVG.L8]-[BFMC_RS_AVG.L8])/[BFMC_RS_AVG.L8]" office:value-type="string" office:string-value="" calcext:value-type="error">
            <text:p>#DIV/0!</text:p>
          </table:table-cell>
          <table:table-cell table:formula="of:=[HPSD_MSTRGMT_AVG.M8]/[BFMC_RS_AVG.M8]" office:value-type="float" office:value="3.98571912824349" calcext:value-type="float">
            <text:p>3,98571912824349</text:p>
          </table:table-cell>
          <table:table-cell table:formula="of:=[BFMC_RS_AVG.N8]/[HPSD_MSTRGMT_AVG.N8]" office:value-type="float" office:value="3.91467809846863" calcext:value-type="float">
            <text:p>3,914678098468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SD_MSTRGMT_AVG.C9]-[BFMC_RS_AVG.C9])/[BFMC_RS_AVG.C9]" office:value-type="float" office:value="0.00724125744095815" calcext:value-type="float">
            <text:p>0,007241257440958</text:p>
          </table:table-cell>
          <table:table-cell table:formula="of:=ABS([HPSD_MSTRGMT_AVG.D9]-[BFMC_RS_AVG.D9])/[BFMC_RS_AVG.D9]" office:value-type="float" office:value="0.0236744386873912" calcext:value-type="float">
            <text:p>0,023674438687391</text:p>
          </table:table-cell>
          <table:table-cell table:formula="of:=ABS([HPSD_MSTRGMT_AVG.E9]-[BFMC_RS_AVG.E9])/[BFMC_RS_AVG.E9]" office:value-type="string" office:string-value="" calcext:value-type="error">
            <text:p>#DIV/0!</text:p>
          </table:table-cell>
          <table:table-cell table:formula="of:=ABS([HPSD_MSTRGMT_AVG.F9]-[BFMC_RS_AVG.F9])/[BFMC_RS_AVG.F9]" office:value-type="string" office:string-value="" calcext:value-type="error">
            <text:p>#DIV/0!</text:p>
          </table:table-cell>
          <table:table-cell table:formula="of:=ABS([HPSD_MSTRGMT_AVG.G9]-[BFMC_RS_AVG.G9])/[BFMC_RS_AVG.G9]" office:value-type="float" office:value="1.5" calcext:value-type="float">
            <text:p>1,5</text:p>
          </table:table-cell>
          <table:table-cell table:formula="of:=ABS([HPSD_MSTRGMT_AVG.H9]-[BFMC_RS_AVG.H9])/[BFMC_RS_AVG.H9]" office:value-type="float" office:value="0.939334637964775" calcext:value-type="float">
            <text:p>0,939334637964775</text:p>
          </table:table-cell>
          <table:table-cell table:formula="of:=ABS([HPSD_MSTRGMT_AVG.I9]-[BFMC_RS_AVG.I9])/[BFMC_RS_AVG.I9]" office:value-type="float" office:value="0.975920843905957" calcext:value-type="float">
            <text:p>0,975920843905957</text:p>
          </table:table-cell>
          <table:table-cell table:formula="of:=ABS([HPSD_MSTRGMT_AVG.J9]-[BFMC_RS_AVG.J9])/[BFMC_RS_AVG.J9]" office:value-type="float" office:value="0.0231929790987885" calcext:value-type="float">
            <text:p>0,023192979098789</text:p>
          </table:table-cell>
          <table:table-cell table:formula="of:=ABS([HPSD_MSTRGMT_AVG.K9]-[BFMC_RS_AVG.K9])/[BFMC_RS_AVG.K9]" office:value-type="float" office:value="1.16767015658015" calcext:value-type="float">
            <text:p>1,16767015658015</text:p>
          </table:table-cell>
          <table:table-cell table:formula="of:=ABS([HPSD_MSTRGMT_AVG.L9]-[BFMC_RS_AVG.L9])/[BFMC_RS_AVG.L9]" office:value-type="string" office:string-value="" calcext:value-type="error">
            <text:p>#DIV/0!</text:p>
          </table:table-cell>
          <table:table-cell table:formula="of:=[HPSD_MSTRGMT_AVG.M9]/[BFMC_RS_AVG.M9]" office:value-type="float" office:value="3.43632872350686" calcext:value-type="float">
            <text:p>3,43632872350686</text:p>
          </table:table-cell>
          <table:table-cell table:formula="of:=[BFMC_RS_AVG.N9]/[HPSD_MSTRGMT_AVG.N9]" office:value-type="float" office:value="2.67108172662636" calcext:value-type="float">
            <text:p>2,671081726626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SD_MSTRGMT_AVG.C10]-[BFMC_RS_AVG.C10])/[BFMC_RS_AVG.C10]" office:value-type="float" office:value="0.00757393396878863" calcext:value-type="float">
            <text:p>0,007573933968789</text:p>
          </table:table-cell>
          <table:table-cell table:formula="of:=ABS([HPSD_MSTRGMT_AVG.D10]-[BFMC_RS_AVG.D10])/[BFMC_RS_AVG.D10]" office:value-type="float" office:value="0.00339240506329131" calcext:value-type="float">
            <text:p>0,003392405063291</text:p>
          </table:table-cell>
          <table:table-cell table:formula="of:=ABS([HPSD_MSTRGMT_AVG.E10]-[BFMC_RS_AVG.E10])/[BFMC_RS_AVG.E10]" office:value-type="string" office:string-value="" calcext:value-type="error">
            <text:p>#DIV/0!</text:p>
          </table:table-cell>
          <table:table-cell table:formula="of:=ABS([HPSD_MSTRGMT_AVG.F10]-[BFMC_RS_AVG.F10])/[BFMC_RS_AVG.F10]" office:value-type="string" office:string-value="" calcext:value-type="error">
            <text:p>#DIV/0!</text:p>
          </table:table-cell>
          <table:table-cell table:formula="of:=ABS([HPSD_MSTRGMT_AVG.G10]-[BFMC_RS_AVG.G10])/[BFMC_RS_AVG.G10]" office:value-type="float" office:value="0.500000000000001" calcext:value-type="float">
            <text:p>0,500000000000001</text:p>
          </table:table-cell>
          <table:table-cell table:formula="of:=ABS([HPSD_MSTRGMT_AVG.H10]-[BFMC_RS_AVG.H10])/[BFMC_RS_AVG.H10]" office:value-type="float" office:value="0.994050679397723" calcext:value-type="float">
            <text:p>0,994050679397723</text:p>
          </table:table-cell>
          <table:table-cell table:formula="of:=ABS([HPSD_MSTRGMT_AVG.I10]-[BFMC_RS_AVG.I10])/[BFMC_RS_AVG.I10]" office:value-type="float" office:value="1.0152305317064" calcext:value-type="float">
            <text:p>1,0152305317064</text:p>
          </table:table-cell>
          <table:table-cell table:formula="of:=ABS([HPSD_MSTRGMT_AVG.J10]-[BFMC_RS_AVG.J10])/[BFMC_RS_AVG.J10]" office:value-type="float" office:value="0.00288958476282504" calcext:value-type="float">
            <text:p>0,002889584762825</text:p>
          </table:table-cell>
          <table:table-cell table:formula="of:=ABS([HPSD_MSTRGMT_AVG.K10]-[BFMC_RS_AVG.K10])/[BFMC_RS_AVG.K10]" office:value-type="float" office:value="1.36350497559178" calcext:value-type="float">
            <text:p>1,36350497559178</text:p>
          </table:table-cell>
          <table:table-cell table:formula="of:=ABS([HPSD_MSTRGMT_AVG.L10]-[BFMC_RS_AVG.L10])/[BFMC_RS_AVG.L10]" office:value-type="string" office:string-value="" calcext:value-type="error">
            <text:p>#DIV/0!</text:p>
          </table:table-cell>
          <table:table-cell table:formula="of:=ABS([HPSD_MSTRGMT_AVG.M10]-[BFMC_RS_AVG.M10])/[BFMC_RS_AVG.M10]" office:value-type="float" office:value="2.66854392626658" calcext:value-type="float">
            <text:p>2,66854392626658</text:p>
          </table:table-cell>
          <table:table-cell table:formula="of:=[BFMC_RS_AVG.N10]/[HPSD_MSTRGMT_AVG.N10]" office:value-type="float" office:value="28.6343013256483" calcext:value-type="float">
            <text:p>28,63430132564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ABS([HPSD_MSTRGMT.C11]-[Greedy_MSTRGMT.C11])/[Greedy_MSTRGMT.C11]" office:value-type="float" office:value="0.00117852712511989" calcext:value-type="float">
            <text:p>0,00117852712512</text:p>
          </table:table-cell>
          <table:table-cell table:number-columns-repeated="9"/>
          <table:table-cell table:formula="of:=ABS([HPSD_MSTRGMT_AVG.M11]-[BFMC_RS_AVG.M11])/[BFMC_RS_AVG.M11]" office:value-type="float" office:value="1.37137955754523" calcext:value-type="float">
            <text:p>1,37137955754523</text:p>
          </table:table-cell>
          <table:table-cell table:formula="of:=[BFMC_RS_AVG.N11]/[HPSD_MSTRGMT_AVG.N11]" office:value-type="float" office:value="8212.99925723958" calcext:value-type="float">
            <text:p>8212,99925723958</text:p>
          </table:table-cell>
        </table:table-row>
      </table:table>
      <table:table table:name="HPPM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[BFMC_RS_AVG.C2])/[BFMC_RS_AVG.C2]" office:value-type="float" office:value="0.0017640809614867" calcext:value-type="float">
            <text:p>0,001764080961487</text:p>
          </table:table-cell>
          <table:table-cell table:formula="of:=ABS([HPPM_MSTRG_AVG.D2]-[BFMC_RS_AVG.D2])/[BFMC_RS_AVG.D2]" office:value-type="float" office:value="0.517113289760347" calcext:value-type="float">
            <text:p>0,517113289760347</text:p>
          </table:table-cell>
          <table:table-cell table:formula="of:=ABS([HPPM_MSTRG_AVG.E2]-[BFMC_RS_AVG.E2])/[BFMC_RS_AVG.E2]" office:value-type="string" office:string-value="" calcext:value-type="error">
            <text:p>#DIV/0!</text:p>
          </table:table-cell>
          <table:table-cell table:formula="of:=ABS([HPPM_MSTRG_AVG.F2]-[BFMC_RS_AVG.F2])/[BFMC_RS_AVG.F2]" office:value-type="string" office:string-value="" calcext:value-type="error">
            <text:p>#DIV/0!</text:p>
          </table:table-cell>
          <table:table-cell table:formula="of:=ABS([HPPM_MSTRG_AVG.G2]-[BFMC_RS_AVG.G2])/[BFMC_RS_AVG.G2]" office:value-type="float" office:value="2.5" calcext:value-type="float">
            <text:p>2,5</text:p>
          </table:table-cell>
          <table:table-cell table:formula="of:=ABS([HPPM_MSTRG_AVG.H2]-[BFMC_RS_AVG.H2])/[BFMC_RS_AVG.H2]" office:value-type="float" office:value="0.370370370370371" calcext:value-type="float">
            <text:p>0,370370370370371</text:p>
          </table:table-cell>
          <table:table-cell table:formula="of:=ABS([HPPM_MSTRG_AVG.I2]-[BFMC_RS_AVG.I2])/[BFMC_RS_AVG.I2]" office:value-type="float" office:value="0.184177047309819" calcext:value-type="float">
            <text:p>0,184177047309819</text:p>
          </table:table-cell>
          <table:table-cell table:formula="of:=ABS([HPPM_MSTRG_AVG.J2]-[BFMC_RS_AVG.J2])/[BFMC_RS_AVG.J2]" office:value-type="float" office:value="0.514164186007806" calcext:value-type="float">
            <text:p>0,514164186007806</text:p>
          </table:table-cell>
          <table:table-cell table:formula="of:=ABS([HPPM_MSTRG_AVG.K2]-[BFMC_RS_AVG.K2])/[BFMC_RS_AVG.K2]" office:value-type="float" office:value="0.231743363457087" calcext:value-type="float">
            <text:p>0,231743363457087</text:p>
          </table:table-cell>
          <table:table-cell table:formula="of:=ABS([HPPM_MSTRG_AVG.L2]-[BFMC_RS_AVG.L2])/[BFMC_RS_AVG.L2]" office:value-type="string" office:string-value="" calcext:value-type="error">
            <text:p>#DIV/0!</text:p>
          </table:table-cell>
          <table:table-cell table:formula="of:=[HPPM_MSTRG_AVG.M2]/[BFMC_RS_AVG.M2]" office:value-type="float" office:value="2.97460661331583" calcext:value-type="float">
            <text:p>2,97460661331583</text:p>
          </table:table-cell>
          <table:table-cell table:formula="of:=[BFMC_RS_AVG.N2]/[HPPM_MSTRG_AVG.N2]" office:value-type="float" office:value="1.12353683565704" calcext:value-type="float">
            <text:p>1,12353683565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[BFMC_RS_AVG.C3])/[BFMC_RS_AVG.C3]" office:value-type="float" office:value="0.0017603857772352" calcext:value-type="float">
            <text:p>0,001760385777235</text:p>
          </table:table-cell>
          <table:table-cell table:formula="of:=ABS([HPPM_MSTRG_AVG.D3]-[BFMC_RS_AVG.D3])/[BFMC_RS_AVG.D3]" office:value-type="float" office:value="0.502099056603774" calcext:value-type="float">
            <text:p>0,502099056603774</text:p>
          </table:table-cell>
          <table:table-cell table:formula="of:=ABS([HPPM_MSTRG_AVG.E3]-[BFMC_RS_AVG.E3])/[BFMC_RS_AVG.E3]" office:value-type="string" office:string-value="" calcext:value-type="error">
            <text:p>#DIV/0!</text:p>
          </table:table-cell>
          <table:table-cell table:formula="of:=ABS([HPPM_MSTRG_AVG.F3]-[BFMC_RS_AVG.F3])/[BFMC_RS_AVG.F3]" office:value-type="string" office:string-value="" calcext:value-type="error">
            <text:p>#DIV/0!</text:p>
          </table:table-cell>
          <table:table-cell table:formula="of:=ABS([HPPM_MSTRG_AVG.G3]-[BFMC_RS_AVG.G3])/[BFMC_RS_AVG.G3]" office:value-type="float" office:value="1.44444444444444" calcext:value-type="float">
            <text:p>1,44444444444444</text:p>
          </table:table-cell>
          <table:table-cell table:formula="of:=ABS([HPPM_MSTRG_AVG.H3]-[BFMC_RS_AVG.H3])/[BFMC_RS_AVG.H3]" office:value-type="float" office:value="0.747967479674796" calcext:value-type="float">
            <text:p>0,747967479674796</text:p>
          </table:table-cell>
          <table:table-cell table:formula="of:=ABS([HPPM_MSTRG_AVG.I3]-[BFMC_RS_AVG.I3])/[BFMC_RS_AVG.I3]" office:value-type="float" office:value="0.480660387576727" calcext:value-type="float">
            <text:p>0,480660387576727</text:p>
          </table:table-cell>
          <table:table-cell table:formula="of:=ABS([HPPM_MSTRG_AVG.J3]-[BFMC_RS_AVG.J3])/[BFMC_RS_AVG.J3]" office:value-type="float" office:value="0.500565035188453" calcext:value-type="float">
            <text:p>0,500565035188453</text:p>
          </table:table-cell>
          <table:table-cell table:formula="of:=ABS([HPPM_MSTRG_AVG.K3]-[BFMC_RS_AVG.K3])/[BFMC_RS_AVG.K3]" office:value-type="float" office:value="0.223208714952976" calcext:value-type="float">
            <text:p>0,223208714952976</text:p>
          </table:table-cell>
          <table:table-cell table:formula="of:=ABS([HPPM_MSTRG_AVG.L3]-[BFMC_RS_AVG.L3])/[BFMC_RS_AVG.L3]" office:value-type="string" office:string-value="" calcext:value-type="error">
            <text:p>#DIV/0!</text:p>
          </table:table-cell>
          <table:table-cell table:formula="of:=[HPPM_MSTRG_AVG.M3]/[BFMC_RS_AVG.M3]" office:value-type="float" office:value="1.96312528983028" calcext:value-type="float">
            <text:p>1,96312528983028</text:p>
          </table:table-cell>
          <table:table-cell table:formula="of:=[BFMC_RS_AVG.N3]/[HPPM_MSTRG_AVG.N3]" office:value-type="float" office:value="1.50046147205467" calcext:value-type="float">
            <text:p>1,50046147205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[BFMC_RS_AVG.C4])/[BFMC_RS_AVG.C4]" office:value-type="float" office:value="0.00176851518258715" calcext:value-type="float">
            <text:p>0,001768515182587</text:p>
          </table:table-cell>
          <table:table-cell table:formula="of:=ABS([HPPM_MSTRG_AVG.D4]-[BFMC_RS_AVG.D4])/[BFMC_RS_AVG.D4]" office:value-type="float" office:value="0.492324742268039" calcext:value-type="float">
            <text:p>0,492324742268039</text:p>
          </table:table-cell>
          <table:table-cell table:formula="of:=ABS([HPPM_MSTRG_AVG.E4]-[BFMC_RS_AVG.E4])/[BFMC_RS_AVG.E4]" office:value-type="string" office:string-value="" calcext:value-type="error">
            <text:p>#DIV/0!</text:p>
          </table:table-cell>
          <table:table-cell table:formula="of:=ABS([HPPM_MSTRG_AVG.F4]-[BFMC_RS_AVG.F4])/[BFMC_RS_AVG.F4]" office:value-type="string" office:string-value="" calcext:value-type="error">
            <text:p>#DIV/0!</text:p>
          </table:table-cell>
          <table:table-cell table:formula="of:=ABS([HPPM_MSTRG_AVG.G4]-[BFMC_RS_AVG.G4])/[BFMC_RS_AVG.G4]" office:value-type="float" office:value="2.57142857142858" calcext:value-type="float">
            <text:p>2,57142857142858</text:p>
          </table:table-cell>
          <table:table-cell table:formula="of:=ABS([HPPM_MSTRG_AVG.H4]-[BFMC_RS_AVG.H4])/[BFMC_RS_AVG.H4]" office:value-type="float" office:value="0.858864027538726" calcext:value-type="float">
            <text:p>0,858864027538726</text:p>
          </table:table-cell>
          <table:table-cell table:formula="of:=ABS([HPPM_MSTRG_AVG.I4]-[BFMC_RS_AVG.I4])/[BFMC_RS_AVG.I4]" office:value-type="float" office:value="1.01729133419115" calcext:value-type="float">
            <text:p>1,01729133419115</text:p>
          </table:table-cell>
          <table:table-cell table:formula="of:=ABS([HPPM_MSTRG_AVG.J4]-[BFMC_RS_AVG.J4])/[BFMC_RS_AVG.J4]" office:value-type="float" office:value="0.491262283696571" calcext:value-type="float">
            <text:p>0,491262283696571</text:p>
          </table:table-cell>
          <table:table-cell table:formula="of:=ABS([HPPM_MSTRG_AVG.K4]-[BFMC_RS_AVG.K4])/[BFMC_RS_AVG.K4]" office:value-type="float" office:value="0.158269173643226" calcext:value-type="float">
            <text:p>0,158269173643226</text:p>
          </table:table-cell>
          <table:table-cell table:formula="of:=ABS([HPPM_MSTRG_AVG.L4]-[BFMC_RS_AVG.L4])/[BFMC_RS_AVG.L4]" office:value-type="string" office:string-value="" calcext:value-type="error">
            <text:p>#DIV/0!</text:p>
          </table:table-cell>
          <table:table-cell table:formula="of:=[HPPM_MSTRG_AVG.M4]/[BFMC_RS_AVG.M4]" office:value-type="float" office:value="1.41020047449395" calcext:value-type="float">
            <text:p>1,41020047449395</text:p>
          </table:table-cell>
          <table:table-cell table:formula="of:=[BFMC_RS_AVG.N4]/[HPPM_MSTRG_AVG.N4]" office:value-type="float" office:value="2.24148108670401" calcext:value-type="float">
            <text:p>2,2414810867040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[BFMC_RS_AVG.C5])/[BFMC_RS_AVG.C5]" office:value-type="float" office:value="0.00176777614573803" calcext:value-type="float">
            <text:p>0,001767776145738</text:p>
          </table:table-cell>
          <table:table-cell table:formula="of:=ABS([HPPM_MSTRG_AVG.D5]-[BFMC_RS_AVG.D5])/[BFMC_RS_AVG.D5]" office:value-type="float" office:value="0.490097137014315" calcext:value-type="float">
            <text:p>0,490097137014315</text:p>
          </table:table-cell>
          <table:table-cell table:formula="of:=ABS([HPPM_MSTRG_AVG.E5]-[BFMC_RS_AVG.E5])/[BFMC_RS_AVG.E5]" office:value-type="string" office:string-value="" calcext:value-type="error">
            <text:p>#DIV/0!</text:p>
          </table:table-cell>
          <table:table-cell table:formula="of:=ABS([HPPM_MSTRG_AVG.F5]-[BFMC_RS_AVG.F5])/[BFMC_RS_AVG.F5]" office:value-type="string" office:string-value="" calcext:value-type="error">
            <text:p>#DIV/0!</text:p>
          </table:table-cell>
          <table:table-cell table:formula="of:=ABS([HPPM_MSTRG_AVG.G5]-[BFMC_RS_AVG.G5])/[BFMC_RS_AVG.G5]" office:value-type="float" office:value="7.25000000000003" calcext:value-type="float">
            <text:p>7,25000000000003</text:p>
          </table:table-cell>
          <table:table-cell table:formula="of:=ABS([HPPM_MSTRG_AVG.H5]-[BFMC_RS_AVG.H5])/[BFMC_RS_AVG.H5]" office:value-type="float" office:value="0.94299128101945" calcext:value-type="float">
            <text:p>0,94299128101945</text:p>
          </table:table-cell>
          <table:table-cell table:formula="of:=ABS([HPPM_MSTRG_AVG.I5]-[BFMC_RS_AVG.I5])/[BFMC_RS_AVG.I5]" office:value-type="float" office:value="2.60684858507694" calcext:value-type="float">
            <text:p>2,60684858507694</text:p>
          </table:table-cell>
          <table:table-cell table:formula="of:=ABS([HPPM_MSTRG_AVG.J5]-[BFMC_RS_AVG.J5])/[BFMC_RS_AVG.J5]" office:value-type="float" office:value="0.489213865358868" calcext:value-type="float">
            <text:p>0,489213865358868</text:p>
          </table:table-cell>
          <table:table-cell table:formula="of:=ABS([HPPM_MSTRG_AVG.K5]-[BFMC_RS_AVG.K5])/[BFMC_RS_AVG.K5]" office:value-type="float" office:value="0.274790240893833" calcext:value-type="float">
            <text:p>0,274790240893833</text:p>
          </table:table-cell>
          <table:table-cell table:formula="of:=ABS([HPPM_MSTRG_AVG.L5]-[BFMC_RS_AVG.L5])/[BFMC_RS_AVG.L5]" office:value-type="string" office:string-value="" calcext:value-type="error">
            <text:p>#DIV/0!</text:p>
          </table:table-cell>
          <table:table-cell table:formula="of:=[HPPM_MSTRG_AVG.M5]/[BFMC_RS_AVG.M5]" office:value-type="float" office:value="1.40311496108695" calcext:value-type="float">
            <text:p>1,40311496108695</text:p>
          </table:table-cell>
          <table:table-cell table:formula="of:=[BFMC_RS_AVG.N5]/[HPPM_MSTRG_AVG.N5]" office:value-type="float" office:value="4.28982247524053" calcext:value-type="float">
            <text:p>4,28982247524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[BFMC_RS_AVG.C6])/[BFMC_RS_AVG.C6]" office:value-type="float" office:value="0.00118028655555461" calcext:value-type="float">
            <text:p>0,001180286555555</text:p>
          </table:table-cell>
          <table:table-cell table:formula="of:=ABS([HPPM_MSTRG_AVG.D6]-[BFMC_RS_AVG.D6])/[BFMC_RS_AVG.D6]" office:value-type="float" office:value="0.365588308457712" calcext:value-type="float">
            <text:p>0,365588308457712</text:p>
          </table:table-cell>
          <table:table-cell table:formula="of:=ABS([HPPM_MSTRG_AVG.E6]-[BFMC_RS_AVG.E6])/[BFMC_RS_AVG.E6]" office:value-type="string" office:string-value="" calcext:value-type="error">
            <text:p>#DIV/0!</text:p>
          </table:table-cell>
          <table:table-cell table:formula="of:=ABS([HPPM_MSTRG_AVG.F6]-[BFMC_RS_AVG.F6])/[BFMC_RS_AVG.F6]" office:value-type="string" office:string-value="" calcext:value-type="error">
            <text:p>#DIV/0!</text:p>
          </table:table-cell>
          <table:table-cell table:formula="of:=ABS([HPPM_MSTRG_AVG.G6]-[BFMC_RS_AVG.G6])/[BFMC_RS_AVG.G6]" office:value-type="float" office:value="2" calcext:value-type="float">
            <text:p>2</text:p>
          </table:table-cell>
          <table:table-cell table:formula="of:=ABS([HPPM_MSTRG_AVG.H6]-[BFMC_RS_AVG.H6])/[BFMC_RS_AVG.H6]" office:value-type="float" office:value="0.933248569612206" calcext:value-type="float">
            <text:p>0,933248569612206</text:p>
          </table:table-cell>
          <table:table-cell table:formula="of:=ABS([HPPM_MSTRG_AVG.I6]-[BFMC_RS_AVG.I6])/[BFMC_RS_AVG.I6]" office:value-type="float" office:value="1.60230026469026" calcext:value-type="float">
            <text:p>1,60230026469026</text:p>
          </table:table-cell>
          <table:table-cell table:formula="of:=ABS([HPPM_MSTRG_AVG.J6]-[BFMC_RS_AVG.J6])/[BFMC_RS_AVG.J6]" office:value-type="float" office:value="0.364868357208321" calcext:value-type="float">
            <text:p>0,364868357208321</text:p>
          </table:table-cell>
          <table:table-cell table:formula="of:=ABS([HPPM_MSTRG_AVG.K6]-[BFMC_RS_AVG.K6])/[BFMC_RS_AVG.K6]" office:value-type="float" office:value="0.274275501011862" calcext:value-type="float">
            <text:p>0,274275501011862</text:p>
          </table:table-cell>
          <table:table-cell table:formula="of:=ABS([HPPM_MSTRG_AVG.L6]-[BFMC_RS_AVG.L6])/[BFMC_RS_AVG.L6]" office:value-type="string" office:string-value="" calcext:value-type="error">
            <text:p>#DIV/0!</text:p>
          </table:table-cell>
          <table:table-cell table:formula="of:=[HPPM_MSTRG_AVG.M6]/[BFMC_RS_AVG.M6]" office:value-type="float" office:value="1.38447021245667" calcext:value-type="float">
            <text:p>1,38447021245667</text:p>
          </table:table-cell>
          <table:table-cell table:formula="of:=[BFMC_RS_AVG.N6]/[HPPM_MSTRG_AVG.N6]" office:value-type="float" office:value="4.06912260328016" calcext:value-type="float">
            <text:p>4,06912260328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[BFMC_RS_AVG.C7])/[BFMC_RS_AVG.C7]" office:value-type="float" office:value="0.000299756935341465" calcext:value-type="float">
            <text:p>0,000299756935341</text:p>
          </table:table-cell>
          <table:table-cell table:formula="of:=ABS([HPPM_MSTRG_AVG.D7]-[BFMC_RS_AVG.D7])/[BFMC_RS_AVG.D7]" office:value-type="float" office:value="0.27298177083333" calcext:value-type="float">
            <text:p>0,27298177083333</text:p>
          </table:table-cell>
          <table:table-cell table:formula="of:=ABS([HPPM_MSTRG_AVG.E7]-[BFMC_RS_AVG.E7])/[BFMC_RS_AVG.E7]" office:value-type="string" office:string-value="" calcext:value-type="error">
            <text:p>#DIV/0!</text:p>
          </table:table-cell>
          <table:table-cell table:formula="of:=ABS([HPPM_MSTRG_AVG.F7]-[BFMC_RS_AVG.F7])/[BFMC_RS_AVG.F7]" office:value-type="string" office:string-value="" calcext:value-type="error">
            <text:p>#DIV/0!</text:p>
          </table:table-cell>
          <table:table-cell table:formula="of:=ABS([HPPM_MSTRG_AVG.G7]-[BFMC_RS_AVG.G7])/[BFMC_RS_AVG.G7]" office:value-type="float" office:value="8.5" calcext:value-type="float">
            <text:p>8,5</text:p>
          </table:table-cell>
          <table:table-cell table:formula="of:=ABS([HPPM_MSTRG_AVG.H7]-[BFMC_RS_AVG.H7])/[BFMC_RS_AVG.H7]" office:value-type="float" office:value="0.946496212121212" calcext:value-type="float">
            <text:p>0,946496212121212</text:p>
          </table:table-cell>
          <table:table-cell table:formula="of:=ABS([HPPM_MSTRG_AVG.I7]-[BFMC_RS_AVG.I7])/[BFMC_RS_AVG.I7]" office:value-type="float" office:value="1.24945984645602" calcext:value-type="float">
            <text:p>1,24945984645602</text:p>
          </table:table-cell>
          <table:table-cell table:formula="of:=ABS([HPPM_MSTRG_AVG.J7]-[BFMC_RS_AVG.J7])/[BFMC_RS_AVG.J7]" office:value-type="float" office:value="0.272419484954616" calcext:value-type="float">
            <text:p>0,272419484954616</text:p>
          </table:table-cell>
          <table:table-cell table:formula="of:=ABS([HPPM_MSTRG_AVG.K7]-[BFMC_RS_AVG.K7])/[BFMC_RS_AVG.K7]" office:value-type="float" office:value="0.283229841162239" calcext:value-type="float">
            <text:p>0,283229841162239</text:p>
          </table:table-cell>
          <table:table-cell table:formula="of:=ABS([HPPM_MSTRG_AVG.L7]-[BFMC_RS_AVG.L7])/[BFMC_RS_AVG.L7]" office:value-type="string" office:string-value="" calcext:value-type="error">
            <text:p>#DIV/0!</text:p>
          </table:table-cell>
          <table:table-cell table:formula="of:=[HPPM_MSTRG_AVG.M7]/[BFMC_RS_AVG.M7]" office:value-type="float" office:value="1.37044279457192" calcext:value-type="float">
            <text:p>1,37044279457192</text:p>
          </table:table-cell>
          <table:table-cell table:formula="of:=[BFMC_RS_AVG.N7]/[HPPM_MSTRG_AVG.N7]" office:value-type="float" office:value="4.7350498668929" calcext:value-type="float">
            <text:p>4,7350498668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PM_MSTRG_AVG.C8]-[BFMC_RS_AVG.C8])/[BFMC_RS_AVG.C8]" office:value-type="float" office:value="0.00060750043300638" calcext:value-type="float">
            <text:p>0,000607500433006</text:p>
          </table:table-cell>
          <table:table-cell table:formula="of:=ABS([HPPM_MSTRG_AVG.D8]-[BFMC_RS_AVG.D8])/[BFMC_RS_AVG.D8]" office:value-type="float" office:value="0.218489159891602" calcext:value-type="float">
            <text:p>0,218489159891602</text:p>
          </table:table-cell>
          <table:table-cell table:formula="of:=ABS([HPPM_MSTRG_AVG.E8]-[BFMC_RS_AVG.E8])/[BFMC_RS_AVG.E8]" office:value-type="string" office:string-value="" calcext:value-type="error">
            <text:p>#DIV/0!</text:p>
          </table:table-cell>
          <table:table-cell table:formula="of:=ABS([HPPM_MSTRG_AVG.F8]-[BFMC_RS_AVG.F8])/[BFMC_RS_AVG.F8]" office:value-type="string" office:string-value="" calcext:value-type="error">
            <text:p>#DIV/0!</text:p>
          </table:table-cell>
          <table:table-cell table:formula="of:=ABS([HPPM_MSTRG_AVG.G8]-[BFMC_RS_AVG.G8])/[BFMC_RS_AVG.G8]" office:value-type="float" office:value="3.00000000000001" calcext:value-type="float">
            <text:p>3,00000000000001</text:p>
          </table:table-cell>
          <table:table-cell table:formula="of:=ABS([HPPM_MSTRG_AVG.H8]-[BFMC_RS_AVG.H8])/[BFMC_RS_AVG.H8]" office:value-type="float" office:value="0.960572091225358" calcext:value-type="float">
            <text:p>0,960572091225358</text:p>
          </table:table-cell>
          <table:table-cell table:formula="of:=ABS([HPPM_MSTRG_AVG.I8]-[BFMC_RS_AVG.I8])/[BFMC_RS_AVG.I8]" office:value-type="float" office:value="0.946219859038033" calcext:value-type="float">
            <text:p>0,946219859038033</text:p>
          </table:table-cell>
          <table:table-cell table:formula="of:=ABS([HPPM_MSTRG_AVG.J8]-[BFMC_RS_AVG.J8])/[BFMC_RS_AVG.J8]" office:value-type="float" office:value="0.217968986280051" calcext:value-type="float">
            <text:p>0,217968986280051</text:p>
          </table:table-cell>
          <table:table-cell table:formula="of:=ABS([HPPM_MSTRG_AVG.K8]-[BFMC_RS_AVG.K8])/[BFMC_RS_AVG.K8]" office:value-type="float" office:value="0.322415863674289" calcext:value-type="float">
            <text:p>0,322415863674289</text:p>
          </table:table-cell>
          <table:table-cell table:formula="of:=ABS([HPPM_MSTRG_AVG.L8]-[BFMC_RS_AVG.L8])/[BFMC_RS_AVG.L8]" office:value-type="string" office:string-value="" calcext:value-type="error">
            <text:p>#DIV/0!</text:p>
          </table:table-cell>
          <table:table-cell table:formula="of:=[HPPM_MSTRG_AVG.M8]/[BFMC_RS_AVG.M8]" office:value-type="float" office:value="1.41862612987108" calcext:value-type="float">
            <text:p>1,41862612987108</text:p>
          </table:table-cell>
          <table:table-cell table:formula="of:=[BFMC_RS_AVG.N8]/[HPPM_MSTRG_AVG.N8]" office:value-type="float" office:value="5.88170334700511" calcext:value-type="float">
            <text:p>5,881703347005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PM_MSTRG_AVG.C9]-[BFMC_RS_AVG.C9])/[BFMC_RS_AVG.C9]" office:value-type="float" office:value="0.000587558169552749" calcext:value-type="float">
            <text:p>0,000587558169553</text:p>
          </table:table-cell>
          <table:table-cell table:formula="of:=ABS([HPPM_MSTRG_AVG.D9]-[BFMC_RS_AVG.D9])/[BFMC_RS_AVG.D9]" office:value-type="float" office:value="0.0820304404145089" calcext:value-type="float">
            <text:p>0,082030440414509</text:p>
          </table:table-cell>
          <table:table-cell table:formula="of:=ABS([HPPM_MSTRG_AVG.E9]-[BFMC_RS_AVG.E9])/[BFMC_RS_AVG.E9]" office:value-type="string" office:string-value="" calcext:value-type="error">
            <text:p>#DIV/0!</text:p>
          </table:table-cell>
          <table:table-cell table:formula="of:=ABS([HPPM_MSTRG_AVG.F9]-[BFMC_RS_AVG.F9])/[BFMC_RS_AVG.F9]" office:value-type="string" office:string-value="" calcext:value-type="error">
            <text:p>#DIV/0!</text:p>
          </table:table-cell>
          <table:table-cell table:formula="of:=ABS([HPPM_MSTRG_AVG.G9]-[BFMC_RS_AVG.G9])/[BFMC_RS_AVG.G9]" office:value-type="float" office:value="2" calcext:value-type="float">
            <text:p>2</text:p>
          </table:table-cell>
          <table:table-cell table:formula="of:=ABS([HPPM_MSTRG_AVG.H9]-[BFMC_RS_AVG.H9])/[BFMC_RS_AVG.H9]" office:value-type="float" office:value="0.894324853228963" calcext:value-type="float">
            <text:p>0,894324853228963</text:p>
          </table:table-cell>
          <table:table-cell table:formula="of:=ABS([HPPM_MSTRG_AVG.I9]-[BFMC_RS_AVG.I9])/[BFMC_RS_AVG.I9]" office:value-type="float" office:value="0.441702089865687" calcext:value-type="float">
            <text:p>0,441702089865687</text:p>
          </table:table-cell>
          <table:table-cell table:formula="of:=ABS([HPPM_MSTRG_AVG.J9]-[BFMC_RS_AVG.J9])/[BFMC_RS_AVG.J9]" office:value-type="float" office:value="0.0817781822726798" calcext:value-type="float">
            <text:p>0,08177818227268</text:p>
          </table:table-cell>
          <table:table-cell table:formula="of:=ABS([HPPM_MSTRG_AVG.K9]-[BFMC_RS_AVG.K9])/[BFMC_RS_AVG.K9]" office:value-type="float" office:value="0.265413918197423" calcext:value-type="float">
            <text:p>0,265413918197423</text:p>
          </table:table-cell>
          <table:table-cell table:formula="of:=ABS([HPPM_MSTRG_AVG.L9]-[BFMC_RS_AVG.L9])/[BFMC_RS_AVG.L9]" office:value-type="string" office:string-value="" calcext:value-type="error">
            <text:p>#DIV/0!</text:p>
          </table:table-cell>
          <table:table-cell table:formula="of:=[HPPM_MSTRG_AVG.M9]/[BFMC_RS_AVG.M9]" office:value-type="float" office:value="1.42034087216813" calcext:value-type="float">
            <text:p>1,42034087216813</text:p>
          </table:table-cell>
          <table:table-cell table:formula="of:=[BFMC_RS_AVG.N9]/[HPPM_MSTRG_AVG.N9]" office:value-type="float" office:value="2.98567213436564" calcext:value-type="float">
            <text:p>2,98567213436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PM_MSTRG_AVG.C10]-[BFMC_RS_AVG.C10])/[BFMC_RS_AVG.C10]" office:value-type="float" office:value="0.000884279682712271" calcext:value-type="float">
            <text:p>0,000884279682712</text:p>
          </table:table-cell>
          <table:table-cell table:formula="of:=ABS([HPPM_MSTRG_AVG.D10]-[BFMC_RS_AVG.D10])/[BFMC_RS_AVG.D10]" office:value-type="float" office:value="0.0780527426160334" calcext:value-type="float">
            <text:p>0,078052742616034</text:p>
          </table:table-cell>
          <table:table-cell table:formula="of:=ABS([HPPM_MSTRG_AVG.E10]-[BFMC_RS_AVG.E10])/[BFMC_RS_AVG.E10]" office:value-type="string" office:string-value="" calcext:value-type="error">
            <text:p>#DIV/0!</text:p>
          </table:table-cell>
          <table:table-cell table:formula="of:=ABS([HPPM_MSTRG_AVG.F10]-[BFMC_RS_AVG.F10])/[BFMC_RS_AVG.F10]" office:value-type="string" office:string-value="" calcext:value-type="error">
            <text:p>#DIV/0!</text:p>
          </table:table-cell>
          <table:table-cell table:formula="of:=ABS([HPPM_MSTRG_AVG.G10]-[BFMC_RS_AVG.G10])/[BFMC_RS_AVG.G10]" office:value-type="float" office:value="0.672413793103448" calcext:value-type="float">
            <text:p>0,672413793103448</text:p>
          </table:table-cell>
          <table:table-cell table:formula="of:=ABS([HPPM_MSTRG_AVG.H10]-[BFMC_RS_AVG.H10])/[BFMC_RS_AVG.H10]" office:value-type="float" office:value="0.994821887623944" calcext:value-type="float">
            <text:p>0,994821887623944</text:p>
          </table:table-cell>
          <table:table-cell table:formula="of:=ABS([HPPM_MSTRG_AVG.I10]-[BFMC_RS_AVG.I10])/[BFMC_RS_AVG.I10]" office:value-type="float" office:value="0.559142036088491" calcext:value-type="float">
            <text:p>0,559142036088491</text:p>
          </table:table-cell>
          <table:table-cell table:formula="of:=ABS([HPPM_MSTRG_AVG.J10]-[BFMC_RS_AVG.J10])/[BFMC_RS_AVG.J10]" office:value-type="float" office:value="0.0777382057461891" calcext:value-type="float">
            <text:p>0,077738205746189</text:p>
          </table:table-cell>
          <table:table-cell table:formula="of:=ABS([HPPM_MSTRG_AVG.K10]-[BFMC_RS_AVG.K10])/[BFMC_RS_AVG.K10]" office:value-type="float" office:value="0.404465288569471" calcext:value-type="float">
            <text:p>0,404465288569471</text:p>
          </table:table-cell>
          <table:table-cell table:formula="of:=ABS([HPPM_MSTRG_AVG.L10]-[BFMC_RS_AVG.L10])/[BFMC_RS_AVG.L10]" office:value-type="string" office:string-value="" calcext:value-type="error">
            <text:p>#DIV/0!</text:p>
          </table:table-cell>
          <table:table-cell table:formula="of:=[HPPM_MSTRG_AVG.M10]/[BFMC_RS_AVG.M10]" office:value-type="float" office:value="1.53536477118684" calcext:value-type="float">
            <text:p>1,53536477118684</text:p>
          </table:table-cell>
          <table:table-cell table:formula="of:=[BFMC_RS_AVG.N10]/[HPPM_MSTRG_AVG.N10]" office:value-type="float" office:value="43.6113664222413" calcext:value-type="float">
            <text:p>43,6113664222413</text:p>
          </table:table-cell>
        </table:table-row>
        <table:table-row table:style-name="ro1">
          <table:table-cell table:number-columns-repeated="12"/>
          <table:table-cell table:formula="of:=[HPPM_MSTRG_AVG.M11]/[BFMC_RS_AVG.M11]" office:value-type="float" office:value="1.06537232179407" calcext:value-type="float">
            <text:p>1,06537232179407</text:p>
          </table:table-cell>
          <table:table-cell table:formula="of:=[BFMC_RS_AVG.N11]/[HPPM_MSTRG_AVG.N11]" office:value-type="float" office:value="6364.44680385237" calcext:value-type="float">
            <text:p>6364,44680385237</text:p>
          </table:table-cell>
        </table:table-row>
      </table:table>
      <table:table table:name="NO_STORAGE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NO_STORAGE_AVG.C2]/[BFMC_RS_AVG.C2]" office:value-type="float" office:value="1" calcext:value-type="float">
            <text:p>1</text:p>
          </table:table-cell>
          <table:table-cell table:formula="of:=[NO_STORAGE_AVG.D2]/[BFMC_RS_AVG.D2]" office:value-type="float" office:value="1" calcext:value-type="float">
            <text:p>1</text:p>
          </table:table-cell>
          <table:table-cell table:formula="of:=[NO_STORAGE_AVG.E2]/[BFMC_RS_AVG.E2]" office:value-type="string" office:string-value="" calcext:value-type="error">
            <text:p>#DIV/0!</text:p>
          </table:table-cell>
          <table:table-cell table:formula="of:=[NO_STORAGE_AVG.F2]/[BFMC_RS_AVG.F2]" office:value-type="string" office:string-value="" calcext:value-type="error">
            <text:p>#DIV/0!</text:p>
          </table:table-cell>
          <table:table-cell table:formula="of:=[NO_STORAGE_AVG.G2]/[BFMC_RS_AVG.G2]" office:value-type="float" office:value="0.500000000000001" calcext:value-type="float">
            <text:p>0,500000000000001</text:p>
          </table:table-cell>
          <table:table-cell table:formula="of:=[NO_STORAGE_AVG.H2]/[BFMC_RS_AVG.H2]" office:value-type="float" office:value="0.37037037037037" calcext:value-type="float">
            <text:p>0,37037037037037</text:p>
          </table:table-cell>
          <table:table-cell table:formula="of:=[NO_STORAGE_AVG.I2]/[BFMC_RS_AVG.I2]" office:value-type="float" office:value="4.67438432670159" calcext:value-type="float">
            <text:p>4,67438432670159</text:p>
          </table:table-cell>
          <table:table-cell table:formula="of:=[NO_STORAGE_AVG.J2]/[BFMC_RS_AVG.J2]" office:value-type="float" office:value="1.01545171811639" calcext:value-type="float">
            <text:p>1,01545171811639</text:p>
          </table:table-cell>
          <table:table-cell table:formula="of:=[NO_STORAGE_AVG.K2]/[BFMC_RS_AVG.K2]" office:value-type="float" office:value="4" calcext:value-type="float">
            <text:p>4</text:p>
          </table:table-cell>
          <table:table-cell table:formula="of:=[NO_STORAGE_AVG.L2]/[BFMC_RS_AVG.L2]" office:value-type="string" office:string-value="" calcext:value-type="error">
            <text:p>#DIV/0!</text:p>
          </table:table-cell>
          <table:table-cell table:formula="of:=[NO_STORAGE_AVG.M2]/[BFMC_RS_AVG.M2]" office:value-type="float" office:value="2.89552006256156" calcext:value-type="float">
            <text:p>2,89552006256156</text:p>
          </table:table-cell>
          <table:table-cell table:formula="of:=[BFMC_RS_AVG.N2]/[NO_STORAGE_AVG.N2]" office:value-type="float" office:value="1.11320837618816" calcext:value-type="float">
            <text:p>1,11320837618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NO_STORAGE_AVG.C3]/[BFMC_RS_AVG.C3]" office:value-type="float" office:value="1" calcext:value-type="float">
            <text:p>1</text:p>
          </table:table-cell>
          <table:table-cell table:formula="of:=[NO_STORAGE_AVG.D3]/[BFMC_RS_AVG.D3]" office:value-type="float" office:value="1" calcext:value-type="float">
            <text:p>1</text:p>
          </table:table-cell>
          <table:table-cell table:formula="of:=[NO_STORAGE_AVG.E3]/[BFMC_RS_AVG.E3]" office:value-type="string" office:string-value="" calcext:value-type="error">
            <text:p>#DIV/0!</text:p>
          </table:table-cell>
          <table:table-cell table:formula="of:=[NO_STORAGE_AVG.F3]/[BFMC_RS_AVG.F3]" office:value-type="string" office:string-value="" calcext:value-type="error">
            <text:p>#DIV/0!</text:p>
          </table:table-cell>
          <table:table-cell table:formula="of:=[NO_STORAGE_AVG.G3]/[BFMC_RS_AVG.G3]" office:value-type="float" office:value="0.666666666666663" calcext:value-type="float">
            <text:p>0,666666666666663</text:p>
          </table:table-cell>
          <table:table-cell table:formula="of:=[NO_STORAGE_AVG.H3]/[BFMC_RS_AVG.H3]" office:value-type="float" office:value="0.138211382113821" calcext:value-type="float">
            <text:p>0,138211382113821</text:p>
          </table:table-cell>
          <table:table-cell table:formula="of:=[NO_STORAGE_AVG.I3]/[BFMC_RS_AVG.I3]" office:value-type="float" office:value="5.77538758829902" calcext:value-type="float">
            <text:p>5,77538758829902</text:p>
          </table:table-cell>
          <table:table-cell table:formula="of:=[NO_STORAGE_AVG.J3]/[BFMC_RS_AVG.J3]" office:value-type="float" office:value="1.00745405894626" calcext:value-type="float">
            <text:p>1,00745405894626</text:p>
          </table:table-cell>
          <table:table-cell table:formula="of:=[NO_STORAGE_AVG.K3]/[BFMC_RS_AVG.K3]" office:value-type="float" office:value="4" calcext:value-type="float">
            <text:p>4</text:p>
          </table:table-cell>
          <table:table-cell table:formula="of:=[NO_STORAGE_AVG.L3]/[BFMC_RS_AVG.L3]" office:value-type="string" office:string-value="" calcext:value-type="error">
            <text:p>#DIV/0!</text:p>
          </table:table-cell>
          <table:table-cell table:formula="of:=[NO_STORAGE_AVG.M3]/[BFMC_RS_AVG.M3]" office:value-type="float" office:value="2.86081033110588" calcext:value-type="float">
            <text:p>2,86081033110588</text:p>
          </table:table-cell>
          <table:table-cell table:formula="of:=[BFMC_RS_AVG.N3]/[NO_STORAGE_AVG.N3]" office:value-type="float" office:value="1.60613044020629" calcext:value-type="float">
            <text:p>1,60613044020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NO_STORAGE_AVG.C4]/[BFMC_RS_AVG.C4]" office:value-type="float" office:value="1" calcext:value-type="float">
            <text:p>1</text:p>
          </table:table-cell>
          <table:table-cell table:formula="of:=[NO_STORAGE_AVG.D4]/[BFMC_RS_AVG.D4]" office:value-type="float" office:value="1" calcext:value-type="float">
            <text:p>1</text:p>
          </table:table-cell>
          <table:table-cell table:formula="of:=[NO_STORAGE_AVG.E4]/[BFMC_RS_AVG.E4]" office:value-type="string" office:string-value="" calcext:value-type="error">
            <text:p>#DIV/0!</text:p>
          </table:table-cell>
          <table:table-cell table:formula="of:=[NO_STORAGE_AVG.F4]/[BFMC_RS_AVG.F4]" office:value-type="string" office:string-value="" calcext:value-type="error">
            <text:p>#DIV/0!</text:p>
          </table:table-cell>
          <table:table-cell table:formula="of:=[NO_STORAGE_AVG.G4]/[BFMC_RS_AVG.G4]" office:value-type="float" office:value="0.571428571428573" calcext:value-type="float">
            <text:p>0,571428571428573</text:p>
          </table:table-cell>
          <table:table-cell table:formula="of:=[NO_STORAGE_AVG.H4]/[BFMC_RS_AVG.H4]" office:value-type="float" office:value="0.0688468158347677" calcext:value-type="float">
            <text:p>0,068846815834768</text:p>
          </table:table-cell>
          <table:table-cell table:formula="of:=[NO_STORAGE_AVG.I4]/[BFMC_RS_AVG.I4]" office:value-type="float" office:value="7.95032934686669" calcext:value-type="float">
            <text:p>7,95032934686669</text:p>
          </table:table-cell>
          <table:table-cell table:formula="of:=[NO_STORAGE_AVG.J4]/[BFMC_RS_AVG.J4]" office:value-type="float" office:value="1.00489159933063" calcext:value-type="float">
            <text:p>1,00489159933063</text:p>
          </table:table-cell>
          <table:table-cell table:formula="of:=[NO_STORAGE_AVG.K4]/[BFMC_RS_AVG.K4]" office:value-type="float" office:value="4" calcext:value-type="float">
            <text:p>4</text:p>
          </table:table-cell>
          <table:table-cell table:formula="of:=[NO_STORAGE_AVG.L4]/[BFMC_RS_AVG.L4]" office:value-type="string" office:string-value="" calcext:value-type="error">
            <text:p>#DIV/0!</text:p>
          </table:table-cell>
          <table:table-cell table:formula="of:=[NO_STORAGE_AVG.M4]/[BFMC_RS_AVG.M4]" office:value-type="float" office:value="2.82611156459978" calcext:value-type="float">
            <text:p>2,82611156459978</text:p>
          </table:table-cell>
          <table:table-cell table:formula="of:=[BFMC_RS_AVG.N4]/[NO_STORAGE_AVG.N4]" office:value-type="float" office:value="2.45445703413375" calcext:value-type="float">
            <text:p>2,4544570341337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NO_STORAGE_AVG.C5]/[BFMC_RS_AVG.C5]" office:value-type="float" office:value="1" calcext:value-type="float">
            <text:p>1</text:p>
          </table:table-cell>
          <table:table-cell table:formula="of:=[NO_STORAGE_AVG.D5]/[BFMC_RS_AVG.D5]" office:value-type="float" office:value="1" calcext:value-type="float">
            <text:p>1</text:p>
          </table:table-cell>
          <table:table-cell table:formula="of:=[NO_STORAGE_AVG.E5]/[BFMC_RS_AVG.E5]" office:value-type="string" office:string-value="" calcext:value-type="error">
            <text:p>#DIV/0!</text:p>
          </table:table-cell>
          <table:table-cell table:formula="of:=[NO_STORAGE_AVG.F5]/[BFMC_RS_AVG.F5]" office:value-type="string" office:string-value="" calcext:value-type="error">
            <text:p>#DIV/0!</text:p>
          </table:table-cell>
          <table:table-cell table:formula="of:=[NO_STORAGE_AVG.G5]/[BFMC_RS_AVG.G5]" office:value-type="float" office:value="0.750000000000002" calcext:value-type="float">
            <text:p>0,750000000000002</text:p>
          </table:table-cell>
          <table:table-cell table:formula="of:=[NO_STORAGE_AVG.H5]/[BFMC_RS_AVG.H5]" office:value-type="float" office:value="0.0214621059691482" calcext:value-type="float">
            <text:p>0,021462105969148</text:p>
          </table:table-cell>
          <table:table-cell table:formula="of:=[NO_STORAGE_AVG.I5]/[BFMC_RS_AVG.I5]" office:value-type="float" office:value="13.7633946910734" calcext:value-type="float">
            <text:p>13,7633946910734</text:p>
          </table:table-cell>
          <table:table-cell table:formula="of:=[NO_STORAGE_AVG.J5]/[BFMC_RS_AVG.J5]" office:value-type="float" office:value="1.00364021386539" calcext:value-type="float">
            <text:p>1,00364021386539</text:p>
          </table:table-cell>
          <table:table-cell table:formula="of:=[NO_STORAGE_AVG.K5]/[BFMC_RS_AVG.K5]" office:value-type="float" office:value="4.00000000000001" calcext:value-type="float">
            <text:p>4,00000000000001</text:p>
          </table:table-cell>
          <table:table-cell table:formula="of:=[NO_STORAGE_AVG.L5]/[BFMC_RS_AVG.L5]" office:value-type="string" office:string-value="" calcext:value-type="error">
            <text:p>#DIV/0!</text:p>
          </table:table-cell>
          <table:table-cell table:formula="of:=[NO_STORAGE_AVG.M5]/[BFMC_RS_AVG.M5]" office:value-type="float" office:value="2.8084094150637" calcext:value-type="float">
            <text:p>2,8084094150637</text:p>
          </table:table-cell>
          <table:table-cell table:formula="of:=[BFMC_RS_AVG.N5]/[NO_STORAGE_AVG.N5]" office:value-type="float" office:value="4.95882126580404" calcext:value-type="float">
            <text:p>4,95882126580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NO_STORAGE_AVG.C6]/[BFMC_RS_AVG.C6]" office:value-type="float" office:value="1" calcext:value-type="float">
            <text:p>1</text:p>
          </table:table-cell>
          <table:table-cell table:formula="of:=[NO_STORAGE_AVG.D6]/[BFMC_RS_AVG.D6]" office:value-type="float" office:value="1" calcext:value-type="float">
            <text:p>1</text:p>
          </table:table-cell>
          <table:table-cell table:formula="of:=[NO_STORAGE_AVG.E6]/[BFMC_RS_AVG.E6]" office:value-type="string" office:string-value="" calcext:value-type="error">
            <text:p>#DIV/0!</text:p>
          </table:table-cell>
          <table:table-cell table:formula="of:=[NO_STORAGE_AVG.F6]/[BFMC_RS_AVG.F6]" office:value-type="string" office:string-value="" calcext:value-type="error">
            <text:p>#DIV/0!</text:p>
          </table:table-cell>
          <table:table-cell table:formula="of:=[NO_STORAGE_AVG.G6]/[BFMC_RS_AVG.G6]" office:value-type="float" office:value="1" calcext:value-type="float">
            <text:p>1</text:p>
          </table:table-cell>
          <table:table-cell table:formula="of:=[NO_STORAGE_AVG.H6]/[BFMC_RS_AVG.H6]" office:value-type="float" office:value="0.020979020979021" calcext:value-type="float">
            <text:p>0,020979020979021</text:p>
          </table:table-cell>
          <table:table-cell table:formula="of:=[NO_STORAGE_AVG.I6]/[BFMC_RS_AVG.I6]" office:value-type="float" office:value="10.6819329987487" calcext:value-type="float">
            <text:p>10,6819329987487</text:p>
          </table:table-cell>
          <table:table-cell table:formula="of:=[NO_STORAGE_AVG.J6]/[BFMC_RS_AVG.J6]" office:value-type="float" office:value="1.00354213132496" calcext:value-type="float">
            <text:p>1,00354213132496</text:p>
          </table:table-cell>
          <table:table-cell table:formula="of:=[NO_STORAGE_AVG.K6]/[BFMC_RS_AVG.K6]" office:value-type="float" office:value="4" calcext:value-type="float">
            <text:p>4</text:p>
          </table:table-cell>
          <table:table-cell table:formula="of:=[NO_STORAGE_AVG.L6]/[BFMC_RS_AVG.L6]" office:value-type="string" office:string-value="" calcext:value-type="error">
            <text:p>#DIV/0!</text:p>
          </table:table-cell>
          <table:table-cell table:formula="of:=[NO_STORAGE_AVG.M6]/[BFMC_RS_AVG.M6]" office:value-type="float" office:value="2.96550331062643" calcext:value-type="float">
            <text:p>2,96550331062643</text:p>
          </table:table-cell>
          <table:table-cell table:formula="of:=[BFMC_RS_AVG.N6]/[NO_STORAGE_AVG.N6]" office:value-type="float" office:value="4.28004487836082" calcext:value-type="float">
            <text:p>4,28004487836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NO_STORAGE_AVG.C7]/[BFMC_RS_AVG.C7]" office:value-type="float" office:value="1" calcext:value-type="float">
            <text:p>1</text:p>
          </table:table-cell>
          <table:table-cell table:formula="of:=[NO_STORAGE_AVG.D7]/[BFMC_RS_AVG.D7]" office:value-type="float" office:value="1" calcext:value-type="float">
            <text:p>1</text:p>
          </table:table-cell>
          <table:table-cell table:formula="of:=[NO_STORAGE_AVG.E7]/[BFMC_RS_AVG.E7]" office:value-type="string" office:string-value="" calcext:value-type="error">
            <text:p>#DIV/0!</text:p>
          </table:table-cell>
          <table:table-cell table:formula="of:=[NO_STORAGE_AVG.F7]/[BFMC_RS_AVG.F7]" office:value-type="string" office:string-value="" calcext:value-type="error">
            <text:p>#DIV/0!</text:p>
          </table:table-cell>
          <table:table-cell table:formula="of:=[NO_STORAGE_AVG.G7]/[BFMC_RS_AVG.G7]" office:value-type="float" office:value="2" calcext:value-type="float">
            <text:p>2</text:p>
          </table:table-cell>
          <table:table-cell table:formula="of:=[NO_STORAGE_AVG.H7]/[BFMC_RS_AVG.H7]" office:value-type="float" office:value="0.0198863636363637" calcext:value-type="float">
            <text:p>0,019886363636364</text:p>
          </table:table-cell>
          <table:table-cell table:formula="of:=[NO_STORAGE_AVG.I7]/[BFMC_RS_AVG.I7]" office:value-type="float" office:value="10.0288826990427" calcext:value-type="float">
            <text:p>10,0288826990427</text:p>
          </table:table-cell>
          <table:table-cell table:formula="of:=[NO_STORAGE_AVG.J7]/[BFMC_RS_AVG.J7]" office:value-type="float" office:value="1.00333465216964" calcext:value-type="float">
            <text:p>1,00333465216964</text:p>
          </table:table-cell>
          <table:table-cell table:formula="of:=[NO_STORAGE_AVG.K7]/[BFMC_RS_AVG.K7]" office:value-type="float" office:value="3.99999999999999" calcext:value-type="float">
            <text:p>3,99999999999999</text:p>
          </table:table-cell>
          <table:table-cell table:formula="of:=[NO_STORAGE_AVG.L7]/[BFMC_RS_AVG.L7]" office:value-type="string" office:string-value="" calcext:value-type="error">
            <text:p>#DIV/0!</text:p>
          </table:table-cell>
          <table:table-cell table:formula="of:=[NO_STORAGE_AVG.M7]/[BFMC_RS_AVG.M7]" office:value-type="float" office:value="3.00862644706026" calcext:value-type="float">
            <text:p>3,00862644706026</text:p>
          </table:table-cell>
          <table:table-cell table:formula="of:=[BFMC_RS_AVG.N7]/[NO_STORAGE_AVG.N7]" office:value-type="float" office:value="5.97974414629924" calcext:value-type="float">
            <text:p>5,979744146299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NO_STORAGE_AVG.C8]/[BFMC_RS_AVG.C8]" office:value-type="float" office:value="1" calcext:value-type="float">
            <text:p>1</text:p>
          </table:table-cell>
          <table:table-cell table:formula="of:=[NO_STORAGE_AVG.D8]/[BFMC_RS_AVG.D8]" office:value-type="float" office:value="1" calcext:value-type="float">
            <text:p>1</text:p>
          </table:table-cell>
          <table:table-cell table:formula="of:=[NO_STORAGE_AVG.E8]/[BFMC_RS_AVG.E8]" office:value-type="string" office:string-value="" calcext:value-type="error">
            <text:p>#DIV/0!</text:p>
          </table:table-cell>
          <table:table-cell table:formula="of:=[NO_STORAGE_AVG.F8]/[BFMC_RS_AVG.F8]" office:value-type="string" office:string-value="" calcext:value-type="error">
            <text:p>#DIV/0!</text:p>
          </table:table-cell>
          <table:table-cell table:formula="of:=[NO_STORAGE_AVG.G8]/[BFMC_RS_AVG.G8]" office:value-type="float" office:value="0.333333333333334" calcext:value-type="float">
            <text:p>0,333333333333334</text:p>
          </table:table-cell>
          <table:table-cell table:formula="of:=[NO_STORAGE_AVG.H8]/[BFMC_RS_AVG.H8]" office:value-type="float" office:value="0.0127560881329726" calcext:value-type="float">
            <text:p>0,012756088132973</text:p>
          </table:table-cell>
          <table:table-cell table:formula="of:=[NO_STORAGE_AVG.I8]/[BFMC_RS_AVG.I8]" office:value-type="float" office:value="8.19974528751139" calcext:value-type="float">
            <text:p>8,19974528751139</text:p>
          </table:table-cell>
          <table:table-cell table:formula="of:=[NO_STORAGE_AVG.J8]/[BFMC_RS_AVG.J8]" office:value-type="float" office:value="1.00321549627208" calcext:value-type="float">
            <text:p>1,00321549627208</text:p>
          </table:table-cell>
          <table:table-cell table:formula="of:=[NO_STORAGE_AVG.K8]/[BFMC_RS_AVG.K8]" office:value-type="float" office:value="4" calcext:value-type="float">
            <text:p>4</text:p>
          </table:table-cell>
          <table:table-cell table:formula="of:=[NO_STORAGE_AVG.L8]/[BFMC_RS_AVG.L8]" office:value-type="string" office:string-value="" calcext:value-type="error">
            <text:p>#DIV/0!</text:p>
          </table:table-cell>
          <table:table-cell table:formula="of:=[NO_STORAGE_AVG.M8]/[BFMC_RS_AVG.M8]" office:value-type="float" office:value="3.10749345816489" calcext:value-type="float">
            <text:p>3,10749345816489</text:p>
          </table:table-cell>
          <table:table-cell table:formula="of:=[BFMC_RS_AVG.N8]/[NO_STORAGE_AVG.N8]" office:value-type="float" office:value="6.95818673412901" calcext:value-type="float">
            <text:p>6,95818673412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NO_STORAGE_AVG.C9]/[BFMC_RS_AVG.C9]" office:value-type="float" office:value="1" calcext:value-type="float">
            <text:p>1</text:p>
          </table:table-cell>
          <table:table-cell table:formula="of:=[NO_STORAGE_AVG.D9]/[BFMC_RS_AVG.D9]" office:value-type="float" office:value="1" calcext:value-type="float">
            <text:p>1</text:p>
          </table:table-cell>
          <table:table-cell table:formula="of:=[NO_STORAGE_AVG.E9]/[BFMC_RS_AVG.E9]" office:value-type="string" office:string-value="" calcext:value-type="error">
            <text:p>#DIV/0!</text:p>
          </table:table-cell>
          <table:table-cell table:formula="of:=[NO_STORAGE_AVG.F9]/[BFMC_RS_AVG.F9]" office:value-type="string" office:string-value="" calcext:value-type="error">
            <text:p>#DIV/0!</text:p>
          </table:table-cell>
          <table:table-cell table:formula="of:=[NO_STORAGE_AVG.G9]/[BFMC_RS_AVG.G9]" office:value-type="float" office:value="0.666666666666667" calcext:value-type="float">
            <text:p>0,666666666666667</text:p>
          </table:table-cell>
          <table:table-cell table:formula="of:=[NO_STORAGE_AVG.H9]/[BFMC_RS_AVG.H9]" office:value-type="float" office:value="0.0241356816699282" calcext:value-type="float">
            <text:p>0,024135681669928</text:p>
          </table:table-cell>
          <table:table-cell table:formula="of:=[NO_STORAGE_AVG.I9]/[BFMC_RS_AVG.I9]" office:value-type="float" office:value="7.38169734553668" calcext:value-type="float">
            <text:p>7,38169734553668</text:p>
          </table:table-cell>
          <table:table-cell table:formula="of:=[NO_STORAGE_AVG.J9]/[BFMC_RS_AVG.J9]" office:value-type="float" office:value="1.00307377338816" calcext:value-type="float">
            <text:p>1,00307377338816</text:p>
          </table:table-cell>
          <table:table-cell table:formula="of:=[NO_STORAGE_AVG.K9]/[BFMC_RS_AVG.K9]" office:value-type="float" office:value="4" calcext:value-type="float">
            <text:p>4</text:p>
          </table:table-cell>
          <table:table-cell table:formula="of:=[NO_STORAGE_AVG.L9]/[BFMC_RS_AVG.L9]" office:value-type="string" office:string-value="" calcext:value-type="error">
            <text:p>#DIV/0!</text:p>
          </table:table-cell>
          <table:table-cell table:formula="of:=[NO_STORAGE_AVG.M9]/[BFMC_RS_AVG.M9]" office:value-type="float" office:value="3.15765037228544" calcext:value-type="float">
            <text:p>3,15765037228544</text:p>
          </table:table-cell>
          <table:table-cell table:formula="of:=[BFMC_RS_AVG.N9]/[NO_STORAGE_AVG.N9]" office:value-type="float" office:value="4.23266808716038" calcext:value-type="float">
            <text:p>4,23266808716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NO_STORAGE_AVG.C10]/[BFMC_RS_AVG.C10]" office:value-type="float" office:value="1.01205136946095" calcext:value-type="float">
            <text:p>1,01205136946095</text:p>
          </table:table-cell>
          <table:table-cell table:formula="of:=[NO_STORAGE_AVG.D10]/[BFMC_RS_AVG.D10]" office:value-type="float" office:value="0.982278481012656" calcext:value-type="float">
            <text:p>0,982278481012656</text:p>
          </table:table-cell>
          <table:table-cell table:formula="of:=[NO_STORAGE_AVG.E10]/[BFMC_RS_AVG.E10]" office:value-type="string" office:string-value="" calcext:value-type="error">
            <text:p>#DIV/0!</text:p>
          </table:table-cell>
          <table:table-cell table:formula="of:=[NO_STORAGE_AVG.F10]/[BFMC_RS_AVG.F10]" office:value-type="string" office:string-value="" calcext:value-type="error">
            <text:p>#DIV/0!</text:p>
          </table:table-cell>
          <table:table-cell table:formula="of:=[NO_STORAGE_AVG.G10]/[BFMC_RS_AVG.G10]" office:value-type="float" office:value="0.0517241379310344" calcext:value-type="float">
            <text:p>0,051724137931035</text:p>
          </table:table-cell>
          <table:table-cell table:formula="of:=[NO_STORAGE_AVG.H10]/[BFMC_RS_AVG.H10]" office:value-type="float" office:value="0.00168931325743665" calcext:value-type="float">
            <text:p>0,001689313257437</text:p>
          </table:table-cell>
          <table:table-cell table:formula="of:=[NO_STORAGE_AVG.I10]/[BFMC_RS_AVG.I10]" office:value-type="float" office:value="7.1078314827068" calcext:value-type="float">
            <text:p>7,1078314827068</text:p>
          </table:table-cell>
          <table:table-cell table:formula="of:=[NO_STORAGE_AVG.J10]/[BFMC_RS_AVG.J10]" office:value-type="float" office:value="0.985302222467578" calcext:value-type="float">
            <text:p>0,985302222467578</text:p>
          </table:table-cell>
          <table:table-cell table:formula="of:=[NO_STORAGE_AVG.K10]/[BFMC_RS_AVG.K10]" office:value-type="float" office:value="3.92854971817915" calcext:value-type="float">
            <text:p>3,92854971817915</text:p>
          </table:table-cell>
          <table:table-cell table:formula="of:=[NO_STORAGE_AVG.L10]/[BFMC_RS_AVG.L10]" office:value-type="string" office:string-value="" calcext:value-type="error">
            <text:p>#DIV/0!</text:p>
          </table:table-cell>
          <table:table-cell table:formula="of:=[NO_STORAGE_AVG.M10]/[BFMC_RS_AVG.M10]" office:value-type="float" office:value="3.13382477189022" calcext:value-type="float">
            <text:p>3,13382477189022</text:p>
          </table:table-cell>
          <table:table-cell table:formula="of:=[BFMC_RS_AVG.N10]/[NO_STORAGE_AVG.N10]" office:value-type="float" office:value="52.02714649814" calcext:value-type="float">
            <text:p>52,02714649814</text:p>
          </table:table-cell>
        </table:table-row>
        <table:table-row table:style-name="ro1">
          <table:table-cell table:number-columns-repeated="12"/>
          <table:table-cell table:formula="of:=[NO_STORAGE_AVG.M11]/[BFMC_RS_AVG.M11]" office:value-type="float" office:value="2.02236162721718" calcext:value-type="float">
            <text:p>2,02236162721718</text:p>
          </table:table-cell>
          <table:table-cell table:formula="of:=[BFMC_RS_AVG.N11]/[NO_STORAGE_AVG.N11]" office:value-type="float" office:value="7577.80431846745" calcext:value-type="float">
            <text:p>7577,80431846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2:24:25.216110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9T12:45:52.205231107</dc:date>
    <meta:editing-duration>PT11H23M42S</meta:editing-duration>
    <meta:editing-cycles>251</meta:editing-cycles>
    <meta:generator>LibreOffice/5.2.4.2.1$Linux_X86_64 LibreOffice_project/20m0$Build-2</meta:generator>
    <meta:document-statistic meta:table-count="14" meta:cell-count="9959" meta:object-count="0"/>
  </office:meta>
</office:document-meta>
</file>